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>
      <style:table-cell-properties style:rotation-align="none"/>
    </style:style>
    <style:style style:name="ce2" style:family="table-cell" style:parent-style-name="Default" style:data-style-name="N114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HISTORICO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X_NOME_PACIENTE</text:p>
          </table:table-cell>
          <table:table-cell office:value-type="string" calcext:value-type="string">
            <text:p>TX_DT_EMISSAO</text:p>
          </table:table-cell>
          <table:table-cell office:value-type="string" calcext:value-type="string">
            <text:p>TX_DT_HISTORICO</text:p>
          </table:table-cell>
          <table:table-cell office:value-type="string" calcext:value-type="string">
            <text:p>TX_EXECUTANTE</text:p>
          </table:table-cell>
          <table:table-cell office:value-type="string" calcext:value-type="string">
            <text:p>TX_REGIAO</text:p>
          </table:table-cell>
          <table:table-cell office:value-type="string" calcext:value-type="string">
            <text:p>TX_FACES</text:p>
          </table:table-cell>
          <table:table-cell office:value-type="string" calcext:value-type="string">
            <text:p>CD_PROCEDIMENTO</text:p>
          </table:table-cell>
          <table:table-cell office:value-type="string" calcext:value-type="string">
            <text:p>TX_DESCRICAO</text:p>
          </table:table-cell>
          <table:table-cell office:value-type="string" calcext:value-type="string">
            <text:p>ID_PACIENTE</text:p>
          </table:table-cell>
          <table:table-cell office:value-type="string" calcext:value-type="string">
            <text:p>ID_CONTA_REGISTRO</text:p>
          </table:table-cell>
          <table:table-cell office:value-type="string" calcext:value-type="string">
            <text:p>FL_ATIVO</text:p>
          </table:table-cell>
          <table:table-cell office:value-type="string" calcext:value-type="string">
            <text:p>DT_HISTORIC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na da Roch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7-10" calcext:value-type="date">
            <text:p>10/7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2000832" calcext:value-type="float">
            <text:p>82000832</text:p>
          </table:table-cell>
          <table:table-cell office:value-type="string" calcext:value-type="string">
            <text:p>Exodontia de permanente por indicação ortodôntica/protética</text:p>
          </table:table-cell>
          <table:table-cell office:value-type="float" office:value="7938553" calcext:value-type="float">
            <text:p>7938553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7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na da Roch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7-10" calcext:value-type="date">
            <text:p>10/7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2000832" calcext:value-type="float">
            <text:p>82000832</text:p>
          </table:table-cell>
          <table:table-cell office:value-type="string" calcext:value-type="string">
            <text:p>Exodontia de permanente por indicação ortodôntica/protética</text:p>
          </table:table-cell>
          <table:table-cell office:value-type="float" office:value="7938553" calcext:value-type="float">
            <text:p>7938553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7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na da Roch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7-10" calcext:value-type="date">
            <text:p>10/7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2000832" calcext:value-type="float">
            <text:p>82000832</text:p>
          </table:table-cell>
          <table:table-cell office:value-type="string" calcext:value-type="string">
            <text:p>Exodontia de permanente por indicação ortodôntica/protética</text:p>
          </table:table-cell>
          <table:table-cell office:value-type="float" office:value="7938553" calcext:value-type="float">
            <text:p>7938553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7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na da Roch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0" calcext:value-type="date">
            <text:p>10/12/2020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18,14,ris,28,34,38</text:p>
          </table:table-cell>
          <table:table-cell/>
          <table:table-cell office:value-type="float" office:value="81000421" calcext:value-type="float">
            <text:p>81000421</text:p>
          </table:table-cell>
          <table:table-cell office:value-type="string" calcext:value-type="string">
            <text:p>Radiografia periapical</text:p>
          </table:table-cell>
          <table:table-cell office:value-type="float" office:value="7938553" calcext:value-type="float">
            <text:p>7938553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2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villa Cristin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23" calcext:value-type="date">
            <text:p>23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5400262" calcext:value-type="float">
            <text:p>85400262</text:p>
          </table:table-cell>
          <table:table-cell office:value-type="string" calcext:value-type="string">
            <text:p>Pino de fibra de vidro</text:p>
          </table:table-cell>
          <table:table-cell office:value-type="float" office:value="7939578" calcext:value-type="float">
            <text:p>7939578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1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villa Cristin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03" calcext:value-type="date">
            <text:p>3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DM</text:p>
          </table:table-cell>
          <table:table-cell office:value-type="float" office:value="85100153" calcext:value-type="float">
            <text:p>85100153</text:p>
          </table:table-cell>
          <table:table-cell office:value-type="string" calcext:value-type="string">
            <text:p>Restauração em ionômero de vidro - 3 faces</text:p>
          </table:table-cell>
          <table:table-cell office:value-type="float" office:value="7939578" calcext:value-type="float">
            <text:p>7939578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2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lita Ros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1000421" calcext:value-type="float">
            <text:p>81000421</text:p>
          </table:table-cell>
          <table:table-cell office:value-type="string" calcext:value-type="string">
            <text:p>Radiografia periapical</text:p>
          </table:table-cell>
          <table:table-cell office:value-type="float" office:value="9694260" calcext:value-type="float">
            <text:p>9694260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silina da Luz Fagund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bastiana Nunes Moura Vi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.45" calcext:value-type="float">
            <text:p>13,45</text:p>
          </table:table-cell>
          <table:table-cell/>
          <table:table-cell office:value-type="float" office:value="99000011" calcext:value-type="float">
            <text:p>99000011</text:p>
          </table:table-cell>
          <table:table-cell office:value-type="string" calcext:value-type="string">
            <text:p>Finalização: Raio X</text:p>
          </table:table-cell>
          <table:table-cell office:value-type="float" office:value="10432526" calcext:value-type="float">
            <text:p>10432526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bastiana Nunes Moura Vi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.45" calcext:value-type="float">
            <text:p>13,45</text:p>
          </table:table-cell>
          <table:table-cell/>
          <table:table-cell office:value-type="float" office:value="99000011" calcext:value-type="float">
            <text:p>99000011</text:p>
          </table:table-cell>
          <table:table-cell office:value-type="string" calcext:value-type="string">
            <text:p>Finalização: Raio X</text:p>
          </table:table-cell>
          <table:table-cell office:value-type="float" office:value="10432526" calcext:value-type="float">
            <text:p>10432526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bastiana Nunes Moura Vi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.45" calcext:value-type="float">
            <text:p>13,45</text:p>
          </table:table-cell>
          <table:table-cell/>
          <table:table-cell office:value-type="float" office:value="99000011" calcext:value-type="float">
            <text:p>99000011</text:p>
          </table:table-cell>
          <table:table-cell office:value-type="string" calcext:value-type="string">
            <text:p>Finalização: Raio X</text:p>
          </table:table-cell>
          <table:table-cell office:value-type="float" office:value="10432526" calcext:value-type="float">
            <text:p>10432526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abriel Ferreira Cunh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24" calcext:value-type="date">
            <text:p>24/5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1484651" calcext:value-type="float">
            <text:p>11484651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5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ka Lorranny Rocha Chaga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17" calcext:value-type="date">
            <text:p>17/11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2816080" calcext:value-type="float">
            <text:p>12816080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1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dis Viniciu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0-19" calcext:value-type="date">
            <text:p>19/10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54000841" calcext:value-type="float">
            <text:p>854000841</text:p>
          </table:table-cell>
          <table:table-cell office:value-type="string" calcext:value-type="string">
            <text:p>Coroa Resina Composta provisoria</text:p>
          </table:table-cell>
          <table:table-cell office:value-type="float" office:value="7416579" calcext:value-type="float">
            <text:p>741657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0-1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dis Viniciu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0-19" calcext:value-type="date">
            <text:p>19/10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V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Restauração em resina fotopolimerizável 2 faces</text:p>
          </table:table-cell>
          <table:table-cell office:value-type="float" office:value="7416579" calcext:value-type="float">
            <text:p>741657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0-1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ébora Batista Ver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0" calcext:value-type="date">
            <text:p>10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cervical</text:p>
          </table:table-cell>
          <table:table-cell office:value-type="float" office:value="7903981" calcext:value-type="float">
            <text:p>790398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ébora Batista Ver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04" calcext:value-type="date">
            <text:p>4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7903981" calcext:value-type="float">
            <text:p>790398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0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ébora Batista Ver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03" calcext:value-type="date">
            <text:p>3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7903981" calcext:value-type="float">
            <text:p>790398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ébora Batista Ver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04" calcext:value-type="date">
            <text:p>4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7903981" calcext:value-type="float">
            <text:p>790398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0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ébora Batista Ver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04" calcext:value-type="date">
            <text:p>4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7903981" calcext:value-type="float">
            <text:p>790398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0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ébora Batista Ver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01" calcext:value-type="date">
            <text:p>1/12/2020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Raspagem para toda a boca</text:p>
          </table:table-cell>
          <table:table-cell office:value-type="float" office:value="7903981" calcext:value-type="float">
            <text:p>790398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vana da Penha Xavier Faleiro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04" calcext:value-type="date">
            <text:p>4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Exodontia simples de permanente</text:p>
          </table:table-cell>
          <table:table-cell office:value-type="float" office:value="7910554" calcext:value-type="float">
            <text:p>791055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0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vana da Penha Xavier Faleiro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04" calcext:value-type="date">
            <text:p>4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2001294" calcext:value-type="float">
            <text:p>82001294</text:p>
          </table:table-cell>
          <table:table-cell office:value-type="string" calcext:value-type="string">
            <text:p>Remoção de dentes semi-inclusos / impactados</text:p>
          </table:table-cell>
          <table:table-cell office:value-type="float" office:value="7910554" calcext:value-type="float">
            <text:p>791055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0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vana da Penha Xavier Faleiro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19" calcext:value-type="date">
            <text:p>19/11/2020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Raspagem para toda a boca</text:p>
          </table:table-cell>
          <table:table-cell office:value-type="float" office:value="7910554" calcext:value-type="float">
            <text:p>791055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1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vana da Penha Xavier Faleiro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20" calcext:value-type="date">
            <text:p>20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Restauração em resina fotopolimerizável 2 faces</text:p>
          </table:table-cell>
          <table:table-cell office:value-type="float" office:value="7910554" calcext:value-type="float">
            <text:p>791055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2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vana da Penha Xavier Faleiro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20" calcext:value-type="date">
            <text:p>20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7910554" calcext:value-type="float">
            <text:p>791055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2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enice Simões Machad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07" calcext:value-type="date">
            <text:p>7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Exodontia simples de permanente</text:p>
          </table:table-cell>
          <table:table-cell office:value-type="float" office:value="7915577" calcext:value-type="float">
            <text:p>791557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0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enice Simões Machad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07" calcext:value-type="date">
            <text:p>7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2001294" calcext:value-type="float">
            <text:p>82001294</text:p>
          </table:table-cell>
          <table:table-cell office:value-type="string" calcext:value-type="string">
            <text:p>Remoção de dentes semi-inclusos / impactados</text:p>
          </table:table-cell>
          <table:table-cell office:value-type="float" office:value="7915577" calcext:value-type="float">
            <text:p>791557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0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enice Simões Machad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13" calcext:value-type="date">
            <text:p>13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</text:p>
          </table:table-cell>
          <table:table-cell office:value-type="float" office:value="99000079" calcext:value-type="float">
            <text:p>99000079</text:p>
          </table:table-cell>
          <table:table-cell office:value-type="string" calcext:value-type="string">
            <text:p>Restauração DO</text:p>
          </table:table-cell>
          <table:table-cell office:value-type="float" office:value="7915577" calcext:value-type="float">
            <text:p>791557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1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enice Simões Machad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24" calcext:value-type="date">
            <text:p>24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O</text:p>
          </table:table-cell>
          <table:table-cell office:value-type="float" office:value="99000078" calcext:value-type="float">
            <text:p>99000078</text:p>
          </table:table-cell>
          <table:table-cell office:value-type="string" calcext:value-type="string">
            <text:p>Restauração MO</text:p>
          </table:table-cell>
          <table:table-cell office:value-type="float" office:value="7915577" calcext:value-type="float">
            <text:p>791557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enice Simões Machad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24" calcext:value-type="date">
            <text:p>24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7915577" calcext:value-type="float">
            <text:p>791557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enice Simões Machad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03" calcext:value-type="date">
            <text:p>3/11/2020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Raspagem para toda a boca</text:p>
          </table:table-cell>
          <table:table-cell office:value-type="float" office:value="7915577" calcext:value-type="float">
            <text:p>791557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enice Simões Machad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03" calcext:value-type="date">
            <text:p>3/11/2020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8" calcext:value-type="float">
            <text:p>99000028</text:p>
          </table:table-cell>
          <table:table-cell office:value-type="string" calcext:value-type="string">
            <text:p>Ensino de higiene oral</text:p>
          </table:table-cell>
          <table:table-cell office:value-type="float" office:value="7915577" calcext:value-type="float">
            <text:p>791557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vi Dias da Roch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07" calcext:value-type="date">
            <text:p>7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3000089" calcext:value-type="float">
            <text:p>83000089</text:p>
          </table:table-cell>
          <table:table-cell office:value-type="string" calcext:value-type="string">
            <text:p>Exodontia simples de decíduo</text:p>
          </table:table-cell>
          <table:table-cell office:value-type="float" office:value="7918754" calcext:value-type="float">
            <text:p>791875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0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vi Dias da Roch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07" calcext:value-type="date">
            <text:p>7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O</text:p>
          </table:table-cell>
          <table:table-cell office:value-type="float" office:value="85200085" calcext:value-type="float">
            <text:p>85200085</text:p>
          </table:table-cell>
          <table:table-cell office:value-type="string" calcext:value-type="string">
            <text:p>Restauração temporária / tratamento expectante</text:p>
          </table:table-cell>
          <table:table-cell office:value-type="float" office:value="7918754" calcext:value-type="float">
            <text:p>791875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0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vi Dias da Roch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30" calcext:value-type="date">
            <text:p>30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O</text:p>
          </table:table-cell>
          <table:table-cell office:value-type="float" office:value="85200085" calcext:value-type="float">
            <text:p>85200085</text:p>
          </table:table-cell>
          <table:table-cell office:value-type="string" calcext:value-type="string">
            <text:p>Restauração temporária / tratamento expectante</text:p>
          </table:table-cell>
          <table:table-cell office:value-type="float" office:value="7918754" calcext:value-type="float">
            <text:p>791875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3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vi Dias da Roch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30" calcext:value-type="date">
            <text:p>30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Restauração em resina oclusal extensa</text:p>
          </table:table-cell>
          <table:table-cell office:value-type="float" office:value="7918754" calcext:value-type="float">
            <text:p>791875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3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vi Dias da Roch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16" calcext:value-type="date">
            <text:p>16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O</text:p>
          </table:table-cell>
          <table:table-cell office:value-type="float" office:value="85100226" calcext:value-type="float">
            <text:p>85100226</text:p>
          </table:table-cell>
          <table:table-cell office:value-type="string" calcext:value-type="string">
            <text:p>Restauração em resina oclusal-proximal</text:p>
          </table:table-cell>
          <table:table-cell office:value-type="float" office:value="7918754" calcext:value-type="float">
            <text:p>791875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1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vi Dias da Roch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16" calcext:value-type="date">
            <text:p>16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float" office:value="85200085" calcext:value-type="float">
            <text:p>85200085</text:p>
          </table:table-cell>
          <table:table-cell office:value-type="string" calcext:value-type="string">
            <text:p>Restauração temporária / tratamento expectante</text:p>
          </table:table-cell>
          <table:table-cell office:value-type="float" office:value="7918754" calcext:value-type="float">
            <text:p>791875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1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vi Dias da Roch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13" calcext:value-type="date">
            <text:p>13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</text:p>
          </table:table-cell>
          <table:table-cell office:value-type="float" office:value="85200085" calcext:value-type="float">
            <text:p>85200085</text:p>
          </table:table-cell>
          <table:table-cell office:value-type="string" calcext:value-type="string">
            <text:p>Restauração temporária / tratamento expectante</text:p>
          </table:table-cell>
          <table:table-cell office:value-type="float" office:value="7918754" calcext:value-type="float">
            <text:p>791875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1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vi Dias da Roch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13" calcext:value-type="date">
            <text:p>13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</text:p>
          </table:table-cell>
          <table:table-cell office:value-type="float" office:value="85200085" calcext:value-type="float">
            <text:p>85200085</text:p>
          </table:table-cell>
          <table:table-cell office:value-type="string" calcext:value-type="string">
            <text:p>Restauração temporária / tratamento expectante</text:p>
          </table:table-cell>
          <table:table-cell office:value-type="float" office:value="7918754" calcext:value-type="float">
            <text:p>791875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1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vi Dias da Roch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11" calcext:value-type="date">
            <text:p>11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</text:p>
          </table:table-cell>
          <table:table-cell office:value-type="float" office:value="85200085" calcext:value-type="float">
            <text:p>85200085</text:p>
          </table:table-cell>
          <table:table-cell office:value-type="string" calcext:value-type="string">
            <text:p>Restauração temporária / tratamento expectante</text:p>
          </table:table-cell>
          <table:table-cell office:value-type="float" office:value="7918754" calcext:value-type="float">
            <text:p>791875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1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vi Dias da Roch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11" calcext:value-type="date">
            <text:p>11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I</text:p>
          </table:table-cell>
          <table:table-cell office:value-type="float" office:value="85200085" calcext:value-type="float">
            <text:p>85200085</text:p>
          </table:table-cell>
          <table:table-cell office:value-type="string" calcext:value-type="string">
            <text:p>Restauração temporária / tratamento expectante</text:p>
          </table:table-cell>
          <table:table-cell office:value-type="float" office:value="7918754" calcext:value-type="float">
            <text:p>791875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1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vi Dias da Roch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11" calcext:value-type="date">
            <text:p>11/11/2020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Profilaxia</text:p>
          </table:table-cell>
          <table:table-cell office:value-type="float" office:value="7918754" calcext:value-type="float">
            <text:p>791875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1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ébora Batista Ver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0" calcext:value-type="date">
            <text:p>10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cervical</text:p>
          </table:table-cell>
          <table:table-cell office:value-type="float" office:value="7903981" calcext:value-type="float">
            <text:p>790398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ébora Batista Ver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0" calcext:value-type="date">
            <text:p>10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cervical</text:p>
          </table:table-cell>
          <table:table-cell office:value-type="float" office:value="7903981" calcext:value-type="float">
            <text:p>790398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na da Roch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7-10" calcext:value-type="date">
            <text:p>10/7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2000832" calcext:value-type="float">
            <text:p>82000832</text:p>
          </table:table-cell>
          <table:table-cell office:value-type="string" calcext:value-type="string">
            <text:p>Exodontia de permanente por indicação ortodôntica/protética</text:p>
          </table:table-cell>
          <table:table-cell office:value-type="float" office:value="7938553" calcext:value-type="float">
            <text:p>793855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7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na da Roch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7-10" calcext:value-type="date">
            <text:p>10/7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7938553" calcext:value-type="float">
            <text:p>793855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7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na da Roch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7-10" calcext:value-type="date">
            <text:p>10/7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5200166" calcext:value-type="float">
            <text:p>85200166</text:p>
          </table:table-cell>
          <table:table-cell office:value-type="string" calcext:value-type="string">
            <text:p>Tratamento endodôntico unirradicular</text:p>
          </table:table-cell>
          <table:table-cell office:value-type="float" office:value="7938553" calcext:value-type="float">
            <text:p>793855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7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na da Roch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0" calcext:value-type="date">
            <text:p>10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DO</text:p>
          </table:table-cell>
          <table:table-cell office:value-type="float" office:value="85100218" calcext:value-type="float">
            <text:p>85100218</text:p>
          </table:table-cell>
          <table:table-cell office:value-type="string" calcext:value-type="string">
            <text:p>Restauração em resina fotopolimerizável 3 faces</text:p>
          </table:table-cell>
          <table:table-cell office:value-type="float" office:value="7938553" calcext:value-type="float">
            <text:p>793855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na da Roch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7-10" calcext:value-type="date">
            <text:p>10/7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7938553" calcext:value-type="float">
            <text:p>793855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7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na da Roch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7-10" calcext:value-type="date">
            <text:p>10/7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M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Restauração em resina fotopolimerizável 2 faces</text:p>
          </table:table-cell>
          <table:table-cell office:value-type="float" office:value="7938553" calcext:value-type="float">
            <text:p>793855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7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na da Roch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12" calcext:value-type="date">
            <text:p>12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5400262" calcext:value-type="float">
            <text:p>85400262</text:p>
          </table:table-cell>
          <table:table-cell office:value-type="string" calcext:value-type="string">
            <text:p>Pino pré fabricado</text:p>
          </table:table-cell>
          <table:table-cell office:value-type="float" office:value="7938553" calcext:value-type="float">
            <text:p>793855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na da Roch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10" calcext:value-type="date">
            <text:p>10/11/2020</text:p>
          </table:table-cell>
          <table:table-cell office:value-type="string" calcext:value-type="string">
            <text:p>EA Servicos Odontologicos Eireli</text:p>
          </table:table-cell>
          <table:table-cell table:style-name="ce2" office:value-type="date" office:date-value="2021-12-01" calcext:value-type="date">
            <text:p>dez/21</text:p>
          </table:table-cell>
          <table:table-cell/>
          <table:table-cell office:value-type="float" office:value="85400084" calcext:value-type="float">
            <text:p>85400084</text:p>
          </table:table-cell>
          <table:table-cell office:value-type="string" calcext:value-type="string">
            <text:p>Coroa provisória sem pino</text:p>
          </table:table-cell>
          <table:table-cell office:value-type="float" office:value="7938553" calcext:value-type="float">
            <text:p>793855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na da Roch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17" calcext:value-type="date">
            <text:p>17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5400114" calcext:value-type="float">
            <text:p>85400114</text:p>
          </table:table-cell>
          <table:table-cell office:value-type="string" calcext:value-type="string">
            <text:p>Coroa total em cerômero</text:p>
          </table:table-cell>
          <table:table-cell office:value-type="float" office:value="7938553" calcext:value-type="float">
            <text:p>793855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na da Roch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17" calcext:value-type="date">
            <text:p>17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5400114" calcext:value-type="float">
            <text:p>85400114</text:p>
          </table:table-cell>
          <table:table-cell office:value-type="string" calcext:value-type="string">
            <text:p>Coroa total em cerômero</text:p>
          </table:table-cell>
          <table:table-cell office:value-type="float" office:value="7938553" calcext:value-type="float">
            <text:p>793855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na da Roch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17" calcext:value-type="date">
            <text:p>17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5400114" calcext:value-type="float">
            <text:p>85400114</text:p>
          </table:table-cell>
          <table:table-cell office:value-type="string" calcext:value-type="string">
            <text:p>Coroa total em cerômero</text:p>
          </table:table-cell>
          <table:table-cell office:value-type="float" office:value="7938553" calcext:value-type="float">
            <text:p>793855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villa Cristin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24" calcext:value-type="date">
            <text:p>24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5400211" calcext:value-type="float">
            <text:p>85400211</text:p>
          </table:table-cell>
          <table:table-cell office:value-type="string" calcext:value-type="string">
            <text:p>Núcleo de preenchimento</text:p>
          </table:table-cell>
          <table:table-cell office:value-type="float" office:value="7939578" calcext:value-type="float">
            <text:p>793957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villa Cristin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23" calcext:value-type="date">
            <text:p>23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5400262" calcext:value-type="float">
            <text:p>85400262</text:p>
          </table:table-cell>
          <table:table-cell office:value-type="string" calcext:value-type="string">
            <text:p>Pino de fibra de vidro</text:p>
          </table:table-cell>
          <table:table-cell office:value-type="float" office:value="7939578" calcext:value-type="float">
            <text:p>793957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villa Cristin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23" calcext:value-type="date">
            <text:p>23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1000421" calcext:value-type="float">
            <text:p>81000421</text:p>
          </table:table-cell>
          <table:table-cell office:value-type="string" calcext:value-type="string">
            <text:p>Radiografia periapical</text:p>
          </table:table-cell>
          <table:table-cell office:value-type="float" office:value="7939578" calcext:value-type="float">
            <text:p>793957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villa Cristin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0" calcext:value-type="date">
            <text:p>10/12/2020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Raspagem para toda a boca</text:p>
          </table:table-cell>
          <table:table-cell office:value-type="float" office:value="7939578" calcext:value-type="float">
            <text:p>793957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villa Cristin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03" calcext:value-type="date">
            <text:p>3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5100188" calcext:value-type="float">
            <text:p>85100188</text:p>
          </table:table-cell>
          <table:table-cell office:value-type="string" calcext:value-type="string">
            <text:p>Restauração em resina (indireta) - onlay</text:p>
          </table:table-cell>
          <table:table-cell office:value-type="float" office:value="7939578" calcext:value-type="float">
            <text:p>793957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villa Cristin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0" calcext:value-type="date">
            <text:p>10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5400084" calcext:value-type="float">
            <text:p>85400084</text:p>
          </table:table-cell>
          <table:table-cell office:value-type="string" calcext:value-type="string">
            <text:p>Coroa provisória sem pino</text:p>
          </table:table-cell>
          <table:table-cell office:value-type="float" office:value="7939578" calcext:value-type="float">
            <text:p>793957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villa Cristin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09" calcext:value-type="date">
            <text:p>9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5400106" calcext:value-type="float">
            <text:p>85400106</text:p>
          </table:table-cell>
          <table:table-cell office:value-type="string" calcext:value-type="string">
            <text:p>Coroa total em Emax</text:p>
          </table:table-cell>
          <table:table-cell office:value-type="float" office:value="7939578" calcext:value-type="float">
            <text:p>793957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0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villa Cristin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03" calcext:value-type="date">
            <text:p>3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DM</text:p>
          </table:table-cell>
          <table:table-cell office:value-type="float" office:value="851002180" calcext:value-type="float">
            <text:p>851002180</text:p>
          </table:table-cell>
          <table:table-cell office:value-type="string" calcext:value-type="string">
            <text:p>Restauração em resina fotopolimerizável 3 faces</text:p>
          </table:table-cell>
          <table:table-cell office:value-type="float" office:value="7939578" calcext:value-type="float">
            <text:p>793957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villa Cristin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04" calcext:value-type="date">
            <text:p>4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office:value-type="float" office:value="85100218" calcext:value-type="float">
            <text:p>85100218</text:p>
          </table:table-cell>
          <table:table-cell office:value-type="string" calcext:value-type="string">
            <text:p>Restauração em resina proximal</text:p>
          </table:table-cell>
          <table:table-cell office:value-type="float" office:value="7939578" calcext:value-type="float">
            <text:p>793957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0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villa Cristin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04" calcext:value-type="date">
            <text:p>4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</text:p>
          </table:table-cell>
          <table:table-cell office:value-type="float" office:value="85100218" calcext:value-type="float">
            <text:p>85100218</text:p>
          </table:table-cell>
          <table:table-cell office:value-type="string" calcext:value-type="string">
            <text:p>Restauração em resina proximal</text:p>
          </table:table-cell>
          <table:table-cell office:value-type="float" office:value="7939578" calcext:value-type="float">
            <text:p>793957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0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villa Cristin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0" calcext:value-type="date">
            <text:p>10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Restauração</text:p>
          </table:table-cell>
          <table:table-cell office:value-type="float" office:value="7939578" calcext:value-type="float">
            <text:p>793957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villa Cristin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0" calcext:value-type="date">
            <text:p>10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85100218" calcext:value-type="float">
            <text:p>85100218</text:p>
          </table:table-cell>
          <table:table-cell office:value-type="string" calcext:value-type="string">
            <text:p>Restauração em resina proximal</text:p>
          </table:table-cell>
          <table:table-cell office:value-type="float" office:value="7939578" calcext:value-type="float">
            <text:p>793957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villa Cristin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0" calcext:value-type="date">
            <text:p>10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5100064" calcext:value-type="float">
            <text:p>85100064</text:p>
          </table:table-cell>
          <table:table-cell office:value-type="string" calcext:value-type="string">
            <text:p>Faceta direta em resina fotopolimerizável</text:p>
          </table:table-cell>
          <table:table-cell office:value-type="float" office:value="7939578" calcext:value-type="float">
            <text:p>793957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isiane José da Cos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0" calcext:value-type="date">
            <text:p>10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Restauração</text:p>
          </table:table-cell>
          <table:table-cell office:value-type="float" office:value="7939870" calcext:value-type="float">
            <text:p>793987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isiane José da Cos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0" calcext:value-type="date">
            <text:p>10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Restauração</text:p>
          </table:table-cell>
          <table:table-cell office:value-type="float" office:value="7939870" calcext:value-type="float">
            <text:p>793987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isiane José da Cos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09" calcext:value-type="date">
            <text:p>9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2000816" calcext:value-type="float">
            <text:p>82000816</text:p>
          </table:table-cell>
          <table:table-cell office:value-type="string" calcext:value-type="string">
            <text:p>Exodontia a retalho</text:p>
          </table:table-cell>
          <table:table-cell office:value-type="float" office:value="7939870" calcext:value-type="float">
            <text:p>793987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0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fales Balbino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09" calcext:value-type="date">
            <text:p>9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Restauração</text:p>
          </table:table-cell>
          <table:table-cell office:value-type="float" office:value="7939907" calcext:value-type="float">
            <text:p>793990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0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fales Balbino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0" calcext:value-type="date">
            <text:p>10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O</text:p>
          </table:table-cell>
          <table:table-cell office:value-type="float" office:value="85100226" calcext:value-type="float">
            <text:p>85100226</text:p>
          </table:table-cell>
          <table:table-cell office:value-type="string" calcext:value-type="string">
            <text:p>Restauração em resina oclusal-proximal</text:p>
          </table:table-cell>
          <table:table-cell office:value-type="float" office:value="7939907" calcext:value-type="float">
            <text:p>793990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fales Balbino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0" calcext:value-type="date">
            <text:p>10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Restauração</text:p>
          </table:table-cell>
          <table:table-cell office:value-type="float" office:value="7939907" calcext:value-type="float">
            <text:p>793990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villa Cristin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1" calcext:value-type="date">
            <text:p>11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Exodontia simples de permanente</text:p>
          </table:table-cell>
          <table:table-cell office:value-type="float" office:value="7939578" calcext:value-type="float">
            <text:p>793957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ana Honorio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24" calcext:value-type="date">
            <text:p>24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Restauração</text:p>
          </table:table-cell>
          <table:table-cell office:value-type="float" office:value="7964152" calcext:value-type="float">
            <text:p>796415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ana Honorio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4" calcext:value-type="date">
            <text:p>14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Restauração</text:p>
          </table:table-cell>
          <table:table-cell office:value-type="float" office:value="7964152" calcext:value-type="float">
            <text:p>796415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ana Honorio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24" calcext:value-type="date">
            <text:p>24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Restauração</text:p>
          </table:table-cell>
          <table:table-cell office:value-type="float" office:value="7964152" calcext:value-type="float">
            <text:p>796415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ana Honorio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25" calcext:value-type="date">
            <text:p>25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Restauração</text:p>
          </table:table-cell>
          <table:table-cell office:value-type="float" office:value="7964152" calcext:value-type="float">
            <text:p>796415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2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ana Honorio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24" calcext:value-type="date">
            <text:p>24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Restauração</text:p>
          </table:table-cell>
          <table:table-cell office:value-type="float" office:value="7964152" calcext:value-type="float">
            <text:p>796415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ana Honorio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1-25" calcext:value-type="date">
            <text:p>25/11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Restauração</text:p>
          </table:table-cell>
          <table:table-cell office:value-type="float" office:value="7964152" calcext:value-type="float">
            <text:p>796415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1-2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ana Honorio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01" calcext:value-type="date">
            <text:p>1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Restauração</text:p>
          </table:table-cell>
          <table:table-cell office:value-type="float" office:value="7964152" calcext:value-type="float">
            <text:p>796415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ana Honorio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02" calcext:value-type="date">
            <text:p>2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Restauração</text:p>
          </table:table-cell>
          <table:table-cell office:value-type="float" office:value="7964152" calcext:value-type="float">
            <text:p>796415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0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ana Honorio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4" calcext:value-type="date">
            <text:p>14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Restauração</text:p>
          </table:table-cell>
          <table:table-cell office:value-type="float" office:value="7964152" calcext:value-type="float">
            <text:p>796415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ana Honorio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09" calcext:value-type="date">
            <text:p>9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Restauração</text:p>
          </table:table-cell>
          <table:table-cell office:value-type="float" office:value="7964152" calcext:value-type="float">
            <text:p>796415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0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ana Honorio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1" calcext:value-type="date">
            <text:p>11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DO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Restauração</text:p>
          </table:table-cell>
          <table:table-cell office:value-type="float" office:value="7964152" calcext:value-type="float">
            <text:p>796415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ana Honorio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4" calcext:value-type="date">
            <text:p>14/12/2020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Raspagem para toda a boca</text:p>
          </table:table-cell>
          <table:table-cell office:value-type="float" office:value="7964152" calcext:value-type="float">
            <text:p>796415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ely Araujo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7" calcext:value-type="date">
            <text:p>17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Exodontia simples de permanente</text:p>
          </table:table-cell>
          <table:table-cell office:value-type="float" office:value="7965056" calcext:value-type="float">
            <text:p>796505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ely Araujo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7" calcext:value-type="date">
            <text:p>17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Exodontia simples de permanente</text:p>
          </table:table-cell>
          <table:table-cell office:value-type="float" office:value="7965056" calcext:value-type="float">
            <text:p>796505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ely Araujo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7" calcext:value-type="date">
            <text:p>17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Exodontia simples de permanente</text:p>
          </table:table-cell>
          <table:table-cell office:value-type="float" office:value="7965056" calcext:value-type="float">
            <text:p>796505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i Nunes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1-11" calcext:value-type="date">
            <text:p>11/1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</text:p>
          </table:table-cell>
          <table:table-cell office:value-type="float" office:value="99000079" calcext:value-type="float">
            <text:p>99000079</text:p>
          </table:table-cell>
          <table:table-cell office:value-type="string" calcext:value-type="string">
            <text:p>Restauração DO</text:p>
          </table:table-cell>
          <table:table-cell office:value-type="float" office:value="8221638" calcext:value-type="float">
            <text:p>822163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1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 de Lima Venânci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1-14" calcext:value-type="date">
            <text:p>14/1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DO</text:p>
          </table:table-cell>
          <table:table-cell office:value-type="float" office:value="99000077" calcext:value-type="float">
            <text:p>99000077</text:p>
          </table:table-cell>
          <table:table-cell office:value-type="string" calcext:value-type="string">
            <text:p>Restauração MOD</text:p>
          </table:table-cell>
          <table:table-cell office:value-type="float" office:value="8112664" calcext:value-type="float">
            <text:p>811266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1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 de Lima Venânci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1-14" calcext:value-type="date">
            <text:p>14/1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cervical</text:p>
          </table:table-cell>
          <table:table-cell office:value-type="float" office:value="8112664" calcext:value-type="float">
            <text:p>811266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1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 de Lima Venânci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1-13" calcext:value-type="date">
            <text:p>13/1/2021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Raspagem para toda a boca</text:p>
          </table:table-cell>
          <table:table-cell office:value-type="float" office:value="8112664" calcext:value-type="float">
            <text:p>811266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1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ir Ribeiro Campos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1-15" calcext:value-type="date">
            <text:p>15/1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2000832" calcext:value-type="float">
            <text:p>82000832</text:p>
          </table:table-cell>
          <table:table-cell office:value-type="string" calcext:value-type="string">
            <text:p>Exodontia de permanente por indicação ortodôntica/protética</text:p>
          </table:table-cell>
          <table:table-cell office:value-type="float" office:value="7962538" calcext:value-type="float">
            <text:p>796253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1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naina Ribeiro de Jesu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1-18" calcext:value-type="date">
            <text:p>18/1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cervical</text:p>
          </table:table-cell>
          <table:table-cell office:value-type="float" office:value="8103749" calcext:value-type="float">
            <text:p>810374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1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naina Ribeiro de Jesu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1-18" calcext:value-type="date">
            <text:p>18/1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cervical</text:p>
          </table:table-cell>
          <table:table-cell office:value-type="float" office:value="8103749" calcext:value-type="float">
            <text:p>810374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1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 de Lima Venânci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1-15" calcext:value-type="date">
            <text:p>15/1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Exodontia simples de permanente</text:p>
          </table:table-cell>
          <table:table-cell office:value-type="float" office:value="8112664" calcext:value-type="float">
            <text:p>811266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1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zia Maria Neves Paul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1-18" calcext:value-type="date">
            <text:p>18/1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8102827" calcext:value-type="float">
            <text:p>810282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1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zia Maria Neves Paul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1-18" calcext:value-type="date">
            <text:p>18/1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8102827" calcext:value-type="float">
            <text:p>810282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1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zia Maria Neves Paul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1-18" calcext:value-type="date">
            <text:p>18/1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8102827" calcext:value-type="float">
            <text:p>810282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1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na da Roch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1-19" calcext:value-type="date">
            <text:p>19/1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200140" calcext:value-type="float">
            <text:p>85200140</text:p>
          </table:table-cell>
          <table:table-cell office:value-type="string" calcext:value-type="string">
            <text:p>Tratamento endodôntico birradicular</text:p>
          </table:table-cell>
          <table:table-cell office:value-type="float" office:value="7938553" calcext:value-type="float">
            <text:p>793855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1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na da Roch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1-19" calcext:value-type="date">
            <text:p>19/1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Restauração em resina fotopolimerizável 2 faces</text:p>
          </table:table-cell>
          <table:table-cell office:value-type="float" office:value="7938553" calcext:value-type="float">
            <text:p>793855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1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essandro Alves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05" calcext:value-type="date">
            <text:p>5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5200158" calcext:value-type="float">
            <text:p>85200158</text:p>
          </table:table-cell>
          <table:table-cell office:value-type="string" calcext:value-type="string">
            <text:p>Tratamento endodôntico multirradicular</text:p>
          </table:table-cell>
          <table:table-cell office:value-type="float" office:value="7920632" calcext:value-type="float">
            <text:p>792063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0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essandro Alves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1-19" calcext:value-type="date">
            <text:p>19/1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O</text:p>
          </table:table-cell>
          <table:table-cell office:value-type="float" office:value="99000079" calcext:value-type="float">
            <text:p>99000079</text:p>
          </table:table-cell>
          <table:table-cell office:value-type="string" calcext:value-type="string">
            <text:p>Restauração DO</text:p>
          </table:table-cell>
          <table:table-cell office:value-type="float" office:value="7920632" calcext:value-type="float">
            <text:p>792063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1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essandro Alves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1-19" calcext:value-type="date">
            <text:p>19/1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Exodontia simples de permanente</text:p>
          </table:table-cell>
          <table:table-cell office:value-type="float" office:value="7920632" calcext:value-type="float">
            <text:p>792063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1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essandro Alves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05" calcext:value-type="date">
            <text:p>5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2000859" calcext:value-type="float">
            <text:p>82000859</text:p>
          </table:table-cell>
          <table:table-cell office:value-type="string" calcext:value-type="string">
            <text:p>Exodontia de raiz residual</text:p>
          </table:table-cell>
          <table:table-cell office:value-type="float" office:value="7920632" calcext:value-type="float">
            <text:p>792063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0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essandro Alves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05" calcext:value-type="date">
            <text:p>5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000859" calcext:value-type="float">
            <text:p>82000859</text:p>
          </table:table-cell>
          <table:table-cell office:value-type="string" calcext:value-type="string">
            <text:p>Exodontia de raiz residual</text:p>
          </table:table-cell>
          <table:table-cell office:value-type="float" office:value="7920632" calcext:value-type="float">
            <text:p>792063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0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berto Carlos Moreira Junio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6-20" calcext:value-type="date">
            <text:p>20/6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85400106" calcext:value-type="float">
            <text:p>85400106</text:p>
          </table:table-cell>
          <table:table-cell office:value-type="string" calcext:value-type="string">
            <text:p>Coroa total em Emax</text:p>
          </table:table-cell>
          <table:table-cell office:value-type="float" office:value="8111985" calcext:value-type="float">
            <text:p>811198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6-2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berto Carlos Moreira Junio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6-20" calcext:value-type="date">
            <text:p>20/6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85200158" calcext:value-type="float">
            <text:p>85200158</text:p>
          </table:table-cell>
          <table:table-cell office:value-type="string" calcext:value-type="string">
            <text:p>Tratamento endodôntico multirradicular</text:p>
          </table:table-cell>
          <table:table-cell office:value-type="float" office:value="8111985" calcext:value-type="float">
            <text:p>811198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6-2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duarda Alves Nun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1-20" calcext:value-type="date">
            <text:p>20/1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5400467" calcext:value-type="float">
            <text:p>85400467</text:p>
          </table:table-cell>
          <table:table-cell office:value-type="string" calcext:value-type="string">
            <text:p>Recimentação de trabalhos protéticos</text:p>
          </table:table-cell>
          <table:table-cell office:value-type="float" office:value="8056453" calcext:value-type="float">
            <text:p>805645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2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ilane Silva Gonçalv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2-08" calcext:value-type="date">
            <text:p>8/2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P</text:p>
          </table:table-cell>
          <table:table-cell office:value-type="float" office:value="85100218" calcext:value-type="float">
            <text:p>85100218</text:p>
          </table:table-cell>
          <table:table-cell office:value-type="string" calcext:value-type="string">
            <text:p>Restauração em resina proximal</text:p>
          </table:table-cell>
          <table:table-cell office:value-type="float" office:value="8107934" calcext:value-type="float">
            <text:p>810793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2-0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ilane Silva Gonçalv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2-08" calcext:value-type="date">
            <text:p>8/2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float" office:value="85100218" calcext:value-type="float">
            <text:p>85100218</text:p>
          </table:table-cell>
          <table:table-cell office:value-type="string" calcext:value-type="string">
            <text:p>Restauração em resina proximal</text:p>
          </table:table-cell>
          <table:table-cell office:value-type="float" office:value="8107934" calcext:value-type="float">
            <text:p>810793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2-0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ilane Silva Gonçalv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2-08" calcext:value-type="date">
            <text:p>8/2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5200166" calcext:value-type="float">
            <text:p>85200166</text:p>
          </table:table-cell>
          <table:table-cell office:value-type="string" calcext:value-type="string">
            <text:p>Tratamento endodôntico unirradicular</text:p>
          </table:table-cell>
          <table:table-cell office:value-type="float" office:value="8107934" calcext:value-type="float">
            <text:p>810793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2-0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rbara Ribeiro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2-24" calcext:value-type="date">
            <text:p>24/2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Restauração em resina fotopolimerizável 2 faces</text:p>
          </table:table-cell>
          <table:table-cell office:value-type="float" office:value="7938039" calcext:value-type="float">
            <text:p>793803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2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rbara Ribeiro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2-24" calcext:value-type="date">
            <text:p>24/2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7938039" calcext:value-type="float">
            <text:p>793803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2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rbara Ribeiro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2-24" calcext:value-type="date">
            <text:p>24/2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7938039" calcext:value-type="float">
            <text:p>793803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2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rbara Ribeiro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3-15" calcext:value-type="date">
            <text:p>15/3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DO</text:p>
          </table:table-cell>
          <table:table-cell office:value-type="float" office:value="85100153" calcext:value-type="float">
            <text:p>85100153</text:p>
          </table:table-cell>
          <table:table-cell office:value-type="string" calcext:value-type="string">
            <text:p>Restauração em ionômero de vidro - 3 faces</text:p>
          </table:table-cell>
          <table:table-cell office:value-type="float" office:value="7938039" calcext:value-type="float">
            <text:p>793803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3-1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rbara Ribeiro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3-15" calcext:value-type="date">
            <text:p>15/3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MO</text:p>
          </table:table-cell>
          <table:table-cell office:value-type="float" office:value="85100218" calcext:value-type="float">
            <text:p>85100218</text:p>
          </table:table-cell>
          <table:table-cell office:value-type="string" calcext:value-type="string">
            <text:p>Restauração em resina fotopolimerizável 3 faces</text:p>
          </table:table-cell>
          <table:table-cell office:value-type="float" office:value="7938039" calcext:value-type="float">
            <text:p>793803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3-1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rbara Ribeiro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3-15" calcext:value-type="date">
            <text:p>15/3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Restauração em resina fotopolimerizável 2 faces</text:p>
          </table:table-cell>
          <table:table-cell office:value-type="float" office:value="7938039" calcext:value-type="float">
            <text:p>793803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3-1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kelme Rodrigues de Oliv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3-18" calcext:value-type="date">
            <text:p>18/3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3000089" calcext:value-type="float">
            <text:p>83000089</text:p>
          </table:table-cell>
          <table:table-cell office:value-type="string" calcext:value-type="string">
            <text:p>Exodontia simples de decíduo</text:p>
          </table:table-cell>
          <table:table-cell office:value-type="float" office:value="8699403" calcext:value-type="float">
            <text:p>869940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3-1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kelme Rodrigues de Oliv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3-18" calcext:value-type="date">
            <text:p>18/3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3000089" calcext:value-type="float">
            <text:p>83000089</text:p>
          </table:table-cell>
          <table:table-cell office:value-type="string" calcext:value-type="string">
            <text:p>Exodontia simples de decíduo</text:p>
          </table:table-cell>
          <table:table-cell office:value-type="float" office:value="8699403" calcext:value-type="float">
            <text:p>869940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3-1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ielle Dias G. S. Menez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4-12" calcext:value-type="date">
            <text:p>12/4/2021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Raspagem para toda a boca</text:p>
          </table:table-cell>
          <table:table-cell office:value-type="float" office:value="8402232" calcext:value-type="float">
            <text:p>840223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4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ielle Dias G. S. Menez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4-12" calcext:value-type="date">
            <text:p>12/4/2021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Profilaxia</text:p>
          </table:table-cell>
          <table:table-cell office:value-type="float" office:value="8402232" calcext:value-type="float">
            <text:p>840223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4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ielle Dias G. S. Menez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4-12" calcext:value-type="date">
            <text:p>12/4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</text:p>
          </table:table-cell>
          <table:table-cell office:value-type="float" office:value="99000079" calcext:value-type="float">
            <text:p>99000079</text:p>
          </table:table-cell>
          <table:table-cell office:value-type="string" calcext:value-type="string">
            <text:p>Restauração DO</text:p>
          </table:table-cell>
          <table:table-cell office:value-type="float" office:value="8402232" calcext:value-type="float">
            <text:p>840223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4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ielle Dias G. S. Menez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4-12" calcext:value-type="date">
            <text:p>12/4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MO</text:p>
          </table:table-cell>
          <table:table-cell office:value-type="float" office:value="99000077" calcext:value-type="float">
            <text:p>99000077</text:p>
          </table:table-cell>
          <table:table-cell office:value-type="string" calcext:value-type="string">
            <text:p>Restauração MOD</text:p>
          </table:table-cell>
          <table:table-cell office:value-type="float" office:value="8402232" calcext:value-type="float">
            <text:p>840223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4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ielle Dias G. S. Menez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4-12" calcext:value-type="date">
            <text:p>12/4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float" office:value="85100218" calcext:value-type="float">
            <text:p>85100218</text:p>
          </table:table-cell>
          <table:table-cell office:value-type="string" calcext:value-type="string">
            <text:p>Restauração em resina proximal</text:p>
          </table:table-cell>
          <table:table-cell office:value-type="float" office:value="8402232" calcext:value-type="float">
            <text:p>840223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4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ielle Dias G. S. Menez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4-12" calcext:value-type="date">
            <text:p>12/4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Restauração em resina oclusal extensa</text:p>
          </table:table-cell>
          <table:table-cell office:value-type="float" office:value="8402232" calcext:value-type="float">
            <text:p>840223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4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ielle Dias G. S. Menez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4-12" calcext:value-type="date">
            <text:p>12/4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</text:p>
          </table:table-cell>
          <table:table-cell office:value-type="float" office:value="99000079" calcext:value-type="float">
            <text:p>99000079</text:p>
          </table:table-cell>
          <table:table-cell office:value-type="string" calcext:value-type="string">
            <text:p>Restauração DO</text:p>
          </table:table-cell>
          <table:table-cell office:value-type="float" office:value="8402232" calcext:value-type="float">
            <text:p>840223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4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ielle Dias G. S. Menez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4-12" calcext:value-type="date">
            <text:p>12/4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cervical</text:p>
          </table:table-cell>
          <table:table-cell office:value-type="float" office:value="8402232" calcext:value-type="float">
            <text:p>840223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4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ielle Dias G. S. Menez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4-12" calcext:value-type="date">
            <text:p>12/4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cervical</text:p>
          </table:table-cell>
          <table:table-cell office:value-type="float" office:value="8402232" calcext:value-type="float">
            <text:p>840223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4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ielle Dias G. S. Menez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4-12" calcext:value-type="date">
            <text:p>12/4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Restauração</text:p>
          </table:table-cell>
          <table:table-cell office:value-type="float" office:value="8402232" calcext:value-type="float">
            <text:p>840223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4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iza Dias Seix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4-29" calcext:value-type="date">
            <text:p>29/4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Exodontia simples de permanente</text:p>
          </table:table-cell>
          <table:table-cell office:value-type="float" office:value="8700329" calcext:value-type="float">
            <text:p>870032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4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iza Dias Seix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4-29" calcext:value-type="date">
            <text:p>29/4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2000832" calcext:value-type="float">
            <text:p>82000832</text:p>
          </table:table-cell>
          <table:table-cell office:value-type="string" calcext:value-type="string">
            <text:p>Exodontia de permanente por indicação ortodôntica/protética</text:p>
          </table:table-cell>
          <table:table-cell office:value-type="float" office:value="8700329" calcext:value-type="float">
            <text:p>870032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4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iza Dias Seix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4-29" calcext:value-type="date">
            <text:p>29/4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Exodontia simples de permanente</text:p>
          </table:table-cell>
          <table:table-cell office:value-type="float" office:value="8700329" calcext:value-type="float">
            <text:p>870032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4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iza Dias Seix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4-29" calcext:value-type="date">
            <text:p>29/4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Exodontia simples de permanente</text:p>
          </table:table-cell>
          <table:table-cell office:value-type="float" office:value="8700329" calcext:value-type="float">
            <text:p>870032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4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iza Dias Seix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4-29" calcext:value-type="date">
            <text:p>29/4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2000859" calcext:value-type="float">
            <text:p>82000859</text:p>
          </table:table-cell>
          <table:table-cell office:value-type="string" calcext:value-type="string">
            <text:p>Exodontia de raiz residual</text:p>
          </table:table-cell>
          <table:table-cell office:value-type="float" office:value="8700329" calcext:value-type="float">
            <text:p>870032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4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iza Dias Seix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4-29" calcext:value-type="date">
            <text:p>29/4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000859" calcext:value-type="float">
            <text:p>82000859</text:p>
          </table:table-cell>
          <table:table-cell office:value-type="string" calcext:value-type="string">
            <text:p>Exodontia de raiz residual</text:p>
          </table:table-cell>
          <table:table-cell office:value-type="float" office:value="8700329" calcext:value-type="float">
            <text:p>870032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4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ancielly de Lima Ribeir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13" calcext:value-type="date">
            <text:p>13/7/2021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Raspagem para toda a boca</text:p>
          </table:table-cell>
          <table:table-cell office:value-type="float" office:value="9035428" calcext:value-type="float">
            <text:p>90354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1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ancielly de Lima Ribeir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13" calcext:value-type="date">
            <text:p>13/7/2021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8" calcext:value-type="float">
            <text:p>99000028</text:p>
          </table:table-cell>
          <table:table-cell office:value-type="string" calcext:value-type="string">
            <text:p>Ensino de higiene oral</text:p>
          </table:table-cell>
          <table:table-cell office:value-type="float" office:value="9035428" calcext:value-type="float">
            <text:p>90354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1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iza Dias Seix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13" calcext:value-type="date">
            <text:p>13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Exodontia simples de permanente</text:p>
          </table:table-cell>
          <table:table-cell office:value-type="float" office:value="8700329" calcext:value-type="float">
            <text:p>870032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1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iza Dias Seix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13" calcext:value-type="date">
            <text:p>13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Exodontia simples de permanente</text:p>
          </table:table-cell>
          <table:table-cell office:value-type="float" office:value="8700329" calcext:value-type="float">
            <text:p>870032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1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iza Dias Seix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13" calcext:value-type="date">
            <text:p>13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2000832" calcext:value-type="float">
            <text:p>82000832</text:p>
          </table:table-cell>
          <table:table-cell office:value-type="string" calcext:value-type="string">
            <text:p>Exodontia de permanente por indicação ortodôntica/protética</text:p>
          </table:table-cell>
          <table:table-cell office:value-type="float" office:value="8700329" calcext:value-type="float">
            <text:p>870032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1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iza Dias Seix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13" calcext:value-type="date">
            <text:p>13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Exodontia simples de permanente</text:p>
          </table:table-cell>
          <table:table-cell office:value-type="float" office:value="8700329" calcext:value-type="float">
            <text:p>870032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1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iza Dias Seix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13" calcext:value-type="date">
            <text:p>13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Exodontia simples de permanente</text:p>
          </table:table-cell>
          <table:table-cell office:value-type="float" office:value="8700329" calcext:value-type="float">
            <text:p>870032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1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iza Dias Seix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13" calcext:value-type="date">
            <text:p>13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Exodontia simples de permanente</text:p>
          </table:table-cell>
          <table:table-cell office:value-type="float" office:value="8700329" calcext:value-type="float">
            <text:p>870032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1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iza Dias Seix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13" calcext:value-type="date">
            <text:p>13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2000859" calcext:value-type="float">
            <text:p>82000859</text:p>
          </table:table-cell>
          <table:table-cell office:value-type="string" calcext:value-type="string">
            <text:p>Exodontia de raiz residual</text:p>
          </table:table-cell>
          <table:table-cell office:value-type="float" office:value="8700329" calcext:value-type="float">
            <text:p>870032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1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ely Araujo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2" calcext:value-type="date">
            <text:p>22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Exodontia simples de permanente</text:p>
          </table:table-cell>
          <table:table-cell office:value-type="float" office:value="7965056" calcext:value-type="float">
            <text:p>796505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ely Araujo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2" calcext:value-type="date">
            <text:p>22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9000013" calcext:value-type="float">
            <text:p>99000013</text:p>
          </table:table-cell>
          <table:table-cell office:value-type="string" calcext:value-type="string">
            <text:p>Exodontia</text:p>
          </table:table-cell>
          <table:table-cell office:value-type="float" office:value="7965056" calcext:value-type="float">
            <text:p>796505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ely Araujo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2" calcext:value-type="date">
            <text:p>22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000859" calcext:value-type="float">
            <text:p>82000859</text:p>
          </table:table-cell>
          <table:table-cell office:value-type="string" calcext:value-type="string">
            <text:p>Exodontia de raiz residual</text:p>
          </table:table-cell>
          <table:table-cell office:value-type="float" office:value="7965056" calcext:value-type="float">
            <text:p>796505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lipe de Araujo Barret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2" calcext:value-type="date">
            <text:p>22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8110403" calcext:value-type="float">
            <text:p>811040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lipe de Araujo Barret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2" calcext:value-type="date">
            <text:p>22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8110403" calcext:value-type="float">
            <text:p>811040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lipe de Araujo Barret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2" calcext:value-type="date">
            <text:p>22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8110403" calcext:value-type="float">
            <text:p>811040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lipe de Araujo Barret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2" calcext:value-type="date">
            <text:p>22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8110403" calcext:value-type="float">
            <text:p>811040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nas Victor Carvalho de Godoy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2" calcext:value-type="date">
            <text:p>22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83000089" calcext:value-type="float">
            <text:p>83000089</text:p>
          </table:table-cell>
          <table:table-cell office:value-type="string" calcext:value-type="string">
            <text:p>Exodontia simples de decíduo</text:p>
          </table:table-cell>
          <table:table-cell office:value-type="float" office:value="9512024" calcext:value-type="float">
            <text:p>951202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nas Victor Carvalho de Godoy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2" calcext:value-type="date">
            <text:p>22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512024" calcext:value-type="float">
            <text:p>951202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nda Pereira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7" calcext:value-type="date">
            <text:p>27/7/2021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Raspagem para toda a boca</text:p>
          </table:table-cell>
          <table:table-cell office:value-type="float" office:value="9648428" calcext:value-type="float">
            <text:p>96484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 Santos da Silv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7" calcext:value-type="date">
            <text:p>27/7/2021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84000139" calcext:value-type="float">
            <text:p>84000139</text:p>
          </table:table-cell>
          <table:table-cell office:value-type="string" calcext:value-type="string">
            <text:p>Atividade educativa em saúde bucal</text:p>
          </table:table-cell>
          <table:table-cell office:value-type="float" office:value="8049643" calcext:value-type="float">
            <text:p>80496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 Santos da Silv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7" calcext:value-type="date">
            <text:p>27/7/2021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Raspagem para toda a boca</text:p>
          </table:table-cell>
          <table:table-cell office:value-type="float" office:value="8049643" calcext:value-type="float">
            <text:p>80496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nas Victor Carvalho de Godoy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7" calcext:value-type="date">
            <text:p>27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512024" calcext:value-type="float">
            <text:p>951202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nas Victor Carvalho de Godoy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7" calcext:value-type="date">
            <text:p>27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Restauração em resina fotopolimerizável 2 faces</text:p>
          </table:table-cell>
          <table:table-cell office:value-type="float" office:value="9512024" calcext:value-type="float">
            <text:p>951202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nas Victor Carvalho de Godoy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7" calcext:value-type="date">
            <text:p>27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512024" calcext:value-type="float">
            <text:p>951202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lita Ros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1000421" calcext:value-type="float">
            <text:p>81000421</text:p>
          </table:table-cell>
          <table:table-cell office:value-type="string" calcext:value-type="string">
            <text:p>Radiografia periapical</text:p>
          </table:table-cell>
          <table:table-cell office:value-type="float" office:value="9694260" calcext:value-type="float">
            <text:p>969426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lita Ros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Exodontia simples de permanente</text:p>
          </table:table-cell>
          <table:table-cell office:value-type="float" office:value="9694260" calcext:value-type="float">
            <text:p>969426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lita Rosa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1000421" calcext:value-type="float">
            <text:p>81000421</text:p>
          </table:table-cell>
          <table:table-cell office:value-type="string" calcext:value-type="string">
            <text:p>Radiografia periapical</text:p>
          </table:table-cell>
          <table:table-cell office:value-type="float" office:value="9694260" calcext:value-type="float">
            <text:p>969426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silina da Luz Fagund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D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Restauração em resina fotopolimerizável 2 faces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silina da Luz Fagund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rley Silva Cabral Martin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M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Restauração em resina fotopolimerizável 2 faces</text:p>
          </table:table-cell>
          <table:table-cell office:value-type="float" office:value="9708537" calcext:value-type="float">
            <text:p>970853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rley Silva Cabral Martin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708537" calcext:value-type="float">
            <text:p>970853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rley Silva Cabral Martin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708537" calcext:value-type="float">
            <text:p>970853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rley Silva Cabral Martin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Restauração em resina fotopolimerizável 2 faces</text:p>
          </table:table-cell>
          <table:table-cell office:value-type="float" office:value="9708537" calcext:value-type="float">
            <text:p>970853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nda Pereira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DO</text:p>
          </table:table-cell>
          <table:table-cell office:value-type="float" office:value="99000077" calcext:value-type="float">
            <text:p>99000077</text:p>
          </table:table-cell>
          <table:table-cell office:value-type="string" calcext:value-type="string">
            <text:p>Restauração MOD</text:p>
          </table:table-cell>
          <table:table-cell office:value-type="float" office:value="9648428" calcext:value-type="float">
            <text:p>96484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lena Pereira Conceiçã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648436" calcext:value-type="float">
            <text:p>964843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lena Pereira Conceiçã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648436" calcext:value-type="float">
            <text:p>964843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lena Pereira Conceiçã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648436" calcext:value-type="float">
            <text:p>964843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ely Araujo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2000859" calcext:value-type="float">
            <text:p>82000859</text:p>
          </table:table-cell>
          <table:table-cell office:value-type="string" calcext:value-type="string">
            <text:p>Exodontia de raiz residual</text:p>
          </table:table-cell>
          <table:table-cell office:value-type="float" office:value="7965056" calcext:value-type="float">
            <text:p>796505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ely Araujo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2000859" calcext:value-type="float">
            <text:p>82000859</text:p>
          </table:table-cell>
          <table:table-cell office:value-type="string" calcext:value-type="string">
            <text:p>Exodontia de raiz residual</text:p>
          </table:table-cell>
          <table:table-cell office:value-type="float" office:value="7965056" calcext:value-type="float">
            <text:p>796505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ely Araujo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2000859" calcext:value-type="float">
            <text:p>82000859</text:p>
          </table:table-cell>
          <table:table-cell office:value-type="string" calcext:value-type="string">
            <text:p>Exodontia de raiz residual</text:p>
          </table:table-cell>
          <table:table-cell office:value-type="float" office:value="7965056" calcext:value-type="float">
            <text:p>796505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nas Victor Carvalho de Godoy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512024" calcext:value-type="float">
            <text:p>951202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nas Victor Carvalho de Godoy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512024" calcext:value-type="float">
            <text:p>951202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lipe de Araujo Barret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30" calcext:value-type="date">
            <text:p>30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8110403" calcext:value-type="float">
            <text:p>811040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3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lipe de Araujo Barret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30" calcext:value-type="date">
            <text:p>30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8110403" calcext:value-type="float">
            <text:p>811040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3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lipe de Araujo Barret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30" calcext:value-type="date">
            <text:p>30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8110403" calcext:value-type="float">
            <text:p>811040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3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na Franç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0" calcext:value-type="date">
            <text:p>10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Restauração</text:p>
          </table:table-cell>
          <table:table-cell office:value-type="float" office:value="8103290" calcext:value-type="float">
            <text:p>810329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nda Pereira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0" calcext:value-type="date">
            <text:p>10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Restauração em resina fotopolimerizável 2 faces</text:p>
          </table:table-cell>
          <table:table-cell office:value-type="float" office:value="9648428" calcext:value-type="float">
            <text:p>96484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nda Pereira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0" calcext:value-type="date">
            <text:p>10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Restauração em resina fotopolimerizável 2 faces</text:p>
          </table:table-cell>
          <table:table-cell office:value-type="float" office:value="9648428" calcext:value-type="float">
            <text:p>96484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nda Pereira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0" calcext:value-type="date">
            <text:p>10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648428" calcext:value-type="float">
            <text:p>96484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lena Pereira Conceiçã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0" calcext:value-type="date">
            <text:p>10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648436" calcext:value-type="float">
            <text:p>964843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lena Pereira Conceiçã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0" calcext:value-type="date">
            <text:p>10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648436" calcext:value-type="float">
            <text:p>964843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lena Pereira Conceiçã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0" calcext:value-type="date">
            <text:p>10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648436" calcext:value-type="float">
            <text:p>964843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lisson Oliveira Lacerd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2" calcext:value-type="date">
            <text:p>12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5100064" calcext:value-type="float">
            <text:p>85100064</text:p>
          </table:table-cell>
          <table:table-cell office:value-type="string" calcext:value-type="string">
            <text:p>Faceta direta em resina fotopolimerizável</text:p>
          </table:table-cell>
          <table:table-cell office:value-type="float" office:value="8806974" calcext:value-type="float">
            <text:p>880697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lisson Oliveira Lacerd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2" calcext:value-type="date">
            <text:p>12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Restauração em resina fotopolimerizável 2 faces</text:p>
          </table:table-cell>
          <table:table-cell office:value-type="float" office:value="8806974" calcext:value-type="float">
            <text:p>880697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vanilda Ferreira da Cruz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6" calcext:value-type="date">
            <text:p>16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5200158" calcext:value-type="float">
            <text:p>85200158</text:p>
          </table:table-cell>
          <table:table-cell office:value-type="string" calcext:value-type="string">
            <text:p>Tratamento endodôntico multirradicular</text:p>
          </table:table-cell>
          <table:table-cell office:value-type="float" office:value="9694062" calcext:value-type="float">
            <text:p>96940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melia Neves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7" calcext:value-type="date">
            <text:p>17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5200093" calcext:value-type="float">
            <text:p>85200093</text:p>
          </table:table-cell>
          <table:table-cell office:value-type="string" calcext:value-type="string">
            <text:p>Retratamento endodôntico birradicular</text:p>
          </table:table-cell>
          <table:table-cell office:value-type="float" office:value="9610897" calcext:value-type="float">
            <text:p>961089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lena Pereira Conceiçã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7" calcext:value-type="date">
            <text:p>17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648436" calcext:value-type="float">
            <text:p>964843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lena Pereira Conceiçã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7" calcext:value-type="date">
            <text:p>17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648436" calcext:value-type="float">
            <text:p>964843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cas Eduardo Morai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8" calcext:value-type="date">
            <text:p>18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493325" calcext:value-type="float">
            <text:p>949332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cas Eduardo Morai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8" calcext:value-type="date">
            <text:p>18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493325" calcext:value-type="float">
            <text:p>949332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cas Eduardo Morai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23" calcext:value-type="date">
            <text:p>23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493325" calcext:value-type="float">
            <text:p>949332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cas Eduardo Morai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23" calcext:value-type="date">
            <text:p>23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493325" calcext:value-type="float">
            <text:p>949332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nda Pereira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24" calcext:value-type="date">
            <text:p>24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648428" calcext:value-type="float">
            <text:p>96484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nda Pereira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24" calcext:value-type="date">
            <text:p>24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MO</text:p>
          </table:table-cell>
          <table:table-cell office:value-type="float" office:value="85100218" calcext:value-type="float">
            <text:p>85100218</text:p>
          </table:table-cell>
          <table:table-cell office:value-type="string" calcext:value-type="string">
            <text:p>Restauração em resina fotopolimerizável 3 faces</text:p>
          </table:table-cell>
          <table:table-cell office:value-type="float" office:value="9648428" calcext:value-type="float">
            <text:p>96484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ll Beattriz Mora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26" calcext:value-type="date">
            <text:p>26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842872" calcext:value-type="float">
            <text:p>984287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ll Beattriz Mora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26" calcext:value-type="date">
            <text:p>26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Restauração em resina fotopolimerizável 2 faces</text:p>
          </table:table-cell>
          <table:table-cell office:value-type="float" office:value="9842872" calcext:value-type="float">
            <text:p>984287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drielly Cristina Caixeta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08" calcext:value-type="date">
            <text:p>8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5200166" calcext:value-type="float">
            <text:p>85200166</text:p>
          </table:table-cell>
          <table:table-cell office:value-type="string" calcext:value-type="string">
            <text:p>Tratamento endodôntico unirradicular</text:p>
          </table:table-cell>
          <table:table-cell office:value-type="float" office:value="9998040" calcext:value-type="float">
            <text:p>999804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0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ll Beattriz Mora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10" calcext:value-type="date">
            <text:p>10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9842872" calcext:value-type="float">
            <text:p>984287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nessa da cruz amaral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09" calcext:value-type="date">
            <text:p>9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O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Restauração</text:p>
          </table:table-cell>
          <table:table-cell office:value-type="float" office:value="10202485" calcext:value-type="float">
            <text:p>1020248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0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neia Ramos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0" calcext:value-type="date">
            <text:p>20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5200158" calcext:value-type="float">
            <text:p>85200158</text:p>
          </table:table-cell>
          <table:table-cell office:value-type="string" calcext:value-type="string">
            <text:p>Tratamento endodôntico multirradicular</text:p>
          </table:table-cell>
          <table:table-cell office:value-type="float" office:value="10216627" calcext:value-type="float">
            <text:p>1021662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ineia Ramos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0" calcext:value-type="date">
            <text:p>20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O</text:p>
          </table:table-cell>
          <table:table-cell office:value-type="float" office:value="851002180" calcext:value-type="float">
            <text:p>851002180</text:p>
          </table:table-cell>
          <table:table-cell office:value-type="string" calcext:value-type="string">
            <text:p>Restauração em resina fotopolimerizável 3 faces</text:p>
          </table:table-cell>
          <table:table-cell office:value-type="float" office:value="10216627" calcext:value-type="float">
            <text:p>1021662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hnny Marqyes P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7" calcext:value-type="date">
            <text:p>27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Exodontia simples de permanente</text:p>
          </table:table-cell>
          <table:table-cell office:value-type="float" office:value="10133023" calcext:value-type="float">
            <text:p>1013302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hnny Marqyes P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7" calcext:value-type="date">
            <text:p>27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2000816" calcext:value-type="float">
            <text:p>82000816</text:p>
          </table:table-cell>
          <table:table-cell office:value-type="string" calcext:value-type="string">
            <text:p>Exodontia a retalho</text:p>
          </table:table-cell>
          <table:table-cell office:value-type="float" office:value="10133023" calcext:value-type="float">
            <text:p>1013302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civane Valentim Barcelo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1-05" calcext:value-type="date">
            <text:p>5/1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Profilaxia</text:p>
          </table:table-cell>
          <table:table-cell office:value-type="float" office:value="10737406" calcext:value-type="float">
            <text:p>1073740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1-0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civane Valentim Barcelo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1-05" calcext:value-type="date">
            <text:p>5/1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8" calcext:value-type="float">
            <text:p>99000028</text:p>
          </table:table-cell>
          <table:table-cell office:value-type="string" calcext:value-type="string">
            <text:p>Ensino de higiene oral</text:p>
          </table:table-cell>
          <table:table-cell office:value-type="float" office:value="10737406" calcext:value-type="float">
            <text:p>1073740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1-0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civane Valentim Barcelo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1-05" calcext:value-type="date">
            <text:p>5/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10737406" calcext:value-type="float">
            <text:p>1073740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1-0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son Manoel de Jesus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15" calcext:value-type="date">
            <text:p>15/3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84000198" calcext:value-type="float">
            <text:p>84000198</text:p>
          </table:table-cell>
          <table:table-cell office:value-type="string" calcext:value-type="string">
            <text:p>Finalização: Profilaxia: polimento coronário</text:p>
          </table:table-cell>
          <table:table-cell office:value-type="float" office:value="11204862" calcext:value-type="float">
            <text:p>11204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1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son Manoel de Jesus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15" calcext:value-type="date">
            <text:p>15/3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1204862" calcext:value-type="float">
            <text:p>11204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1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son Manoel de Jesus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17" calcext:value-type="date">
            <text:p>17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cervical</text:p>
          </table:table-cell>
          <table:table-cell office:value-type="float" office:value="11204862" calcext:value-type="float">
            <text:p>11204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son Manoel de Jesus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17" calcext:value-type="date">
            <text:p>17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cervical</text:p>
          </table:table-cell>
          <table:table-cell office:value-type="float" office:value="11204862" calcext:value-type="float">
            <text:p>11204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son Manoel de Jesus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17" calcext:value-type="date">
            <text:p>17/3/2022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NULL</text:p>
          </table:table-cell>
          <table:table-cell office:value-type="float" office:value="99000006" calcext:value-type="float">
            <text:p>99000006</text:p>
          </table:table-cell>
          <table:table-cell office:value-type="string" calcext:value-type="string">
            <text:p>Moldagem anatômica: Prótese parcial removível</text:p>
          </table:table-cell>
          <table:table-cell office:value-type="float" office:value="11204862" calcext:value-type="float">
            <text:p>11204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ndomar Pereira de Mirand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18" calcext:value-type="date">
            <text:p>18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9000013" calcext:value-type="float">
            <text:p>99000013</text:p>
          </table:table-cell>
          <table:table-cell office:value-type="string" calcext:value-type="string">
            <text:p>Finalização: Exodontia</text:p>
          </table:table-cell>
          <table:table-cell office:value-type="float" office:value="11205325" calcext:value-type="float">
            <text:p>1120532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1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ndomar Pereira de Mirand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18" calcext:value-type="date">
            <text:p>18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9000013" calcext:value-type="float">
            <text:p>99000013</text:p>
          </table:table-cell>
          <table:table-cell office:value-type="string" calcext:value-type="string">
            <text:p>Finalização: Exodontia</text:p>
          </table:table-cell>
          <table:table-cell office:value-type="float" office:value="11205325" calcext:value-type="float">
            <text:p>1120532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1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usvando Tavares Santo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3" calcext:value-type="date">
            <text:p>23/3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7977740" calcext:value-type="float">
            <text:p>797774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usvando Tavares Santo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3" calcext:value-type="date">
            <text:p>23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O</text:p>
          </table:table-cell>
          <table:table-cell office:value-type="float" office:value="99000079" calcext:value-type="float">
            <text:p>99000079</text:p>
          </table:table-cell>
          <table:table-cell office:value-type="string" calcext:value-type="string">
            <text:p>Finalização: Restauração DO</text:p>
          </table:table-cell>
          <table:table-cell office:value-type="float" office:value="7977740" calcext:value-type="float">
            <text:p>797774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riana Dornel de Paul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14,26,46</text:p>
          </table:table-cell>
          <table:table-cell/>
          <table:table-cell office:value-type="float" office:value="81000421" calcext:value-type="float">
            <text:p>81000421</text:p>
          </table:table-cell>
          <table:table-cell office:value-type="string" calcext:value-type="string">
            <text:p>Finalização: Radiografia periapical</text:p>
          </table:table-cell>
          <table:table-cell office:value-type="float" office:value="11229136" calcext:value-type="float">
            <text:p>1122913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bastiana Nunes Moura Vi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5200166" calcext:value-type="float">
            <text:p>85200166</text:p>
          </table:table-cell>
          <table:table-cell office:value-type="string" calcext:value-type="string">
            <text:p>Finalização: Tratamento endodôntico unirradicular</text:p>
          </table:table-cell>
          <table:table-cell office:value-type="float" office:value="10432526" calcext:value-type="float">
            <text:p>1043252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bastiana Nunes Moura Vi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5400262" calcext:value-type="float">
            <text:p>85400262</text:p>
          </table:table-cell>
          <table:table-cell office:value-type="string" calcext:value-type="string">
            <text:p>Finalização: Pino pré fabricado</text:p>
          </table:table-cell>
          <table:table-cell office:value-type="float" office:value="10432526" calcext:value-type="float">
            <text:p>1043252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bastiana Nunes Moura Vi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5400084" calcext:value-type="float">
            <text:p>85400084</text:p>
          </table:table-cell>
          <table:table-cell office:value-type="string" calcext:value-type="string">
            <text:p>Finalização: Coroa provisória sem pino</text:p>
          </table:table-cell>
          <table:table-cell office:value-type="float" office:value="10432526" calcext:value-type="float">
            <text:p>1043252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bastiana Nunes Moura Vi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5400114" calcext:value-type="float">
            <text:p>85400114</text:p>
          </table:table-cell>
          <table:table-cell office:value-type="string" calcext:value-type="string">
            <text:p>Finalização: Coroa total em cerômero</text:p>
          </table:table-cell>
          <table:table-cell office:value-type="float" office:value="10432526" calcext:value-type="float">
            <text:p>1043252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bastiana Nunes Moura Vi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.45" calcext:value-type="float">
            <text:p>13,45</text:p>
          </table:table-cell>
          <table:table-cell/>
          <table:table-cell office:value-type="float" office:value="99000011" calcext:value-type="float">
            <text:p>99000011</text:p>
          </table:table-cell>
          <table:table-cell office:value-type="string" calcext:value-type="string">
            <text:p>Finalização: Raio X</text:p>
          </table:table-cell>
          <table:table-cell office:value-type="float" office:value="10432526" calcext:value-type="float">
            <text:p>1043252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bastiana Nunes Moura Vi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.45" calcext:value-type="float">
            <text:p>13,45</text:p>
          </table:table-cell>
          <table:table-cell/>
          <table:table-cell office:value-type="float" office:value="99000011" calcext:value-type="float">
            <text:p>99000011</text:p>
          </table:table-cell>
          <table:table-cell office:value-type="string" calcext:value-type="string">
            <text:p>Finalização: Raio X</text:p>
          </table:table-cell>
          <table:table-cell office:value-type="float" office:value="10432526" calcext:value-type="float">
            <text:p>1043252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bastiana Nunes Moura Vi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5200115" calcext:value-type="float">
            <text:p>85200115</text:p>
          </table:table-cell>
          <table:table-cell office:value-type="string" calcext:value-type="string">
            <text:p>Finalização: Retratamento endodôntico unirradicular</text:p>
          </table:table-cell>
          <table:table-cell office:value-type="float" office:value="10432526" calcext:value-type="float">
            <text:p>1043252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bastiana Nunes Moura Vi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5400262" calcext:value-type="float">
            <text:p>85400262</text:p>
          </table:table-cell>
          <table:table-cell office:value-type="string" calcext:value-type="string">
            <text:p>Finalização: Pino pré fabricado</text:p>
          </table:table-cell>
          <table:table-cell office:value-type="float" office:value="10432526" calcext:value-type="float">
            <text:p>1043252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los Antonio Barbos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8.28" calcext:value-type="float">
            <text:p>18,28</text:p>
          </table:table-cell>
          <table:table-cell/>
          <table:table-cell office:value-type="float" office:value="82000832" calcext:value-type="float">
            <text:p>82000832</text:p>
          </table:table-cell>
          <table:table-cell office:value-type="string" calcext:value-type="string">
            <text:p>Finalização: Exodontia de permanente por indicação ortodôntica/protética</text:p>
          </table:table-cell>
          <table:table-cell office:value-type="float" office:value="10807628" calcext:value-type="float">
            <text:p>108076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vanda Moreira Morai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4-04" calcext:value-type="date">
            <text:p>4/4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5200166" calcext:value-type="float">
            <text:p>85200166</text:p>
          </table:table-cell>
          <table:table-cell office:value-type="string" calcext:value-type="string">
            <text:p>Finalização: Tratamento endodôntico unirradicular</text:p>
          </table:table-cell>
          <table:table-cell office:value-type="float" office:value="11291977" calcext:value-type="float">
            <text:p>1129197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4-0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vanda Moreira Morai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4-04" calcext:value-type="date">
            <text:p>4/4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M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Finalização: Restauração</text:p>
          </table:table-cell>
          <table:table-cell office:value-type="float" office:value="11291977" calcext:value-type="float">
            <text:p>1129197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4-0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vanda Moreira Morai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4-04" calcext:value-type="date">
            <text:p>4/4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1291977" calcext:value-type="float">
            <text:p>1129197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4-0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vanda Moreira Morai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4-04" calcext:value-type="date">
            <text:p>4/4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Finalização: Profilaxia</text:p>
          </table:table-cell>
          <table:table-cell office:value-type="float" office:value="11291977" calcext:value-type="float">
            <text:p>1129197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4-0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ldeir Rodrigues da Silv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4-04" calcext:value-type="date">
            <text:p>4/4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</text:p>
          </table:table-cell>
          <table:table-cell office:value-type="float" office:value="85100226" calcext:value-type="float">
            <text:p>85100226</text:p>
          </table:table-cell>
          <table:table-cell office:value-type="string" calcext:value-type="string">
            <text:p>Finalização: Restauração em resina oclusal-proximal</text:p>
          </table:table-cell>
          <table:table-cell office:value-type="float" office:value="11192752" calcext:value-type="float">
            <text:p>1119275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4-0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riano Martins Ribeir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05" calcext:value-type="date">
            <text:p>5/5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1482222" calcext:value-type="float">
            <text:p>1148222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5-0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riano Martins Ribeir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24" calcext:value-type="date">
            <text:p>24/5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43" calcext:value-type="float">
            <text:p>99000043</text:p>
          </table:table-cell>
          <table:table-cell office:value-type="string" calcext:value-type="string">
            <text:p>Finalização: Fotos</text:p>
          </table:table-cell>
          <table:table-cell office:value-type="float" office:value="11482222" calcext:value-type="float">
            <text:p>1148222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5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abriel Ferreira Cunh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05" calcext:value-type="date">
            <text:p>5/5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1484651" calcext:value-type="float">
            <text:p>1148465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5-0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abriel Ferreira Cunh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17" calcext:value-type="date">
            <text:p>17/5/2022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85100030" calcext:value-type="float">
            <text:p>85100030</text:p>
          </table:table-cell>
          <table:table-cell office:value-type="string" calcext:value-type="string">
            <text:p>Finalização: Clareamento dentário de consultório</text:p>
          </table:table-cell>
          <table:table-cell office:value-type="float" office:value="11484651" calcext:value-type="float">
            <text:p>1148465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5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abriel Ferreira Cunh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17" calcext:value-type="date">
            <text:p>17/5/2022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s</text:p>
          </table:table-cell>
          <table:table-cell/>
          <table:table-cell office:value-type="float" office:value="85100030" calcext:value-type="float">
            <text:p>85100030</text:p>
          </table:table-cell>
          <table:table-cell office:value-type="string" calcext:value-type="string">
            <text:p>Finalização: Clareamento dentário de consultório</text:p>
          </table:table-cell>
          <table:table-cell office:value-type="float" office:value="11484651" calcext:value-type="float">
            <text:p>1148465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5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abriel Ferreira Cunh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24" calcext:value-type="date">
            <text:p>24/5/2022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85100030" calcext:value-type="float">
            <text:p>85100030</text:p>
          </table:table-cell>
          <table:table-cell office:value-type="string" calcext:value-type="string">
            <text:p>Finalização: Clareamento dentário de consultório</text:p>
          </table:table-cell>
          <table:table-cell office:value-type="float" office:value="11484651" calcext:value-type="float">
            <text:p>1148465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5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abriel Ferreira Cunh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24" calcext:value-type="date">
            <text:p>24/5/2022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s</text:p>
          </table:table-cell>
          <table:table-cell/>
          <table:table-cell office:value-type="float" office:value="85100030" calcext:value-type="float">
            <text:p>85100030</text:p>
          </table:table-cell>
          <table:table-cell office:value-type="string" calcext:value-type="string">
            <text:p>Finalização: Clareamento dentário de consultório</text:p>
          </table:table-cell>
          <table:table-cell office:value-type="float" office:value="11484651" calcext:value-type="float">
            <text:p>1148465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5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sabela Cristina Ribeiro Soar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4-08" calcext:value-type="date">
            <text:p>8/4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2001294" calcext:value-type="float">
            <text:p>82001294</text:p>
          </table:table-cell>
          <table:table-cell office:value-type="string" calcext:value-type="string">
            <text:p>Finalização: Remoção de dentes semi-inclusos / impactados</text:p>
          </table:table-cell>
          <table:table-cell office:value-type="float" office:value="8111036" calcext:value-type="float">
            <text:p>811103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4-0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sabela Cristina Ribeiro Soar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4-08" calcext:value-type="date">
            <text:p>8/4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1000421" calcext:value-type="float">
            <text:p>81000421</text:p>
          </table:table-cell>
          <table:table-cell office:value-type="string" calcext:value-type="string">
            <text:p>Finalização: Radiografia periapical</text:p>
          </table:table-cell>
          <table:table-cell office:value-type="float" office:value="8111036" calcext:value-type="float">
            <text:p>811103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4-0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sabela Cristina Ribeiro Soar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4-08" calcext:value-type="date">
            <text:p>8/4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1000421" calcext:value-type="float">
            <text:p>81000421</text:p>
          </table:table-cell>
          <table:table-cell office:value-type="string" calcext:value-type="string">
            <text:p>Finalização: Radiografia periapical</text:p>
          </table:table-cell>
          <table:table-cell office:value-type="float" office:value="8111036" calcext:value-type="float">
            <text:p>811103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4-0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y Beatriz Cordeiro de Paul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26" calcext:value-type="date">
            <text:p>26/5/2022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85300047" calcext:value-type="float">
            <text:p>85300047</text:p>
          </table:table-cell>
          <table:table-cell office:value-type="string" calcext:value-type="string">
            <text:p>Finalização: Raspagem supra-gengival</text:p>
          </table:table-cell>
          <table:table-cell office:value-type="float" office:value="7920609" calcext:value-type="float">
            <text:p>792060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5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y Beatriz Cordeiro de Paul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26" calcext:value-type="date">
            <text:p>26/5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Finalização: Profilaxia</text:p>
          </table:table-cell>
          <table:table-cell office:value-type="float" office:value="7920609" calcext:value-type="float">
            <text:p>792060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5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y Beatriz Cordeiro de Paul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26" calcext:value-type="date">
            <text:p>26/5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8" calcext:value-type="float">
            <text:p>99000028</text:p>
          </table:table-cell>
          <table:table-cell office:value-type="string" calcext:value-type="string">
            <text:p>Finalização: Ensino de higiene oral</text:p>
          </table:table-cell>
          <table:table-cell office:value-type="float" office:value="7920609" calcext:value-type="float">
            <text:p>792060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5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y Beatriz Cordeiro de Paul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31" calcext:value-type="date">
            <text:p>31/5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7920609" calcext:value-type="float">
            <text:p>792060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5-3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nder Braz Aguiar Barbos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31" calcext:value-type="date">
            <text:p>31/5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85200158" calcext:value-type="float">
            <text:p>85200158</text:p>
          </table:table-cell>
          <table:table-cell office:value-type="string" calcext:value-type="string">
            <text:p>Finalização: Tratamento endodôntico multirradicular</text:p>
          </table:table-cell>
          <table:table-cell office:value-type="float" office:value="10827011" calcext:value-type="float">
            <text:p>1082701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5-3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nder Braz Aguiar Barbos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31" calcext:value-type="date">
            <text:p>31/5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5200115" calcext:value-type="float">
            <text:p>85200115</text:p>
          </table:table-cell>
          <table:table-cell office:value-type="string" calcext:value-type="string">
            <text:p>Finalização: Retratamento endodôntico unirradicular</text:p>
          </table:table-cell>
          <table:table-cell office:value-type="float" office:value="10827011" calcext:value-type="float">
            <text:p>1082701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5-3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nder Braz Aguiar Barbos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31" calcext:value-type="date">
            <text:p>31/5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5200115" calcext:value-type="float">
            <text:p>85200115</text:p>
          </table:table-cell>
          <table:table-cell office:value-type="string" calcext:value-type="string">
            <text:p>Finalização: Retratamento endodôntico unirradicular</text:p>
          </table:table-cell>
          <table:table-cell office:value-type="float" office:value="10827011" calcext:value-type="float">
            <text:p>1082701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5-3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nder Braz Aguiar Barbos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31" calcext:value-type="date">
            <text:p>31/5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5400076" calcext:value-type="float">
            <text:p>85400076</text:p>
          </table:table-cell>
          <table:table-cell office:value-type="string" calcext:value-type="string">
            <text:p>Finalização: Coroa provisória com pino</text:p>
          </table:table-cell>
          <table:table-cell office:value-type="float" office:value="10827011" calcext:value-type="float">
            <text:p>1082701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5-3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nder Braz Aguiar Barbos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31" calcext:value-type="date">
            <text:p>31/5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5400076" calcext:value-type="float">
            <text:p>85400076</text:p>
          </table:table-cell>
          <table:table-cell office:value-type="string" calcext:value-type="string">
            <text:p>Finalização: Coroa provisória com pino</text:p>
          </table:table-cell>
          <table:table-cell office:value-type="float" office:value="10827011" calcext:value-type="float">
            <text:p>1082701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5-3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zia Maria Neves De Paul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1565030" calcext:value-type="float">
            <text:p>1156503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zia Maria Neves De Paul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Finalização: Profilaxia</text:p>
          </table:table-cell>
          <table:table-cell office:value-type="float" office:value="11565030" calcext:value-type="float">
            <text:p>1156503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zia Maria Neves De Paul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8" calcext:value-type="float">
            <text:p>99000028</text:p>
          </table:table-cell>
          <table:table-cell office:value-type="string" calcext:value-type="string">
            <text:p>Finalização: Ensino de higiene oral</text:p>
          </table:table-cell>
          <table:table-cell office:value-type="float" office:value="11565030" calcext:value-type="float">
            <text:p>1156503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zia Maria Neves De Paul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565030" calcext:value-type="float">
            <text:p>1156503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zia Maria Neves De Paul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PO</text:p>
          </table:table-cell>
          <table:table-cell office:value-type="float" office:value="85100218" calcext:value-type="float">
            <text:p>85100218</text:p>
          </table:table-cell>
          <table:table-cell office:value-type="string" calcext:value-type="string">
            <text:p>Finalização: Restauração em resina fotopolimerizável 3 faces</text:p>
          </table:table-cell>
          <table:table-cell office:value-type="float" office:value="11565030" calcext:value-type="float">
            <text:p>1156503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zia Maria Neves De Paul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565030" calcext:value-type="float">
            <text:p>1156503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zia Maria Neves De Paul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565030" calcext:value-type="float">
            <text:p>1156503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bora Camargo Gonçal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bora Camargo Gonçal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Finalização: Profilaxia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bora Camargo Gonçal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8" calcext:value-type="float">
            <text:p>99000028</text:p>
          </table:table-cell>
          <table:table-cell office:value-type="string" calcext:value-type="string">
            <text:p>Finalização: Ensino de higiene oral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bora Camargo Gonçal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2000832" calcext:value-type="float">
            <text:p>82000832</text:p>
          </table:table-cell>
          <table:table-cell office:value-type="string" calcext:value-type="string">
            <text:p>Finalização: Exodontia de permanente por indicação ortodôntica/protética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bora Camargo Gonçal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s</text:p>
          </table:table-cell>
          <table:table-cell/>
          <table:table-cell office:value-type="float" office:value="99000006" calcext:value-type="float">
            <text:p>99000006</text:p>
          </table:table-cell>
          <table:table-cell office:value-type="string" calcext:value-type="string">
            <text:p>Finalização: Prótese parcial removível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bora Camargo Gonçal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bora Camargo Gonçal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D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bora Camargo Gonçal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P</text:p>
          </table:table-cell>
          <table:table-cell office:value-type="float" office:value="85100218" calcext:value-type="float">
            <text:p>85100218</text:p>
          </table:table-cell>
          <table:table-cell office:value-type="string" calcext:value-type="string">
            <text:p>Finalização: Restauração em resina fotopolimerizável 3 faces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bora Camargo Gonçal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Finalização: Exodontia simples de permanente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bora Camargo Gonçal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5200166" calcext:value-type="float">
            <text:p>85200166</text:p>
          </table:table-cell>
          <table:table-cell office:value-type="string" calcext:value-type="string">
            <text:p>Finalização: Tratamento endodôntico unirradicular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bora Camargo Gonçal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5200140" calcext:value-type="float">
            <text:p>85200140</text:p>
          </table:table-cell>
          <table:table-cell office:value-type="string" calcext:value-type="string">
            <text:p>Finalização: Tratamento endodôntico birradicular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bora Camargo Gonçal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MO</text:p>
          </table:table-cell>
          <table:table-cell office:value-type="float" office:value="85100218" calcext:value-type="float">
            <text:p>85100218</text:p>
          </table:table-cell>
          <table:table-cell office:value-type="string" calcext:value-type="string">
            <text:p>Finalização: Restauração em resina fotopolimerizável 3 faces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bora Camargo Gonçal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DM</text:p>
          </table:table-cell>
          <table:table-cell office:value-type="float" office:value="85100218" calcext:value-type="float">
            <text:p>85100218</text:p>
          </table:table-cell>
          <table:table-cell office:value-type="string" calcext:value-type="string">
            <text:p>Finalização: Restauração em resina fotopolimerizável 3 faces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bora Camargo Gonçal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bora Camargo Gonçal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bora Camargo Gonçal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bora Camargo Gonçal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bora Camargo Gonçal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bora Camargo Gonçal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bora Camargo Gonçal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bora Camargo Gonçal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1" calcext:value-type="date">
            <text:p>1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V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se Wesley Rodrigu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31" calcext:value-type="date">
            <text:p>31/5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Finalização: Exodontia simples de permanente</text:p>
          </table:table-cell>
          <table:table-cell office:value-type="float" office:value="11601663" calcext:value-type="float">
            <text:p>1160166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5-3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se Wesley Rodrigu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2" calcext:value-type="date">
            <text:p>2/6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1601663" calcext:value-type="float">
            <text:p>1160166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bastiao Furtado Diniz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02" calcext:value-type="date">
            <text:p>2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1000421" calcext:value-type="float">
            <text:p>81000421</text:p>
          </table:table-cell>
          <table:table-cell office:value-type="string" calcext:value-type="string">
            <text:p>Finalização: Radiografia periapical</text:p>
          </table:table-cell>
          <table:table-cell office:value-type="float" office:value="8112244" calcext:value-type="float">
            <text:p>811224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0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iana Francisco da Silv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13" calcext:value-type="date">
            <text:p>13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Finalização: Exodontia simples de permanente</text:p>
          </table:table-cell>
          <table:table-cell office:value-type="float" office:value="11446376" calcext:value-type="float">
            <text:p>1144637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1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biana Francisco da Silv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13" calcext:value-type="date">
            <text:p>13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Finalização: Exodontia simples de permanente</text:p>
          </table:table-cell>
          <table:table-cell office:value-type="float" office:value="11446376" calcext:value-type="float">
            <text:p>1144637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1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fael Junior Antunes Batis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15" calcext:value-type="date">
            <text:p>15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482232" calcext:value-type="float">
            <text:p>1148223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1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fael Junior Antunes Batis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15" calcext:value-type="date">
            <text:p>15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482232" calcext:value-type="float">
            <text:p>1148223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1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fael Junior Antunes Batis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15" calcext:value-type="date">
            <text:p>15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482232" calcext:value-type="float">
            <text:p>1148223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1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fael Junior Antunes Batis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15" calcext:value-type="date">
            <text:p>15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482232" calcext:value-type="float">
            <text:p>1148223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1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fael Junior Antunes Batis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15" calcext:value-type="date">
            <text:p>15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1482232" calcext:value-type="float">
            <text:p>1148223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1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fael Junior Antunes Batis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15" calcext:value-type="date">
            <text:p>15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P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1482232" calcext:value-type="float">
            <text:p>1148223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1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fael Junior Antunes Batis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15" calcext:value-type="date">
            <text:p>15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482232" calcext:value-type="float">
            <text:p>1148223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1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liton Silva Fagund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7-11" calcext:value-type="date">
            <text:p>11/7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1000421" calcext:value-type="float">
            <text:p>81000421</text:p>
          </table:table-cell>
          <table:table-cell office:value-type="string" calcext:value-type="string">
            <text:p>Finalização: Radiografia periapical</text:p>
          </table:table-cell>
          <table:table-cell office:value-type="float" office:value="11597454" calcext:value-type="float">
            <text:p>1159745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7-1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liton Silva Fagund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7-11" calcext:value-type="date">
            <text:p>11/7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1000421" calcext:value-type="float">
            <text:p>81000421</text:p>
          </table:table-cell>
          <table:table-cell office:value-type="string" calcext:value-type="string">
            <text:p>Finalização: Radiografia periapical pós acesso e medicação</text:p>
          </table:table-cell>
          <table:table-cell office:value-type="float" office:value="11597454" calcext:value-type="float">
            <text:p>1159745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7-1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liton Silva Fagund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7-11" calcext:value-type="date">
            <text:p>11/7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40" calcext:value-type="float">
            <text:p>99000040</text:p>
          </table:table-cell>
          <table:table-cell office:value-type="string" calcext:value-type="string">
            <text:p>Finalização: Emergência</text:p>
          </table:table-cell>
          <table:table-cell office:value-type="float" office:value="11597454" calcext:value-type="float">
            <text:p>1159745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7-1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azielly Alves Borges Lacerd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9-26" calcext:value-type="date">
            <text:p>26/9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oclusal</text:p>
          </table:table-cell>
          <table:table-cell office:value-type="float" office:value="12246921" calcext:value-type="float">
            <text:p>1224692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9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azielly Alves Borges Lacerd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9-26" calcext:value-type="date">
            <text:p>26/9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float" office:value="85100218" calcext:value-type="float">
            <text:p>85100218</text:p>
          </table:table-cell>
          <table:table-cell office:value-type="string" calcext:value-type="string">
            <text:p>Finalização: Restauração em resina proximal</text:p>
          </table:table-cell>
          <table:table-cell office:value-type="float" office:value="12246921" calcext:value-type="float">
            <text:p>1224692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9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azielly Alves Borges Lacerd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9-26" calcext:value-type="date">
            <text:p>26/9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DO</text:p>
          </table:table-cell>
          <table:table-cell office:value-type="float" office:value="99000077" calcext:value-type="float">
            <text:p>99000077</text:p>
          </table:table-cell>
          <table:table-cell office:value-type="string" calcext:value-type="string">
            <text:p>Finalização: Restauração MOD</text:p>
          </table:table-cell>
          <table:table-cell office:value-type="float" office:value="12246921" calcext:value-type="float">
            <text:p>1224692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9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azielly Alves Borges Lacerd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9-26" calcext:value-type="date">
            <text:p>26/9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5200158" calcext:value-type="float">
            <text:p>85200158</text:p>
          </table:table-cell>
          <table:table-cell office:value-type="string" calcext:value-type="string">
            <text:p>Finalização: Tratamento endodôntico multirradicular</text:p>
          </table:table-cell>
          <table:table-cell office:value-type="float" office:value="12246921" calcext:value-type="float">
            <text:p>1224692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9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azielly Alves Borges Lacerd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9-26" calcext:value-type="date">
            <text:p>26/9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2246921" calcext:value-type="float">
            <text:p>1224692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9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azielly Alves Borges Lacerd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9-26" calcext:value-type="date">
            <text:p>26/9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Finalização: Profilaxia</text:p>
          </table:table-cell>
          <table:table-cell office:value-type="float" office:value="12246921" calcext:value-type="float">
            <text:p>1224692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9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éssica Batista Nav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0-10" calcext:value-type="date">
            <text:p>10/10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85100218" calcext:value-type="float">
            <text:p>85100218</text:p>
          </table:table-cell>
          <table:table-cell office:value-type="string" calcext:value-type="string">
            <text:p>Finalização: Restauração em resina proximal</text:p>
          </table:table-cell>
          <table:table-cell office:value-type="float" office:value="12148689" calcext:value-type="float">
            <text:p>1214868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0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vana da Penha Xavier Faleiro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17" calcext:value-type="date">
            <text:p>17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Finalização: Exodontia simples de permanente</text:p>
          </table:table-cell>
          <table:table-cell office:value-type="float" office:value="7910554" calcext:value-type="float">
            <text:p>791055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vana da Penha Xavier Faleiro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17" calcext:value-type="date">
            <text:p>17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2001294" calcext:value-type="float">
            <text:p>82001294</text:p>
          </table:table-cell>
          <table:table-cell office:value-type="string" calcext:value-type="string">
            <text:p>Finalização: Remoção de dentes semi-inclusos / impactados</text:p>
          </table:table-cell>
          <table:table-cell office:value-type="float" office:value="7910554" calcext:value-type="float">
            <text:p>791055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scyla Lorrany Bailon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17" calcext:value-type="date">
            <text:p>17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2649459" calcext:value-type="float">
            <text:p>1264945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scyla Lorrany Bailon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17" calcext:value-type="date">
            <text:p>17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2649459" calcext:value-type="float">
            <text:p>1264945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scyla Lorrany Bailon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17" calcext:value-type="date">
            <text:p>17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2649459" calcext:value-type="float">
            <text:p>1264945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scyla Lorrany Bailon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17" calcext:value-type="date">
            <text:p>17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2649459" calcext:value-type="float">
            <text:p>1264945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vanio Antonio Pereir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17" calcext:value-type="date">
            <text:p>17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5200166" calcext:value-type="float">
            <text:p>85200166</text:p>
          </table:table-cell>
          <table:table-cell office:value-type="string" calcext:value-type="string">
            <text:p>Finalização: Tratamento endodôntico unirradicular</text:p>
          </table:table-cell>
          <table:table-cell office:value-type="float" office:value="12339831" calcext:value-type="float">
            <text:p>1233983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vanio Antonio Pereir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17" calcext:value-type="date">
            <text:p>17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DO</text:p>
          </table:table-cell>
          <table:table-cell office:value-type="float" office:value="85100218" calcext:value-type="float">
            <text:p>85100218</text:p>
          </table:table-cell>
          <table:table-cell office:value-type="string" calcext:value-type="string">
            <text:p>Finalização: Restauração em resina fotopolimerizável 3 faces</text:p>
          </table:table-cell>
          <table:table-cell office:value-type="float" office:value="12339831" calcext:value-type="float">
            <text:p>1233983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ka Lorranny Rocha Chaga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17" calcext:value-type="date">
            <text:p>17/11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2816080" calcext:value-type="float">
            <text:p>1281608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ka Lorranny Rocha Chaga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17" calcext:value-type="date">
            <text:p>17/11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84000198" calcext:value-type="float">
            <text:p>84000198</text:p>
          </table:table-cell>
          <table:table-cell office:value-type="string" calcext:value-type="string">
            <text:p>Finalização: Profilaxia: polimento coronário</text:p>
          </table:table-cell>
          <table:table-cell office:value-type="float" office:value="12816080" calcext:value-type="float">
            <text:p>1281608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ka Lorranny Rocha Chaga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17" calcext:value-type="date">
            <text:p>17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2816080" calcext:value-type="float">
            <text:p>1281608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ka Lorranny Rocha Chaga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17" calcext:value-type="date">
            <text:p>17/11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2816080" calcext:value-type="float">
            <text:p>1281608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ka Lorranny Rocha Chaga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17" calcext:value-type="date">
            <text:p>17/11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84000198" calcext:value-type="float">
            <text:p>84000198</text:p>
          </table:table-cell>
          <table:table-cell office:value-type="string" calcext:value-type="string">
            <text:p>Finalização: Profilaxia: polimento coronário</text:p>
          </table:table-cell>
          <table:table-cell office:value-type="float" office:value="12816080" calcext:value-type="float">
            <text:p>1281608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rissa da Rocha Venânci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28" calcext:value-type="date">
            <text:p>28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</text:p>
          </table:table-cell>
          <table:table-cell office:value-type="float" office:value="85100226" calcext:value-type="float">
            <text:p>85100226</text:p>
          </table:table-cell>
          <table:table-cell office:value-type="string" calcext:value-type="string">
            <text:p>Finalização: Restauração em resina oclusal-proximal</text:p>
          </table:table-cell>
          <table:table-cell office:value-type="float" office:value="8094677" calcext:value-type="float">
            <text:p>809467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rissa da Rocha Venânci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28" calcext:value-type="date">
            <text:p>28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O</text:p>
          </table:table-cell>
          <table:table-cell office:value-type="float" office:value="85100226" calcext:value-type="float">
            <text:p>85100226</text:p>
          </table:table-cell>
          <table:table-cell office:value-type="string" calcext:value-type="string">
            <text:p>Finalização: Restauração em resina oclusal-proximal</text:p>
          </table:table-cell>
          <table:table-cell office:value-type="float" office:value="8094677" calcext:value-type="float">
            <text:p>809467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rissa da Rocha Venânci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0" calcext:value-type="date">
            <text:p>20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3000089" calcext:value-type="float">
            <text:p>83000089</text:p>
          </table:table-cell>
          <table:table-cell office:value-type="string" calcext:value-type="string">
            <text:p>Finalização: Exodontia simples de decíduo</text:p>
          </table:table-cell>
          <table:table-cell office:value-type="float" office:value="8094677" calcext:value-type="float">
            <text:p>809467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rissa da Rocha Venânci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28" calcext:value-type="date">
            <text:p>28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O</text:p>
          </table:table-cell>
          <table:table-cell office:value-type="float" office:value="99000079" calcext:value-type="float">
            <text:p>99000079</text:p>
          </table:table-cell>
          <table:table-cell office:value-type="string" calcext:value-type="string">
            <text:p>Finalização: Restauração DO</text:p>
          </table:table-cell>
          <table:table-cell office:value-type="float" office:value="8094677" calcext:value-type="float">
            <text:p>809467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atriz de Brito Gonçalv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28" calcext:value-type="date">
            <text:p>28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200166" calcext:value-type="float">
            <text:p>85200166</text:p>
          </table:table-cell>
          <table:table-cell office:value-type="string" calcext:value-type="string">
            <text:p>Finalização: Tratamento endodôntico unirradicular</text:p>
          </table:table-cell>
          <table:table-cell office:value-type="float" office:value="12556214" calcext:value-type="float">
            <text:p>125562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atriz de Brito Gonçalv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28" calcext:value-type="date">
            <text:p>28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2556214" calcext:value-type="float">
            <text:p>125562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atriz de Brito Gonçalv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28" calcext:value-type="date">
            <text:p>28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5200158" calcext:value-type="float">
            <text:p>85200158</text:p>
          </table:table-cell>
          <table:table-cell office:value-type="string" calcext:value-type="string">
            <text:p>Finalização: Tratamento endodôntico multirradicular</text:p>
          </table:table-cell>
          <table:table-cell office:value-type="float" office:value="12556214" calcext:value-type="float">
            <text:p>125562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atriz de Brito Gonçalv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28" calcext:value-type="date">
            <text:p>28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2556214" calcext:value-type="float">
            <text:p>125562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atriz de Brito Gonçalv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28" calcext:value-type="date">
            <text:p>28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1000421" calcext:value-type="float">
            <text:p>81000421</text:p>
          </table:table-cell>
          <table:table-cell office:value-type="string" calcext:value-type="string">
            <text:p>Finalização: Radiografia periapical</text:p>
          </table:table-cell>
          <table:table-cell office:value-type="float" office:value="12556214" calcext:value-type="float">
            <text:p>125562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melia Neves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5" calcext:value-type="date">
            <text:p>5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P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9610897" calcext:value-type="float">
            <text:p>961089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ão Mariano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0-13" calcext:value-type="date">
            <text:p>13/10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3185123" calcext:value-type="float">
            <text:p>1318512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0-1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manda Alves Andrade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2-17" calcext:value-type="date">
            <text:p>17/2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0790765" calcext:value-type="float">
            <text:p>1079076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2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manda Alves Andrade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2-17" calcext:value-type="date">
            <text:p>17/2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Finalização: Profilaxia</text:p>
          </table:table-cell>
          <table:table-cell office:value-type="float" office:value="10790765" calcext:value-type="float">
            <text:p>1079076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2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manda Alves Andrade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2-17" calcext:value-type="date">
            <text:p>17/2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0790765" calcext:value-type="float">
            <text:p>1079076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2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Paula Gomes Porte Ribeir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8-19" calcext:value-type="date">
            <text:p>19/8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M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2114112" calcext:value-type="float">
            <text:p>1211411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8-1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Paula Gomes Porte Ribeir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8-19" calcext:value-type="date">
            <text:p>19/8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DO</text:p>
          </table:table-cell>
          <table:table-cell office:value-type="float" office:value="851002180" calcext:value-type="float">
            <text:p>851002180</text:p>
          </table:table-cell>
          <table:table-cell office:value-type="string" calcext:value-type="string">
            <text:p>Finalização: Restauração em resina fotopolimerizável 3 faces</text:p>
          </table:table-cell>
          <table:table-cell office:value-type="float" office:value="12114112" calcext:value-type="float">
            <text:p>1211411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8-1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Paula Gomes Porte Ribeir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8-19" calcext:value-type="date">
            <text:p>19/8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2114112" calcext:value-type="float">
            <text:p>1211411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8-1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Paula Gomes Porte Ribeir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8-19" calcext:value-type="date">
            <text:p>19/8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2114112" calcext:value-type="float">
            <text:p>1211411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8-1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Paula Gomes Porte Ribeir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8-19" calcext:value-type="date">
            <text:p>19/8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2114112" calcext:value-type="float">
            <text:p>1211411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8-1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Paula Gomes Porte Ribeir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8-19" calcext:value-type="date">
            <text:p>19/8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5100021" calcext:value-type="float">
            <text:p>85100021</text:p>
          </table:table-cell>
          <table:table-cell office:value-type="string" calcext:value-type="string">
            <text:p>Finalização: Clareamento dentário caseiro</text:p>
          </table:table-cell>
          <table:table-cell office:value-type="float" office:value="12114112" calcext:value-type="float">
            <text:p>1211411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8-1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Paula Gomes Porte Ribeir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8-19" calcext:value-type="date">
            <text:p>19/8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2114112" calcext:value-type="float">
            <text:p>1211411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8-1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Paula Gomes Porte Ribeir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8-19" calcext:value-type="date">
            <text:p>19/8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Finalização: Profilaxia</text:p>
          </table:table-cell>
          <table:table-cell office:value-type="float" office:value="12114112" calcext:value-type="float">
            <text:p>1211411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8-1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Júlia Lopes Tavares Moreir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613014" calcext:value-type="float">
            <text:p>116130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Júlia Lopes Tavares Moreir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613014" calcext:value-type="float">
            <text:p>116130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Júlia Lopes Tavares Moreir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613014" calcext:value-type="float">
            <text:p>116130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Júlia Lopes Tavares Moreir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M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1613014" calcext:value-type="float">
            <text:p>116130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Júlia Lopes Tavares Moreir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1613014" calcext:value-type="float">
            <text:p>116130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Júlia Lopes Tavares Moreir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1613014" calcext:value-type="float">
            <text:p>116130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Júlia Lopes Tavares Moreir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613014" calcext:value-type="float">
            <text:p>116130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Júlia Lopes Tavares Moreir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613014" calcext:value-type="float">
            <text:p>116130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Júlia Lopes Tavares Moreir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613014" calcext:value-type="float">
            <text:p>116130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Júlia Lopes Tavares Moreir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MO</text:p>
          </table:table-cell>
          <table:table-cell office:value-type="float" office:value="851002180" calcext:value-type="float">
            <text:p>851002180</text:p>
          </table:table-cell>
          <table:table-cell office:value-type="string" calcext:value-type="string">
            <text:p>Finalização: Restauração em resina fotopolimerizável 3 faces</text:p>
          </table:table-cell>
          <table:table-cell office:value-type="float" office:value="11613014" calcext:value-type="float">
            <text:p>116130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Júlia Lopes Tavares Moreir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Finalização: Profilaxia</text:p>
          </table:table-cell>
          <table:table-cell office:value-type="float" office:value="11613014" calcext:value-type="float">
            <text:p>116130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Luiza Lopes Tavares Queiroz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915625" calcext:value-type="float">
            <text:p>891562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Luiza Lopes Tavares Queiroz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915625" calcext:value-type="float">
            <text:p>891562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Luiza Lopes Tavares Queiroz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915625" calcext:value-type="float">
            <text:p>891562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Luiza Lopes Tavares Queiroz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3000089" calcext:value-type="float">
            <text:p>83000089</text:p>
          </table:table-cell>
          <table:table-cell office:value-type="string" calcext:value-type="string">
            <text:p>Finalização: Exodontia simples de decíduo</text:p>
          </table:table-cell>
          <table:table-cell office:value-type="float" office:value="8915625" calcext:value-type="float">
            <text:p>891562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Luiza Lopes Tavares Queiroz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3000089" calcext:value-type="float">
            <text:p>83000089</text:p>
          </table:table-cell>
          <table:table-cell office:value-type="string" calcext:value-type="string">
            <text:p>Finalização: Exodontia simples de decíduo</text:p>
          </table:table-cell>
          <table:table-cell office:value-type="float" office:value="8915625" calcext:value-type="float">
            <text:p>891562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Luiza Lopes Tavares Queiroz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3000089" calcext:value-type="float">
            <text:p>83000089</text:p>
          </table:table-cell>
          <table:table-cell office:value-type="string" calcext:value-type="string">
            <text:p>Finalização: Exodontia simples de decíduo</text:p>
          </table:table-cell>
          <table:table-cell office:value-type="float" office:value="8915625" calcext:value-type="float">
            <text:p>891562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a Luiza Lopes Tavares Queiroz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9" calcext:value-type="date">
            <text:p>29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83000089" calcext:value-type="float">
            <text:p>83000089</text:p>
          </table:table-cell>
          <table:table-cell office:value-type="string" calcext:value-type="string">
            <text:p>Finalização: Exodontia simples de decíduo</text:p>
          </table:table-cell>
          <table:table-cell office:value-type="float" office:value="8915625" calcext:value-type="float">
            <text:p>891562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riel Moreira Machad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1-19" calcext:value-type="date">
            <text:p>19/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5200158" calcext:value-type="float">
            <text:p>85200158</text:p>
          </table:table-cell>
          <table:table-cell office:value-type="string" calcext:value-type="string">
            <text:p>Finalização: Tratamento endodôntico multirradicular</text:p>
          </table:table-cell>
          <table:table-cell office:value-type="float" office:value="13185475" calcext:value-type="float">
            <text:p>1318547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1-1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tonio Navarro de Lima Net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14" calcext:value-type="date">
            <text:p>14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O</text:p>
          </table:table-cell>
          <table:table-cell office:value-type="float" office:value="99000079" calcext:value-type="float">
            <text:p>99000079</text:p>
          </table:table-cell>
          <table:table-cell office:value-type="string" calcext:value-type="string">
            <text:p>Finalização: Restauração DO</text:p>
          </table:table-cell>
          <table:table-cell office:value-type="float" office:value="9586722" calcext:value-type="float">
            <text:p>958672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1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tonio Navarro de Lima Net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14" calcext:value-type="date">
            <text:p>14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</text:p>
          </table:table-cell>
          <table:table-cell office:value-type="float" office:value="99000078" calcext:value-type="float">
            <text:p>99000078</text:p>
          </table:table-cell>
          <table:table-cell office:value-type="string" calcext:value-type="string">
            <text:p>Finalização: Restauração MO</text:p>
          </table:table-cell>
          <table:table-cell office:value-type="float" office:value="9586722" calcext:value-type="float">
            <text:p>958672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1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tonio Joao Aguiar Araujo Gom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8-19" calcext:value-type="date">
            <text:p>19/8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Finalização: Exodontia simples de permanente</text:p>
          </table:table-cell>
          <table:table-cell office:value-type="float" office:value="13185541" calcext:value-type="float">
            <text:p>1318554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8-1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loisa Mendes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9" calcext:value-type="date">
            <text:p>9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2816538" calcext:value-type="float">
            <text:p>1281653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loisa Mendes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9" calcext:value-type="date">
            <text:p>9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2816538" calcext:value-type="float">
            <text:p>1281653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aldo Soares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10" calcext:value-type="date">
            <text:p>10/1/2023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84000198" calcext:value-type="float">
            <text:p>84000198</text:p>
          </table:table-cell>
          <table:table-cell office:value-type="string" calcext:value-type="string">
            <text:p>Finalização: Profilaxia: polimento coronário</text:p>
          </table:table-cell>
          <table:table-cell office:value-type="float" office:value="12976310" calcext:value-type="float">
            <text:p>1297631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aldo Soares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10" calcext:value-type="date">
            <text:p>10/1/2023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2976310" calcext:value-type="float">
            <text:p>1297631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aldo Soares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10" calcext:value-type="date">
            <text:p>10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1000421" calcext:value-type="float">
            <text:p>81000421</text:p>
          </table:table-cell>
          <table:table-cell office:value-type="string" calcext:value-type="string">
            <text:p>Finalização: Radiografia periapical</text:p>
          </table:table-cell>
          <table:table-cell office:value-type="float" office:value="12976310" calcext:value-type="float">
            <text:p>1297631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queline Alves Martin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11" calcext:value-type="date">
            <text:p>1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58250" calcext:value-type="float">
            <text:p>805825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1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loisa Mendes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24" calcext:value-type="date">
            <text:p>24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2816538" calcext:value-type="float">
            <text:p>1281653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loisa Mendes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24" calcext:value-type="date">
            <text:p>24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2816538" calcext:value-type="float">
            <text:p>1281653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ancielly de Lima Ribeir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31" calcext:value-type="date">
            <text:p>3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9035428" calcext:value-type="float">
            <text:p>90354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3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ancielly de Lima Ribeir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31" calcext:value-type="date">
            <text:p>3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9035428" calcext:value-type="float">
            <text:p>90354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3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ancielly de Lima Ribeir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31" calcext:value-type="date">
            <text:p>3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9035428" calcext:value-type="float">
            <text:p>90354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3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ancielly de Lima Ribeir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31" calcext:value-type="date">
            <text:p>3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1000421" calcext:value-type="float">
            <text:p>81000421</text:p>
          </table:table-cell>
          <table:table-cell office:value-type="string" calcext:value-type="string">
            <text:p>Finalização: Radiografia periapical</text:p>
          </table:table-cell>
          <table:table-cell office:value-type="float" office:value="9035428" calcext:value-type="float">
            <text:p>90354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3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se Carlos Oliveira Gam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2-01" calcext:value-type="date">
            <text:p>1/2/2023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81000065" calcext:value-type="float">
            <text:p>81000065</text:p>
          </table:table-cell>
          <table:table-cell office:value-type="string" calcext:value-type="string">
            <text:p>Finalização: Consulta odontológica inicial</text:p>
          </table:table-cell>
          <table:table-cell office:value-type="float" office:value="13379362" calcext:value-type="float">
            <text:p>133793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2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loisa Mendes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2-02" calcext:value-type="date">
            <text:p>2/2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2816538" calcext:value-type="float">
            <text:p>1281653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2-0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loisa Mendes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2-02" calcext:value-type="date">
            <text:p>2/2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2816538" calcext:value-type="float">
            <text:p>1281653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2-0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 Elenice de Oliveira Lem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2-02" calcext:value-type="date">
            <text:p>2/2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1000421" calcext:value-type="float">
            <text:p>81000421</text:p>
          </table:table-cell>
          <table:table-cell office:value-type="string" calcext:value-type="string">
            <text:p>Finalização: Radiografia periapical</text:p>
          </table:table-cell>
          <table:table-cell office:value-type="float" office:value="13166519" calcext:value-type="float">
            <text:p>1316651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2-0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 Elenice de Oliveira Lem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2-02" calcext:value-type="date">
            <text:p>2/2/2023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3166519" calcext:value-type="float">
            <text:p>1316651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2-0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a Elenice de Oliveira Lem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2-02" calcext:value-type="date">
            <text:p>2/2/2023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8" calcext:value-type="float">
            <text:p>99000028</text:p>
          </table:table-cell>
          <table:table-cell office:value-type="string" calcext:value-type="string">
            <text:p>Finalização: Ensino de higiene oral</text:p>
          </table:table-cell>
          <table:table-cell office:value-type="float" office:value="13166519" calcext:value-type="float">
            <text:p>1316651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2-0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vanildes Bergamelli de Brit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2-13" calcext:value-type="date">
            <text:p>13/2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3442875" calcext:value-type="float">
            <text:p>1344287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2-1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se Carlos Oliveira Gam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2-23" calcext:value-type="date">
            <text:p>23/2/2023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3379362" calcext:value-type="float">
            <text:p>133793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2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se Carlos Oliveira Gam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2-23" calcext:value-type="date">
            <text:p>23/2/2023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8" calcext:value-type="float">
            <text:p>99000028</text:p>
          </table:table-cell>
          <table:table-cell office:value-type="string" calcext:value-type="string">
            <text:p>Finalização: Ensino de higiene oral</text:p>
          </table:table-cell>
          <table:table-cell office:value-type="float" office:value="13379362" calcext:value-type="float">
            <text:p>133793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2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se Carlos Oliveira Gam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2-28" calcext:value-type="date">
            <text:p>28/2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3379362" calcext:value-type="float">
            <text:p>133793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2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se Carlos Oliveira Gam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1" calcext:value-type="date">
            <text:p>21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Finalização: Restauração</text:p>
          </table:table-cell>
          <table:table-cell office:value-type="float" office:value="13379362" calcext:value-type="float">
            <text:p>133793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se Carlos Oliveira Gam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1" calcext:value-type="date">
            <text:p>21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P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3379362" calcext:value-type="float">
            <text:p>133793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se Carlos Oliveira Gam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1" calcext:value-type="date">
            <text:p>21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M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3379362" calcext:value-type="float">
            <text:p>133793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se Carlos Oliveira Gam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1" calcext:value-type="date">
            <text:p>21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Finalização: Restauração</text:p>
          </table:table-cell>
          <table:table-cell office:value-type="float" office:value="13379362" calcext:value-type="float">
            <text:p>133793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se Carlos Oliveira Gam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1" calcext:value-type="date">
            <text:p>21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3379362" calcext:value-type="float">
            <text:p>133793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se Carlos Oliveira Gam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1" calcext:value-type="date">
            <text:p>21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3379362" calcext:value-type="float">
            <text:p>133793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se Carlos Oliveira Gam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1" calcext:value-type="date">
            <text:p>21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office:value-type="float" office:value="99000004" calcext:value-type="float">
            <text:p>99000004</text:p>
          </table:table-cell>
          <table:table-cell office:value-type="string" calcext:value-type="string">
            <text:p>Finalização: Restauração</text:p>
          </table:table-cell>
          <table:table-cell office:value-type="float" office:value="13379362" calcext:value-type="float">
            <text:p>133793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dersson Moreira Bas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5" calcext:value-type="date">
            <text:p>25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5400262" calcext:value-type="float">
            <text:p>85400262</text:p>
          </table:table-cell>
          <table:table-cell office:value-type="string" calcext:value-type="string">
            <text:p>Finalização: Pino pré fabricado</text:p>
          </table:table-cell>
          <table:table-cell office:value-type="float" office:value="13167578" calcext:value-type="float">
            <text:p>1316757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dersson Moreira Bas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5" calcext:value-type="date">
            <text:p>25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5400262" calcext:value-type="float">
            <text:p>85400262</text:p>
          </table:table-cell>
          <table:table-cell office:value-type="string" calcext:value-type="string">
            <text:p>Finalização: Pino pré fabricado</text:p>
          </table:table-cell>
          <table:table-cell office:value-type="float" office:value="13167578" calcext:value-type="float">
            <text:p>1316757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dersson Moreira Bas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5" calcext:value-type="date">
            <text:p>25/3/2023</text:p>
          </table:table-cell>
          <table:table-cell office:value-type="string" calcext:value-type="string">
            <text:p>EA Servicos Odontologicos Eireli</text:p>
          </table:table-cell>
          <table:table-cell table:style-name="ce2" office:value-type="date" office:date-value="2022-12-01" calcext:value-type="date">
            <text:p>dez/22</text:p>
          </table:table-cell>
          <table:table-cell/>
          <table:table-cell office:value-type="float" office:value="85400084" calcext:value-type="float">
            <text:p>85400084</text:p>
          </table:table-cell>
          <table:table-cell office:value-type="string" calcext:value-type="string">
            <text:p>Finalização: Coroa provisória sem pino</text:p>
          </table:table-cell>
          <table:table-cell office:value-type="float" office:value="13167578" calcext:value-type="float">
            <text:p>1316757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dersson Moreira Bas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5" calcext:value-type="date">
            <text:p>25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9000049" calcext:value-type="float">
            <text:p>99000049</text:p>
          </table:table-cell>
          <table:table-cell office:value-type="string" calcext:value-type="string">
            <text:p>Finalização: Aumento de coroa clínica</text:p>
          </table:table-cell>
          <table:table-cell office:value-type="float" office:value="13167578" calcext:value-type="float">
            <text:p>1316757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dersson Moreira Bas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5" calcext:value-type="date">
            <text:p>25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9000049" calcext:value-type="float">
            <text:p>99000049</text:p>
          </table:table-cell>
          <table:table-cell office:value-type="string" calcext:value-type="string">
            <text:p>Finalização: Aumento de coroa clínica</text:p>
          </table:table-cell>
          <table:table-cell office:value-type="float" office:value="13167578" calcext:value-type="float">
            <text:p>1316757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dersson Moreira Bas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5" calcext:value-type="date">
            <text:p>25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9000049" calcext:value-type="float">
            <text:p>99000049</text:p>
          </table:table-cell>
          <table:table-cell office:value-type="string" calcext:value-type="string">
            <text:p>Finalização: Aumento de coroa clínica</text:p>
          </table:table-cell>
          <table:table-cell office:value-type="float" office:value="13167578" calcext:value-type="float">
            <text:p>1316757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dersson Moreira Bas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5" calcext:value-type="date">
            <text:p>25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000049" calcext:value-type="float">
            <text:p>99000049</text:p>
          </table:table-cell>
          <table:table-cell office:value-type="string" calcext:value-type="string">
            <text:p>Finalização: Aumento de coroa clínica</text:p>
          </table:table-cell>
          <table:table-cell office:value-type="float" office:value="13167578" calcext:value-type="float">
            <text:p>1316757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dersson Moreira Bas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5" calcext:value-type="date">
            <text:p>25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5400262" calcext:value-type="float">
            <text:p>85400262</text:p>
          </table:table-cell>
          <table:table-cell office:value-type="string" calcext:value-type="string">
            <text:p>Finalização: Pino pré fabricado</text:p>
          </table:table-cell>
          <table:table-cell office:value-type="float" office:value="13167578" calcext:value-type="float">
            <text:p>1316757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nyelle de Oliveira Lem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5" calcext:value-type="date">
            <text:p>25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2001294" calcext:value-type="float">
            <text:p>82001294</text:p>
          </table:table-cell>
          <table:table-cell office:value-type="string" calcext:value-type="string">
            <text:p>Finalização: Remoção de dentes semi-inclusos / impactados</text:p>
          </table:table-cell>
          <table:table-cell office:value-type="float" office:value="9084445" calcext:value-type="float">
            <text:p>908444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nyelle de Oliveira Lem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5" calcext:value-type="date">
            <text:p>25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2001294" calcext:value-type="float">
            <text:p>82001294</text:p>
          </table:table-cell>
          <table:table-cell office:value-type="string" calcext:value-type="string">
            <text:p>Finalização: Remoção de dentes semi-inclusos / impactados</text:p>
          </table:table-cell>
          <table:table-cell office:value-type="float" office:value="9084445" calcext:value-type="float">
            <text:p>908444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nyelle de Oliveira Lem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5" calcext:value-type="date">
            <text:p>25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2001294" calcext:value-type="float">
            <text:p>82001294</text:p>
          </table:table-cell>
          <table:table-cell office:value-type="string" calcext:value-type="string">
            <text:p>Finalização: Remoção de dentes semi-inclusos / impactados</text:p>
          </table:table-cell>
          <table:table-cell office:value-type="float" office:value="9084445" calcext:value-type="float">
            <text:p>908444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nyelle de Oliveira Lem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5" calcext:value-type="date">
            <text:p>25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2001294" calcext:value-type="float">
            <text:p>82001294</text:p>
          </table:table-cell>
          <table:table-cell office:value-type="string" calcext:value-type="string">
            <text:p>Finalização: Remoção de dentes semi-inclusos / impactados</text:p>
          </table:table-cell>
          <table:table-cell office:value-type="float" office:value="9084445" calcext:value-type="float">
            <text:p>908444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nyelle de Oliveira Lem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5" calcext:value-type="date">
            <text:p>25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1000421" calcext:value-type="float">
            <text:p>81000421</text:p>
          </table:table-cell>
          <table:table-cell office:value-type="string" calcext:value-type="string">
            <text:p>Finalização: Radiografia periapical</text:p>
          </table:table-cell>
          <table:table-cell office:value-type="float" office:value="9084445" calcext:value-type="float">
            <text:p>908444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nyelle de Oliveira Lem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5" calcext:value-type="date">
            <text:p>25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1000421" calcext:value-type="float">
            <text:p>81000421</text:p>
          </table:table-cell>
          <table:table-cell office:value-type="string" calcext:value-type="string">
            <text:p>Finalização: Radiografia periapical</text:p>
          </table:table-cell>
          <table:table-cell office:value-type="float" office:value="9084445" calcext:value-type="float">
            <text:p>908444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nyelle de Oliveira Lem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5" calcext:value-type="date">
            <text:p>25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1000421" calcext:value-type="float">
            <text:p>81000421</text:p>
          </table:table-cell>
          <table:table-cell office:value-type="string" calcext:value-type="string">
            <text:p>Finalização: Radiografia periapical</text:p>
          </table:table-cell>
          <table:table-cell office:value-type="float" office:value="9084445" calcext:value-type="float">
            <text:p>908444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nyelle de Oliveira Lem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5" calcext:value-type="date">
            <text:p>25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1000421" calcext:value-type="float">
            <text:p>81000421</text:p>
          </table:table-cell>
          <table:table-cell office:value-type="string" calcext:value-type="string">
            <text:p>Finalização: Radiografia periapical</text:p>
          </table:table-cell>
          <table:table-cell office:value-type="float" office:value="9084445" calcext:value-type="float">
            <text:p>908444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ka Lorranny Rocha Chaga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17" calcext:value-type="date">
            <text:p>17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2816080" calcext:value-type="float">
            <text:p>1281608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ka Lorranny Rocha Chaga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29" calcext:value-type="date">
            <text:p>29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2816080" calcext:value-type="float">
            <text:p>1281608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ka Lorranny Rocha Chaga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29" calcext:value-type="date">
            <text:p>29/11/2022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85100021" calcext:value-type="float">
            <text:p>85100021</text:p>
          </table:table-cell>
          <table:table-cell office:value-type="string" calcext:value-type="string">
            <text:p>Finalização: Clareamento dentário caseiro</text:p>
          </table:table-cell>
          <table:table-cell office:value-type="float" office:value="12816080" calcext:value-type="float">
            <text:p>1281608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ka Lorranny Rocha Chaga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29" calcext:value-type="date">
            <text:p>29/11/2022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NULL</text:p>
          </table:table-cell>
          <table:table-cell office:value-type="float" office:value="85100021" calcext:value-type="float">
            <text:p>85100021</text:p>
          </table:table-cell>
          <table:table-cell office:value-type="string" calcext:value-type="string">
            <text:p>Finalização: Clareamento dentário caseiro</text:p>
          </table:table-cell>
          <table:table-cell office:value-type="float" office:value="12816080" calcext:value-type="float">
            <text:p>1281608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rrany Pereira Porte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9" calcext:value-type="date">
            <text:p>29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5400238" calcext:value-type="float">
            <text:p>85400238</text:p>
          </table:table-cell>
          <table:table-cell office:value-type="string" calcext:value-type="string">
            <text:p>Finalização: Onlay de resina indireta</text:p>
          </table:table-cell>
          <table:table-cell office:value-type="float" office:value="8889459" calcext:value-type="float">
            <text:p>888945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rrany Pereira Porte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9" calcext:value-type="date">
            <text:p>29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5400084" calcext:value-type="float">
            <text:p>85400084</text:p>
          </table:table-cell>
          <table:table-cell office:value-type="string" calcext:value-type="string">
            <text:p>Finalização: Coroa provisória sem pino</text:p>
          </table:table-cell>
          <table:table-cell office:value-type="float" office:value="8889459" calcext:value-type="float">
            <text:p>888945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inete Araujo dos Santos Pass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9" calcext:value-type="date">
            <text:p>29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MO</text:p>
          </table:table-cell>
          <table:table-cell office:value-type="float" office:value="85100218" calcext:value-type="float">
            <text:p>85100218</text:p>
          </table:table-cell>
          <table:table-cell office:value-type="string" calcext:value-type="string">
            <text:p>Finalização: Restauração em resina fotopolimerizável 3 faces</text:p>
          </table:table-cell>
          <table:table-cell office:value-type="float" office:value="12052611" calcext:value-type="float">
            <text:p>1205261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inete Araujo dos Santos Pass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9" calcext:value-type="date">
            <text:p>29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MO</text:p>
          </table:table-cell>
          <table:table-cell office:value-type="float" office:value="85100218" calcext:value-type="float">
            <text:p>85100218</text:p>
          </table:table-cell>
          <table:table-cell office:value-type="string" calcext:value-type="string">
            <text:p>Finalização: Restauração em resina fotopolimerizável 3 faces</text:p>
          </table:table-cell>
          <table:table-cell office:value-type="float" office:value="12052611" calcext:value-type="float">
            <text:p>1205261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inete Araujo dos Santos Pass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9" calcext:value-type="date">
            <text:p>29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2052611" calcext:value-type="float">
            <text:p>1205261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inete Araujo dos Santos Pass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9" calcext:value-type="date">
            <text:p>29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2052611" calcext:value-type="float">
            <text:p>1205261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inete Araujo dos Santos Pass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9" calcext:value-type="date">
            <text:p>29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2052611" calcext:value-type="float">
            <text:p>1205261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inete Araujo dos Santos Pass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9" calcext:value-type="date">
            <text:p>29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2052611" calcext:value-type="float">
            <text:p>1205261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ovanna Alves Monteiro de Assunçã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9" calcext:value-type="date">
            <text:p>29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5200107" calcext:value-type="float">
            <text:p>85200107</text:p>
          </table:table-cell>
          <table:table-cell office:value-type="string" calcext:value-type="string">
            <text:p>Finalização: Retratamento endodôntico multirradicular</text:p>
          </table:table-cell>
          <table:table-cell office:value-type="float" office:value="13443052" calcext:value-type="float">
            <text:p>1344305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ovanna Alves Monteiro de Assunçã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9" calcext:value-type="date">
            <text:p>29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5400262" calcext:value-type="float">
            <text:p>85400262</text:p>
          </table:table-cell>
          <table:table-cell office:value-type="string" calcext:value-type="string">
            <text:p>Finalização: Pino de fibra de vidro</text:p>
          </table:table-cell>
          <table:table-cell office:value-type="float" office:value="13443052" calcext:value-type="float">
            <text:p>1344305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ovanna Alves Monteiro de Assunçã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9" calcext:value-type="date">
            <text:p>29/3/2023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85100021" calcext:value-type="float">
            <text:p>85100021</text:p>
          </table:table-cell>
          <table:table-cell office:value-type="string" calcext:value-type="string">
            <text:p>Finalização: Clareamento dentário caseiro</text:p>
          </table:table-cell>
          <table:table-cell office:value-type="float" office:value="13443052" calcext:value-type="float">
            <text:p>1344305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ovanna Alves Monteiro de Assunçã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9" calcext:value-type="date">
            <text:p>29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5400084" calcext:value-type="float">
            <text:p>85400084</text:p>
          </table:table-cell>
          <table:table-cell office:value-type="string" calcext:value-type="string">
            <text:p>Finalização: Coroa provisória sem pino</text:p>
          </table:table-cell>
          <table:table-cell office:value-type="float" office:value="13443052" calcext:value-type="float">
            <text:p>1344305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cos Vinicios Marques Antun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9" calcext:value-type="date">
            <text:p>29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2000832" calcext:value-type="float">
            <text:p>82000832</text:p>
          </table:table-cell>
          <table:table-cell office:value-type="string" calcext:value-type="string">
            <text:p>Finalização: Exodontia de permanente por indicação ortodôntica/protética</text:p>
          </table:table-cell>
          <table:table-cell office:value-type="float" office:value="12704193" calcext:value-type="float">
            <text:p>1270419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cos Vinicios Marques Antun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9" calcext:value-type="date">
            <text:p>29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2704193" calcext:value-type="float">
            <text:p>1270419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cos Vinicios Marques Antun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9" calcext:value-type="date">
            <text:p>29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2704193" calcext:value-type="float">
            <text:p>1270419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cos Vinicios Marques Antun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9" calcext:value-type="date">
            <text:p>29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5200166" calcext:value-type="float">
            <text:p>85200166</text:p>
          </table:table-cell>
          <table:table-cell office:value-type="string" calcext:value-type="string">
            <text:p>Finalização: Tratamento endodôntico unirradicular</text:p>
          </table:table-cell>
          <table:table-cell office:value-type="float" office:value="12704193" calcext:value-type="float">
            <text:p>1270419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cos Vinicios Marques Antun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9" calcext:value-type="date">
            <text:p>29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2704193" calcext:value-type="float">
            <text:p>1270419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cos Vinicios Marques Antun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9" calcext:value-type="date">
            <text:p>29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2000832" calcext:value-type="float">
            <text:p>82000832</text:p>
          </table:table-cell>
          <table:table-cell office:value-type="string" calcext:value-type="string">
            <text:p>Finalização: Exodontia de permanente por indicação ortodôntica/protética</text:p>
          </table:table-cell>
          <table:table-cell office:value-type="float" office:value="12704193" calcext:value-type="float">
            <text:p>1270419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cos Vinicios Marques Antun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9" calcext:value-type="date">
            <text:p>29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2704193" calcext:value-type="float">
            <text:p>1270419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cos Vinicios Marques Antun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9" calcext:value-type="date">
            <text:p>29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82000859" calcext:value-type="float">
            <text:p>82000859</text:p>
          </table:table-cell>
          <table:table-cell office:value-type="string" calcext:value-type="string">
            <text:p>Finalização: Exodontia de raiz residual</text:p>
          </table:table-cell>
          <table:table-cell office:value-type="float" office:value="12704193" calcext:value-type="float">
            <text:p>1270419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cos Vinicios Marques Antun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9" calcext:value-type="date">
            <text:p>29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2704193" calcext:value-type="float">
            <text:p>1270419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cos Vinicios Marques Antun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3-29" calcext:value-type="date">
            <text:p>29/3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2704193" calcext:value-type="float">
            <text:p>1270419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lene Soares de Menez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2-14" calcext:value-type="date">
            <text:p>14/12/2021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85100030" calcext:value-type="float">
            <text:p>85100030</text:p>
          </table:table-cell>
          <table:table-cell office:value-type="string" calcext:value-type="string">
            <text:p>Finalização: Clareamento dentário de consultório</text:p>
          </table:table-cell>
          <table:table-cell office:value-type="float" office:value="13258856" calcext:value-type="float">
            <text:p>13258856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12-1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uza Abreu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0-28" calcext:value-type="date">
            <text:p>28/10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0249544" calcext:value-type="float">
            <text:p>10249544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10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uza Abreu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0-28" calcext:value-type="date">
            <text:p>28/10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9000012" calcext:value-type="float">
            <text:p>99000012</text:p>
          </table:table-cell>
          <table:table-cell office:value-type="string" calcext:value-type="string">
            <text:p>Finalização: Tratamento de canal</text:p>
          </table:table-cell>
          <table:table-cell office:value-type="float" office:value="10249544" calcext:value-type="float">
            <text:p>10249544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10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19" calcext:value-type="date">
            <text:p>19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office:value-type="float" office:value="85100137" calcext:value-type="float">
            <text:p>85100137</text:p>
          </table:table-cell>
          <table:table-cell office:value-type="string" calcext:value-type="string">
            <text:p>Finalização: Restauração em ionômero de vidro - 1 face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3-01-1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office:value-type="float" office:value="85100137" calcext:value-type="float">
            <text:p>85100137</text:p>
          </table:table-cell>
          <table:table-cell office:value-type="string" calcext:value-type="string">
            <text:p>Finalização: Restauração em ionômero de vidro - 1 face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19" calcext:value-type="date">
            <text:p>19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office:value-type="float" office:value="85100137" calcext:value-type="float">
            <text:p>85100137</text:p>
          </table:table-cell>
          <table:table-cell office:value-type="string" calcext:value-type="string">
            <text:p>Restauração em resina fotopolimerizável 1 face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3-01-1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85100137" calcext:value-type="float">
            <text:p>85100137</text:p>
          </table:table-cell>
          <table:table-cell office:value-type="string" calcext:value-type="string">
            <text:p>Finalização: Restauração em ionômero de vidro - 1 face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office:value-type="float" office:value="85100137" calcext:value-type="float">
            <text:p>85100137</text:p>
          </table:table-cell>
          <table:table-cell office:value-type="string" calcext:value-type="string">
            <text:p>Finalização: Restauração em ionômero de vidro - 1 face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office:value-type="float" office:value="85100137" calcext:value-type="float">
            <text:p>85100137</text:p>
          </table:table-cell>
          <table:table-cell office:value-type="string" calcext:value-type="string">
            <text:p>Finalização: Restauração em ionômero de vidro - 1 face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office:value-type="float" office:value="85100137" calcext:value-type="float">
            <text:p>85100137</text:p>
          </table:table-cell>
          <table:table-cell office:value-type="string" calcext:value-type="string">
            <text:p>Finalização: Restauração em ionômero de vidro - 1 face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office:value-type="float" office:value="85100137" calcext:value-type="float">
            <text:p>85100137</text:p>
          </table:table-cell>
          <table:table-cell office:value-type="string" calcext:value-type="string">
            <text:p>Finalização: Restauração em ionômero de vidro - 1 face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office:value-type="float" office:value="85100137" calcext:value-type="float">
            <text:p>85100137</text:p>
          </table:table-cell>
          <table:table-cell office:value-type="string" calcext:value-type="string">
            <text:p>Finalização: Restauração em ionômero de vidro - 1 face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office:value-type="float" office:value="85100137" calcext:value-type="float">
            <text:p>85100137</text:p>
          </table:table-cell>
          <table:table-cell office:value-type="string" calcext:value-type="string">
            <text:p>Finalização: Restauração em ionômero de vidro - 1 face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</text:p>
          </table:table-cell>
          <table:table-cell office:value-type="float" office:value="85100137" calcext:value-type="float">
            <text:p>85100137</text:p>
          </table:table-cell>
          <table:table-cell office:value-type="string" calcext:value-type="string">
            <text:p>Finalização: Restauração em ionômero de vidro - 1 face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hiogenes Venâncio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1-21" calcext:value-type="date">
            <text:p>21/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7977862" calcext:value-type="float">
            <text:p>7977862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1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son Manoel de Jesus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17" calcext:value-type="date">
            <text:p>17/3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Finalização: Profilaxia</text:p>
          </table:table-cell>
          <table:table-cell office:value-type="float" office:value="11204862" calcext:value-type="float">
            <text:p>11204862</text:p>
          </table:table-cell>
          <table:table-cell office:value-type="float" office:value="9139" calcext:value-type="float">
            <text:p>9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-03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mones Rodrigues da Graç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1" calcext:value-type="date">
            <text:p>21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5200107" calcext:value-type="float">
            <text:p>85200107</text:p>
          </table:table-cell>
          <table:table-cell office:value-type="string" calcext:value-type="string">
            <text:p>Retratamento endodôntico multirradicular</text:p>
          </table:table-cell>
          <table:table-cell office:value-type="float" office:value="10186271" calcext:value-type="float">
            <text:p>1018627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silina da Luz Fagund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M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silina da Luz Fagund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silina da Luz Fagund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silina da Luz Fagund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silina da Luz Fagund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Finalização: Exodontia simples de permanente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silina da Luz Fagund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Finalização: Exodontia simples de permanente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silina da Luz Fagund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2000875" calcext:value-type="float">
            <text:p>82000875</text:p>
          </table:table-cell>
          <table:table-cell office:value-type="string" calcext:value-type="string">
            <text:p>Finalização: Exodontia simples de permanente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silina da Luz Fagund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silina da Luz Fagund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silina da Luz Fagund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silina da Luz Fagund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silina da Luz Fagund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silina da Luz Fagund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silina da Luz Fagund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silina da Luz Fagund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7-28" calcext:value-type="date">
            <text:p>28/7/2021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Finalização: Profilaxia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7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audia Alves Martins Milhomem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13" calcext:value-type="date">
            <text:p>13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5100064" calcext:value-type="float">
            <text:p>85100064</text:p>
          </table:table-cell>
          <table:table-cell office:value-type="string" calcext:value-type="string">
            <text:p>Finalização: Faceta direta em resina fotopolimerizável</text:p>
          </table:table-cell>
          <table:table-cell office:value-type="float" office:value="12687292" calcext:value-type="float">
            <text:p>1268729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1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verson Carlos Bueno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13" calcext:value-type="date">
            <text:p>13/1/2023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s</text:p>
          </table:table-cell>
          <table:table-cell/>
          <table:table-cell office:value-type="float" office:value="85100030" calcext:value-type="float">
            <text:p>85100030</text:p>
          </table:table-cell>
          <table:table-cell office:value-type="string" calcext:value-type="string">
            <text:p>Finalização: Clareamento dentário de consultório</text:p>
          </table:table-cell>
          <table:table-cell office:value-type="float" office:value="13225782" calcext:value-type="float">
            <text:p>1322578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1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uzair Alves Teixeira <text:s/>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13" calcext:value-type="date">
            <text:p>13/1/2023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99000006" calcext:value-type="float">
            <text:p>99000006</text:p>
          </table:table-cell>
          <table:table-cell office:value-type="string" calcext:value-type="string">
            <text:p>Finalização: Prótese parcial removível</text:p>
          </table:table-cell>
          <table:table-cell office:value-type="float" office:value="7977515" calcext:value-type="float">
            <text:p>797751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1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los Antonio Barbos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13" calcext:value-type="date">
            <text:p>13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0807628" calcext:value-type="float">
            <text:p>108076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1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los Antonio Barbos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0807628" calcext:value-type="float">
            <text:p>108076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los Antonio Barbos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0807628" calcext:value-type="float">
            <text:p>108076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los Antonio Barbos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0807628" calcext:value-type="float">
            <text:p>108076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los Antonio Barbos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0807628" calcext:value-type="float">
            <text:p>108076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los Antonio Barbos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0807628" calcext:value-type="float">
            <text:p>108076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los Antonio Barbos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0807628" calcext:value-type="float">
            <text:p>108076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los Antonio Barbos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0807628" calcext:value-type="float">
            <text:p>108076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los Antonio Barbos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0807628" calcext:value-type="float">
            <text:p>108076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los Antonio Barbos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0807628" calcext:value-type="float">
            <text:p>108076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los Antonio Barbos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0807628" calcext:value-type="float">
            <text:p>108076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los Antonio Barbos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0807628" calcext:value-type="float">
            <text:p>108076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los Antonio Barbos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P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0807628" calcext:value-type="float">
            <text:p>108076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los Antonio Barbos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6" calcext:value-type="date">
            <text:p>26/3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0807628" calcext:value-type="float">
            <text:p>108076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iton da Silva Gonçalv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4-28" calcext:value-type="date">
            <text:p>28/4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Finalização: Profilaxia</text:p>
          </table:table-cell>
          <table:table-cell office:value-type="float" office:value="11373235" calcext:value-type="float">
            <text:p>1137323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4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iton da Silva Gonçalv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4-28" calcext:value-type="date">
            <text:p>28/4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1373235" calcext:value-type="float">
            <text:p>1137323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4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iton Barbosa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31" calcext:value-type="date">
            <text:p>31/5/2022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85100030" calcext:value-type="float">
            <text:p>85100030</text:p>
          </table:table-cell>
          <table:table-cell office:value-type="string" calcext:value-type="string">
            <text:p>Finalização: Clareamento dentário de consultório</text:p>
          </table:table-cell>
          <table:table-cell office:value-type="float" office:value="13226091" calcext:value-type="float">
            <text:p>1322609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5-3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iton Barbosa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31" calcext:value-type="date">
            <text:p>31/5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3226091" calcext:value-type="float">
            <text:p>1322609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5-3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iton Barbosa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31" calcext:value-type="date">
            <text:p>31/5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 D</text:p>
          </table:table-cell>
          <table:table-cell office:value-type="float" office:value="85400017" calcext:value-type="float">
            <text:p>85400017</text:p>
          </table:table-cell>
          <table:table-cell office:value-type="string" calcext:value-type="string">
            <text:p>Finalização: Ajuste oclusal por acréscimo</text:p>
          </table:table-cell>
          <table:table-cell office:value-type="float" office:value="13226091" calcext:value-type="float">
            <text:p>1322609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5-3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iton Barbosa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31" calcext:value-type="date">
            <text:p>31/5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400025" calcext:value-type="float">
            <text:p>85400025</text:p>
          </table:table-cell>
          <table:table-cell office:value-type="string" calcext:value-type="string">
            <text:p>Finalização: Ajuste oclusal por desgaste seletivo</text:p>
          </table:table-cell>
          <table:table-cell office:value-type="float" office:value="13226091" calcext:value-type="float">
            <text:p>1322609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5-3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lene Soares de Menez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2-14" calcext:value-type="date">
            <text:p>14/12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</text:p>
          </table:table-cell>
          <table:table-cell office:value-type="float" office:value="851002180" calcext:value-type="float">
            <text:p>851002180</text:p>
          </table:table-cell>
          <table:table-cell office:value-type="string" calcext:value-type="string">
            <text:p>Finalização: Restauração em resina fotopolimerizável 3 faces</text:p>
          </table:table-cell>
          <table:table-cell office:value-type="float" office:value="13258856" calcext:value-type="float">
            <text:p>1325885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2-1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lene Soares de Menez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2-14" calcext:value-type="date">
            <text:p>14/12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MO</text:p>
          </table:table-cell>
          <table:table-cell office:value-type="float" office:value="851002180" calcext:value-type="float">
            <text:p>851002180</text:p>
          </table:table-cell>
          <table:table-cell office:value-type="string" calcext:value-type="string">
            <text:p>Finalização: Restauração em resina fotopolimerizável 3 faces</text:p>
          </table:table-cell>
          <table:table-cell office:value-type="float" office:value="13258856" calcext:value-type="float">
            <text:p>1325885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2-1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lene Soares de Menez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2-14" calcext:value-type="date">
            <text:p>14/12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DO</text:p>
          </table:table-cell>
          <table:table-cell office:value-type="float" office:value="851002180" calcext:value-type="float">
            <text:p>851002180</text:p>
          </table:table-cell>
          <table:table-cell office:value-type="string" calcext:value-type="string">
            <text:p>Finalização: Restauração em resina fotopolimerizável 3 faces</text:p>
          </table:table-cell>
          <table:table-cell office:value-type="float" office:value="13258856" calcext:value-type="float">
            <text:p>1325885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2-1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lene Soares de Menez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2-14" calcext:value-type="date">
            <text:p>14/12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3258856" calcext:value-type="float">
            <text:p>1325885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2-1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lene Soares de Menez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2-14" calcext:value-type="date">
            <text:p>14/12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3258856" calcext:value-type="float">
            <text:p>1325885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2-1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lene Soares de Menez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2-14" calcext:value-type="date">
            <text:p>14/12/2021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85100030" calcext:value-type="float">
            <text:p>85100030</text:p>
          </table:table-cell>
          <table:table-cell office:value-type="string" calcext:value-type="string">
            <text:p>Finalização: Clareamento dentário de consultório</text:p>
          </table:table-cell>
          <table:table-cell office:value-type="float" office:value="13258856" calcext:value-type="float">
            <text:p>1325885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2-1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lene Soares de Menez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2-14" calcext:value-type="date">
            <text:p>14/12/2021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3258856" calcext:value-type="float">
            <text:p>1325885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2-1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lene Soares de Menez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2-14" calcext:value-type="date">
            <text:p>14/12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99000012" calcext:value-type="float">
            <text:p>99000012</text:p>
          </table:table-cell>
          <table:table-cell office:value-type="string" calcext:value-type="string">
            <text:p>Finalização: Tratamento de canal</text:p>
          </table:table-cell>
          <table:table-cell office:value-type="float" office:value="13258856" calcext:value-type="float">
            <text:p>1325885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2-1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ara Katielle A. Carvalh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17" calcext:value-type="date">
            <text:p>17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9000012" calcext:value-type="float">
            <text:p>99000012</text:p>
          </table:table-cell>
          <table:table-cell office:value-type="string" calcext:value-type="string">
            <text:p>Finalização: Tratamento de canal</text:p>
          </table:table-cell>
          <table:table-cell office:value-type="float" office:value="13259529" calcext:value-type="float">
            <text:p>1325952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ssiano Henrique Chaves Diniz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6-23" calcext:value-type="date">
            <text:p>23/6/2021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8351463" calcext:value-type="float">
            <text:p>835146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6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uza Abreu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0-21" calcext:value-type="date">
            <text:p>21/10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9000013" calcext:value-type="float">
            <text:p>99000013</text:p>
          </table:table-cell>
          <table:table-cell office:value-type="string" calcext:value-type="string">
            <text:p>Finalização: Exodontia</text:p>
          </table:table-cell>
          <table:table-cell office:value-type="float" office:value="10249544" calcext:value-type="float">
            <text:p>1024954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0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uza Abreu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0-28" calcext:value-type="date">
            <text:p>28/10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0249544" calcext:value-type="float">
            <text:p>1024954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0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uza Abreu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0-28" calcext:value-type="date">
            <text:p>28/10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0249544" calcext:value-type="float">
            <text:p>1024954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0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uza Abreu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0-28" calcext:value-type="date">
            <text:p>28/10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0249544" calcext:value-type="float">
            <text:p>1024954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0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uza Abreu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0-28" calcext:value-type="date">
            <text:p>28/10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M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0249544" calcext:value-type="float">
            <text:p>1024954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0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uza Abreu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0-28" calcext:value-type="date">
            <text:p>28/10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9000012" calcext:value-type="float">
            <text:p>99000012</text:p>
          </table:table-cell>
          <table:table-cell office:value-type="string" calcext:value-type="string">
            <text:p>Finalização: Tratamento de canal</text:p>
          </table:table-cell>
          <table:table-cell office:value-type="float" office:value="10249544" calcext:value-type="float">
            <text:p>1024954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0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uza Abreu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0-28" calcext:value-type="date">
            <text:p>28/10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9000013" calcext:value-type="float">
            <text:p>99000013</text:p>
          </table:table-cell>
          <table:table-cell office:value-type="string" calcext:value-type="string">
            <text:p>Finalização: Exodontia</text:p>
          </table:table-cell>
          <table:table-cell office:value-type="float" office:value="10249544" calcext:value-type="float">
            <text:p>1024954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0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 De Paula Cordeiro Mai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1-19" calcext:value-type="date">
            <text:p>19/1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7977540" calcext:value-type="float">
            <text:p>797754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1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 De Paula Cordeiro Mai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1-19" calcext:value-type="date">
            <text:p>19/1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7977540" calcext:value-type="float">
            <text:p>797754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1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 De Paula Cordeiro Mai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12-11" calcext:value-type="date">
            <text:p>11/12/2019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7977540" calcext:value-type="float">
            <text:p>797754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2-1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 De Paula Cordeiro Mai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12-11" calcext:value-type="date">
            <text:p>11/12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7977540" calcext:value-type="float">
            <text:p>797754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2-1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 De Paula Cordeiro Mai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12-11" calcext:value-type="date">
            <text:p>11/12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7977540" calcext:value-type="float">
            <text:p>797754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2-1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los Xavier Pissar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17" calcext:value-type="date">
            <text:p>17/1/2023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7977583" calcext:value-type="float">
            <text:p>797758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los Xavier Pissar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17" calcext:value-type="date">
            <text:p>17/1/2023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85100021" calcext:value-type="float">
            <text:p>85100021</text:p>
          </table:table-cell>
          <table:table-cell office:value-type="string" calcext:value-type="string">
            <text:p>Finalização: Clareamento dentário caseiro</text:p>
          </table:table-cell>
          <table:table-cell office:value-type="float" office:value="7977583" calcext:value-type="float">
            <text:p>797758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élia Alves Evangelist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17" calcext:value-type="date">
            <text:p>17/1/2023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85100030" calcext:value-type="float">
            <text:p>85100030</text:p>
          </table:table-cell>
          <table:table-cell office:value-type="string" calcext:value-type="string">
            <text:p>Finalização: Clareamento dentário de consultório</text:p>
          </table:table-cell>
          <table:table-cell office:value-type="float" office:value="7977504" calcext:value-type="float">
            <text:p>797750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élia Alves Evangelist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17" calcext:value-type="date">
            <text:p>17/1/2023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85100021" calcext:value-type="float">
            <text:p>85100021</text:p>
          </table:table-cell>
          <table:table-cell office:value-type="string" calcext:value-type="string">
            <text:p>Finalização: Clareamento dentário caseiro</text:p>
          </table:table-cell>
          <table:table-cell office:value-type="float" office:value="7977504" calcext:value-type="float">
            <text:p>797750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iano de Lima Mesqui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linton Marques Fari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0-09" calcext:value-type="date">
            <text:p>9/10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9000013" calcext:value-type="float">
            <text:p>99000013</text:p>
          </table:table-cell>
          <table:table-cell office:value-type="string" calcext:value-type="string">
            <text:p>Finalização: Exodontia</text:p>
          </table:table-cell>
          <table:table-cell office:value-type="float" office:value="13294075" calcext:value-type="float">
            <text:p>1329407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0-0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linton Marques Fari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0-09" calcext:value-type="date">
            <text:p>9/10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9000013" calcext:value-type="float">
            <text:p>99000013</text:p>
          </table:table-cell>
          <table:table-cell office:value-type="string" calcext:value-type="string">
            <text:p>Finalização: Exodontia</text:p>
          </table:table-cell>
          <table:table-cell office:value-type="float" office:value="13294075" calcext:value-type="float">
            <text:p>1329407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0-0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linton Marques Fari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0-09" calcext:value-type="date">
            <text:p>9/10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9000013" calcext:value-type="float">
            <text:p>99000013</text:p>
          </table:table-cell>
          <table:table-cell office:value-type="string" calcext:value-type="string">
            <text:p>Finalização: Exodontia</text:p>
          </table:table-cell>
          <table:table-cell office:value-type="float" office:value="13294075" calcext:value-type="float">
            <text:p>1329407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0-0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linton Marques Fari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0-09" calcext:value-type="date">
            <text:p>9/10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D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3294075" calcext:value-type="float">
            <text:p>1329407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0-0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linton Marques Fari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0-09" calcext:value-type="date">
            <text:p>9/10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D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3294075" calcext:value-type="float">
            <text:p>1329407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0-0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linton Marques Fari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0-09" calcext:value-type="date">
            <text:p>9/10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D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3294075" calcext:value-type="float">
            <text:p>1329407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0-0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linton Marques Faria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0-09" calcext:value-type="date">
            <text:p>9/10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D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3294075" calcext:value-type="float">
            <text:p>1329407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0-0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usdete Martins da Cunh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19" calcext:value-type="date">
            <text:p>19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9895359" calcext:value-type="float">
            <text:p>989535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1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usdete Martins da Cunh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16" calcext:value-type="date">
            <text:p>16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9895359" calcext:value-type="float">
            <text:p>989535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1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usdete Martins da Cunh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16" calcext:value-type="date">
            <text:p>16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9895359" calcext:value-type="float">
            <text:p>989535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1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usdete Martins da Cunh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16" calcext:value-type="date">
            <text:p>16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9895359" calcext:value-type="float">
            <text:p>989535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1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usdete Martins da Cunh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16" calcext:value-type="date">
            <text:p>16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9895359" calcext:value-type="float">
            <text:p>989535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16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one Ribeiro da Silv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2-22" calcext:value-type="date">
            <text:p>22/12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5400262" calcext:value-type="float">
            <text:p>85400262</text:p>
          </table:table-cell>
          <table:table-cell office:value-type="string" calcext:value-type="string">
            <text:p>Finalização: Pino de fibra de vidro</text:p>
          </table:table-cell>
          <table:table-cell office:value-type="float" office:value="11547949" calcext:value-type="float">
            <text:p>1154794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2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one Ribeiro da Silv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2-22" calcext:value-type="date">
            <text:p>22/12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9000001" calcext:value-type="float">
            <text:p>99000001</text:p>
          </table:table-cell>
          <table:table-cell office:value-type="string" calcext:value-type="string">
            <text:p>Finalização: Coroa</text:p>
          </table:table-cell>
          <table:table-cell office:value-type="float" office:value="11547949" calcext:value-type="float">
            <text:p>1154794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2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one Ribeiro da Silv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2-22" calcext:value-type="date">
            <text:p>22/12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9000039" calcext:value-type="float">
            <text:p>99000039</text:p>
          </table:table-cell>
          <table:table-cell office:value-type="string" calcext:value-type="string">
            <text:p>Finalização: Faceta</text:p>
          </table:table-cell>
          <table:table-cell office:value-type="float" office:value="11547949" calcext:value-type="float">
            <text:p>1154794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2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one Ribeiro da Silv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2-22" calcext:value-type="date">
            <text:p>22/12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9000039" calcext:value-type="float">
            <text:p>99000039</text:p>
          </table:table-cell>
          <table:table-cell office:value-type="string" calcext:value-type="string">
            <text:p>Finalização: Faceta</text:p>
          </table:table-cell>
          <table:table-cell office:value-type="float" office:value="11547949" calcext:value-type="float">
            <text:p>1154794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2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one Ribeiro da Silv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2-22" calcext:value-type="date">
            <text:p>22/12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000039" calcext:value-type="float">
            <text:p>99000039</text:p>
          </table:table-cell>
          <table:table-cell office:value-type="string" calcext:value-type="string">
            <text:p>Finalização: Faceta</text:p>
          </table:table-cell>
          <table:table-cell office:value-type="float" office:value="11547949" calcext:value-type="float">
            <text:p>1154794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2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one Ribeiro da Silv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2-22" calcext:value-type="date">
            <text:p>22/12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5200115" calcext:value-type="float">
            <text:p>85200115</text:p>
          </table:table-cell>
          <table:table-cell office:value-type="string" calcext:value-type="string">
            <text:p>Finalização: Retratamento endodôntico unirradicular</text:p>
          </table:table-cell>
          <table:table-cell office:value-type="float" office:value="11547949" calcext:value-type="float">
            <text:p>11547949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2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hiogenes Venâncio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1-21" calcext:value-type="date">
            <text:p>21/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7977862" calcext:value-type="float">
            <text:p>7977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1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hiogenes Venâncio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1-21" calcext:value-type="date">
            <text:p>21/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7977862" calcext:value-type="float">
            <text:p>7977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1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hiogenes Venâncio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1-21" calcext:value-type="date">
            <text:p>21/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7977862" calcext:value-type="float">
            <text:p>7977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1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hiogenes Venâncio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1-21" calcext:value-type="date">
            <text:p>21/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7977862" calcext:value-type="float">
            <text:p>7977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1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hiogenes Venâncio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1-21" calcext:value-type="date">
            <text:p>21/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7977862" calcext:value-type="float">
            <text:p>7977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1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hiogenes Venâncio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1-21" calcext:value-type="date">
            <text:p>21/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7977862" calcext:value-type="float">
            <text:p>7977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1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hiogenes Venâncio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1-21" calcext:value-type="date">
            <text:p>21/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7977862" calcext:value-type="float">
            <text:p>7977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1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hiogenes Venâncio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1-21" calcext:value-type="date">
            <text:p>21/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DO</text:p>
          </table:table-cell>
          <table:table-cell office:value-type="float" office:value="851002180" calcext:value-type="float">
            <text:p>851002180</text:p>
          </table:table-cell>
          <table:table-cell office:value-type="string" calcext:value-type="string">
            <text:p>Finalização: Restauração em resina fotopolimerizável 3 faces</text:p>
          </table:table-cell>
          <table:table-cell office:value-type="float" office:value="7977862" calcext:value-type="float">
            <text:p>7977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1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hiogenes Venâncio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1-21" calcext:value-type="date">
            <text:p>21/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DO</text:p>
          </table:table-cell>
          <table:table-cell office:value-type="float" office:value="851002180" calcext:value-type="float">
            <text:p>851002180</text:p>
          </table:table-cell>
          <table:table-cell office:value-type="string" calcext:value-type="string">
            <text:p>Finalização: Restauração em resina fotopolimerizável 3 faces</text:p>
          </table:table-cell>
          <table:table-cell office:value-type="float" office:value="7977862" calcext:value-type="float">
            <text:p>7977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1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hiogenes Venâncio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1-21" calcext:value-type="date">
            <text:p>21/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7977862" calcext:value-type="float">
            <text:p>7977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1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hiogenes Venâncio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1-21" calcext:value-type="date">
            <text:p>21/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7977862" calcext:value-type="float">
            <text:p>7977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1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hiogenes Venâncio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1-21" calcext:value-type="date">
            <text:p>21/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99000013" calcext:value-type="float">
            <text:p>99000013</text:p>
          </table:table-cell>
          <table:table-cell office:value-type="string" calcext:value-type="string">
            <text:p>Finalização: Exodontia</text:p>
          </table:table-cell>
          <table:table-cell office:value-type="float" office:value="7977862" calcext:value-type="float">
            <text:p>7977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1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hiogenes Venâncio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1-21" calcext:value-type="date">
            <text:p>21/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7977862" calcext:value-type="float">
            <text:p>7977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1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hiogenes Venâncio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1-21" calcext:value-type="date">
            <text:p>21/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7977862" calcext:value-type="float">
            <text:p>7977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1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hiogenes Venâncio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1-21" calcext:value-type="date">
            <text:p>21/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7977862" calcext:value-type="float">
            <text:p>7977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1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lo Rafael Godoy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289468" calcext:value-type="float">
            <text:p>1128946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lo Rafael Godoy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289468" calcext:value-type="float">
            <text:p>1128946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lo Rafael Godoy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289468" calcext:value-type="float">
            <text:p>1128946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lo Rafael Godoy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289468" calcext:value-type="float">
            <text:p>1128946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lo Rafael Godoy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289468" calcext:value-type="float">
            <text:p>1128946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lo Rafael Godoy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289468" calcext:value-type="float">
            <text:p>1128946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lo Rafael Godoy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289468" calcext:value-type="float">
            <text:p>1128946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lo Rafael Godoy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289468" calcext:value-type="float">
            <text:p>1128946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lo Rafael Godoy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1289468" calcext:value-type="float">
            <text:p>1128946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lerina de Oliveir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4-05" calcext:value-type="date">
            <text:p>5/4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99000013" calcext:value-type="float">
            <text:p>99000013</text:p>
          </table:table-cell>
          <table:table-cell office:value-type="string" calcext:value-type="string">
            <text:p>Finalização: Exodontia</text:p>
          </table:table-cell>
          <table:table-cell office:value-type="float" office:value="13301692" calcext:value-type="float">
            <text:p>1330169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4-0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lerina de Oliveir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1960-10-05" calcext:value-type="date">
            <text:p>5/10/196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9000013" calcext:value-type="float">
            <text:p>99000013</text:p>
          </table:table-cell>
          <table:table-cell office:value-type="string" calcext:value-type="string">
            <text:p>Finalização: Exodontia</text:p>
          </table:table-cell>
          <table:table-cell office:value-type="float" office:value="13301692" calcext:value-type="float">
            <text:p>1330169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60-10-0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lerina de Oliveir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4-05" calcext:value-type="date">
            <text:p>5/4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9000013" calcext:value-type="float">
            <text:p>99000013</text:p>
          </table:table-cell>
          <table:table-cell office:value-type="string" calcext:value-type="string">
            <text:p>Finalização: Exodontia</text:p>
          </table:table-cell>
          <table:table-cell office:value-type="float" office:value="13301692" calcext:value-type="float">
            <text:p>1330169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4-0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lerina de Oliveir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4-05" calcext:value-type="date">
            <text:p>5/4/2022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99000006" calcext:value-type="float">
            <text:p>99000006</text:p>
          </table:table-cell>
          <table:table-cell office:value-type="string" calcext:value-type="string">
            <text:p>Finalização: Prótese parcial removível</text:p>
          </table:table-cell>
          <table:table-cell office:value-type="float" office:value="13301692" calcext:value-type="float">
            <text:p>1330169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4-0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lerina de Oliveir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4-05" calcext:value-type="date">
            <text:p>5/4/2022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s</text:p>
          </table:table-cell>
          <table:table-cell/>
          <table:table-cell office:value-type="float" office:value="99000018" calcext:value-type="float">
            <text:p>99000018</text:p>
          </table:table-cell>
          <table:table-cell office:value-type="string" calcext:value-type="string">
            <text:p>Finalização: Raspagem para grupo de dentes</text:p>
          </table:table-cell>
          <table:table-cell office:value-type="float" office:value="13301692" calcext:value-type="float">
            <text:p>1330169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4-05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ino Martins da Costa Junio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20" calcext:value-type="date">
            <text:p>20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3301943" calcext:value-type="float">
            <text:p>133019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2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ino Martins da Costa Junio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3301943" calcext:value-type="float">
            <text:p>133019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ino Martins da Costa Junio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3301943" calcext:value-type="float">
            <text:p>133019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ino Martins da Costa Junio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3301943" calcext:value-type="float">
            <text:p>133019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ino Martins da Costa Junio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3301943" calcext:value-type="float">
            <text:p>133019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ino Martins da Costa Junio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85100030" calcext:value-type="float">
            <text:p>85100030</text:p>
          </table:table-cell>
          <table:table-cell office:value-type="string" calcext:value-type="string">
            <text:p>Finalização: Clareamento dentário de consultório</text:p>
          </table:table-cell>
          <table:table-cell office:value-type="float" office:value="13301943" calcext:value-type="float">
            <text:p>133019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ino Martins da Costa Junio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3301943" calcext:value-type="float">
            <text:p>133019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ino Martins da Costa Junio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85100021" calcext:value-type="float">
            <text:p>85100021</text:p>
          </table:table-cell>
          <table:table-cell office:value-type="string" calcext:value-type="string">
            <text:p>Finalização: Clareamento dentário caseiro</text:p>
          </table:table-cell>
          <table:table-cell office:value-type="float" office:value="13301943" calcext:value-type="float">
            <text:p>133019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isiane José da Cos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0" calcext:value-type="date">
            <text:p>10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7939870" calcext:value-type="float">
            <text:p>793987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isiane José da Cos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0" calcext:value-type="date">
            <text:p>10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7939870" calcext:value-type="float">
            <text:p>793987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isiane José da Cos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0" calcext:value-type="date">
            <text:p>10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7939870" calcext:value-type="float">
            <text:p>793987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isiane José da Cos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2-14" calcext:value-type="date">
            <text:p>14/12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7939870" calcext:value-type="float">
            <text:p>793987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2-1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isiane José da Cos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0" calcext:value-type="date">
            <text:p>10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7939870" calcext:value-type="float">
            <text:p>793987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isiane José da Cost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12-10" calcext:value-type="date">
            <text:p>10/12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7939870" calcext:value-type="float">
            <text:p>793987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12-1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 Candido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49566" calcext:value-type="float">
            <text:p>804956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 Candido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9000001" calcext:value-type="float">
            <text:p>99000001</text:p>
          </table:table-cell>
          <table:table-cell office:value-type="string" calcext:value-type="string">
            <text:p>Finalização: Coroa</text:p>
          </table:table-cell>
          <table:table-cell office:value-type="float" office:value="8049566" calcext:value-type="float">
            <text:p>804956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go Candido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8049566" calcext:value-type="float">
            <text:p>804956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ébora Brito da Silv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49588" calcext:value-type="float">
            <text:p>804958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ébora Brito da Silv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49588" calcext:value-type="float">
            <text:p>804958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9000013" calcext:value-type="float">
            <text:p>99000013</text:p>
          </table:table-cell>
          <table:table-cell office:value-type="string" calcext:value-type="string">
            <text:p>Finalização: Exodontia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9000009" calcext:value-type="float">
            <text:p>99000009</text:p>
          </table:table-cell>
          <table:table-cell office:value-type="string" calcext:value-type="string">
            <text:p>Finalização: Implante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5200069" calcext:value-type="float">
            <text:p>85200069</text:p>
          </table:table-cell>
          <table:table-cell office:value-type="string" calcext:value-type="string">
            <text:p>Finalização: Remoção de material obturador intracanal para retratamento endodôntico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5200069" calcext:value-type="float">
            <text:p>85200069</text:p>
          </table:table-cell>
          <table:table-cell office:value-type="string" calcext:value-type="string">
            <text:p>Finalização: Remoção de material obturador intracanal para retratamento endodôntico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5200069" calcext:value-type="float">
            <text:p>85200069</text:p>
          </table:table-cell>
          <table:table-cell office:value-type="string" calcext:value-type="string">
            <text:p>Finalização: Remoção de material obturador intracanal para retratamento endodôntico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5200069" calcext:value-type="float">
            <text:p>85200069</text:p>
          </table:table-cell>
          <table:table-cell office:value-type="string" calcext:value-type="string">
            <text:p>Finalização: Remoção de material obturador intracanal para retratamento endodôntico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5400262" calcext:value-type="float">
            <text:p>85400262</text:p>
          </table:table-cell>
          <table:table-cell office:value-type="string" calcext:value-type="string">
            <text:p>Finalização: Pino de fibra de vidro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5400262" calcext:value-type="float">
            <text:p>85400262</text:p>
          </table:table-cell>
          <table:table-cell office:value-type="string" calcext:value-type="string">
            <text:p>Finalização: Pino de fibra de vidro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5400262" calcext:value-type="float">
            <text:p>85400262</text:p>
          </table:table-cell>
          <table:table-cell office:value-type="string" calcext:value-type="string">
            <text:p>Finalização: Pino de fibra de vidro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5400262" calcext:value-type="float">
            <text:p>85400262</text:p>
          </table:table-cell>
          <table:table-cell office:value-type="string" calcext:value-type="string">
            <text:p>Finalização: Pino de fibra de vidro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9000001" calcext:value-type="float">
            <text:p>99000001</text:p>
          </table:table-cell>
          <table:table-cell office:value-type="string" calcext:value-type="string">
            <text:p>Finalização: Coroa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000001" calcext:value-type="float">
            <text:p>99000001</text:p>
          </table:table-cell>
          <table:table-cell office:value-type="string" calcext:value-type="string">
            <text:p>Finalização: Coroa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9000001" calcext:value-type="float">
            <text:p>99000001</text:p>
          </table:table-cell>
          <table:table-cell office:value-type="string" calcext:value-type="string">
            <text:p>Finalização: Coroa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9000001" calcext:value-type="float">
            <text:p>99000001</text:p>
          </table:table-cell>
          <table:table-cell office:value-type="string" calcext:value-type="string">
            <text:p>Finalização: Coroa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aldo Rodrigues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9-23" calcext:value-type="date">
            <text:p>23/9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9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 Victor de Andrade Guimarã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8-09-18" calcext:value-type="date">
            <text:p>18/9/2018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7977828" calcext:value-type="float">
            <text:p>79778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9-1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 Victor de Andrade Guimarã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8-09-18" calcext:value-type="date">
            <text:p>18/9/2018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M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7977828" calcext:value-type="float">
            <text:p>79778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9-1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 Victor de Andrade Guimarã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8-09-18" calcext:value-type="date">
            <text:p>18/9/2018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7977828" calcext:value-type="float">
            <text:p>79778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9-1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 Victor de Andrade Guimarã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8-09-18" calcext:value-type="date">
            <text:p>18/9/2018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7977828" calcext:value-type="float">
            <text:p>79778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9-1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 Victor de Andrade Guimarã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8-09-18" calcext:value-type="date">
            <text:p>18/9/2018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D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7977828" calcext:value-type="float">
            <text:p>79778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9-1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 Victor de Andrade Guimarã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8-09-18" calcext:value-type="date">
            <text:p>18/9/2018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MP</text:p>
          </table:table-cell>
          <table:table-cell office:value-type="float" office:value="851002180" calcext:value-type="float">
            <text:p>851002180</text:p>
          </table:table-cell>
          <table:table-cell office:value-type="string" calcext:value-type="string">
            <text:p>Finalização: Restauração em resina fotopolimerizável 3 faces</text:p>
          </table:table-cell>
          <table:table-cell office:value-type="float" office:value="7977828" calcext:value-type="float">
            <text:p>79778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9-1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 Victor de Andrade Guimarã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8-09-18" calcext:value-type="date">
            <text:p>18/9/2018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PD</text:p>
          </table:table-cell>
          <table:table-cell office:value-type="float" office:value="851002180" calcext:value-type="float">
            <text:p>851002180</text:p>
          </table:table-cell>
          <table:table-cell office:value-type="string" calcext:value-type="string">
            <text:p>Finalização: Restauração em resina fotopolimerizável 3 faces</text:p>
          </table:table-cell>
          <table:table-cell office:value-type="float" office:value="7977828" calcext:value-type="float">
            <text:p>79778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9-1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 Victor de Andrade Guimarã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8-09-18" calcext:value-type="date">
            <text:p>18/9/2018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PM</text:p>
          </table:table-cell>
          <table:table-cell office:value-type="float" office:value="851002180" calcext:value-type="float">
            <text:p>851002180</text:p>
          </table:table-cell>
          <table:table-cell office:value-type="string" calcext:value-type="string">
            <text:p>Finalização: Restauração em resina fotopolimerizável 3 faces</text:p>
          </table:table-cell>
          <table:table-cell office:value-type="float" office:value="7977828" calcext:value-type="float">
            <text:p>79778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9-1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 Victor de Andrade Guimarã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8-09-18" calcext:value-type="date">
            <text:p>18/9/2018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DP</text:p>
          </table:table-cell>
          <table:table-cell office:value-type="float" office:value="851002180" calcext:value-type="float">
            <text:p>851002180</text:p>
          </table:table-cell>
          <table:table-cell office:value-type="string" calcext:value-type="string">
            <text:p>Finalização: Restauração em resina fotopolimerizável 3 faces</text:p>
          </table:table-cell>
          <table:table-cell office:value-type="float" office:value="7977828" calcext:value-type="float">
            <text:p>79778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9-1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 Victor de Andrade Guimarã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8-09-18" calcext:value-type="date">
            <text:p>18/9/2018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7977828" calcext:value-type="float">
            <text:p>79778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9-1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yane Alves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6-30" calcext:value-type="date">
            <text:p>30/6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348643" calcext:value-type="float">
            <text:p>83486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6-3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yane Alves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6-30" calcext:value-type="date">
            <text:p>30/6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348643" calcext:value-type="float">
            <text:p>83486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6-3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yane Alves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6-30" calcext:value-type="date">
            <text:p>30/6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348643" calcext:value-type="float">
            <text:p>83486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6-3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yane Alves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6-30" calcext:value-type="date">
            <text:p>30/6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348643" calcext:value-type="float">
            <text:p>83486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6-3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yane Alves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6-30" calcext:value-type="date">
            <text:p>30/6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8348643" calcext:value-type="float">
            <text:p>83486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6-3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yane Alves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6-30" calcext:value-type="date">
            <text:p>30/6/2021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86000209" calcext:value-type="float">
            <text:p>86000209</text:p>
          </table:table-cell>
          <table:table-cell office:value-type="string" calcext:value-type="string">
            <text:p>Finalização: Contenção fixa - por arcada</text:p>
          </table:table-cell>
          <table:table-cell office:value-type="float" office:value="8348643" calcext:value-type="float">
            <text:p>83486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6-3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yane Alves de Souz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6-30" calcext:value-type="date">
            <text:p>30/6/2021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8348643" calcext:value-type="float">
            <text:p>83486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6-3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riany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7977696" calcext:value-type="float">
            <text:p>797769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riany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7977696" calcext:value-type="float">
            <text:p>797769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riany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7977696" calcext:value-type="float">
            <text:p>797769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riany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7977696" calcext:value-type="float">
            <text:p>797769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riany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7977696" calcext:value-type="float">
            <text:p>797769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riany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85100030" calcext:value-type="float">
            <text:p>85100030</text:p>
          </table:table-cell>
          <table:table-cell office:value-type="string" calcext:value-type="string">
            <text:p>Finalização: Clareamento dentário de consultório</text:p>
          </table:table-cell>
          <table:table-cell office:value-type="float" office:value="7977696" calcext:value-type="float">
            <text:p>797769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uza Abreu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0-28" calcext:value-type="date">
            <text:p>28/10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9000013" calcext:value-type="float">
            <text:p>99000013</text:p>
          </table:table-cell>
          <table:table-cell office:value-type="string" calcext:value-type="string">
            <text:p>Finalização: Exodontia</text:p>
          </table:table-cell>
          <table:table-cell office:value-type="float" office:value="10249544" calcext:value-type="float">
            <text:p>1024954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0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uza Abreu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0-21" calcext:value-type="date">
            <text:p>21/10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9000013" calcext:value-type="float">
            <text:p>99000013</text:p>
          </table:table-cell>
          <table:table-cell office:value-type="string" calcext:value-type="string">
            <text:p>Finalização: Exodontia</text:p>
          </table:table-cell>
          <table:table-cell office:value-type="float" office:value="10249544" calcext:value-type="float">
            <text:p>1024954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0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uza Abreu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0-28" calcext:value-type="date">
            <text:p>28/10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9000012" calcext:value-type="float">
            <text:p>99000012</text:p>
          </table:table-cell>
          <table:table-cell office:value-type="string" calcext:value-type="string">
            <text:p>Finalização: Tratamento de canal</text:p>
          </table:table-cell>
          <table:table-cell office:value-type="float" office:value="10249544" calcext:value-type="float">
            <text:p>1024954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0-28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uza Abreu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0-21" calcext:value-type="date">
            <text:p>21/10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0249544" calcext:value-type="float">
            <text:p>1024954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0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uza Abreu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0-21" calcext:value-type="date">
            <text:p>21/10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0249544" calcext:value-type="float">
            <text:p>1024954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0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uza Abreu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0-21" calcext:value-type="date">
            <text:p>21/10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0249544" calcext:value-type="float">
            <text:p>1024954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0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uza Abreu Aguiar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0-21" calcext:value-type="date">
            <text:p>21/10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M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0249544" calcext:value-type="float">
            <text:p>1024954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0-2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la Katielle A. Carvalh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9000012" calcext:value-type="float">
            <text:p>99000012</text:p>
          </table:table-cell>
          <table:table-cell office:value-type="string" calcext:value-type="string">
            <text:p>Finalização: Tratamento de canal</text:p>
          </table:table-cell>
          <table:table-cell office:value-type="float" office:value="13437962" calcext:value-type="float">
            <text:p>134379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lene Soares de Menez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12-14" calcext:value-type="date">
            <text:p>14/12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3258856" calcext:value-type="float">
            <text:p>1325885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12-1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eiton Barbosa d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5-31" calcext:value-type="date">
            <text:p>31/5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3226091" calcext:value-type="float">
            <text:p>1322609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5-3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vid Guilherme de Lim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10-24" calcext:value-type="date">
            <text:p>24/10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7977712" calcext:value-type="float">
            <text:p>797771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0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vid Guilherme de Lim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10-24" calcext:value-type="date">
            <text:p>24/10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7977712" calcext:value-type="float">
            <text:p>797771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0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vid Guilherme de Lim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10-24" calcext:value-type="date">
            <text:p>24/10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7977712" calcext:value-type="float">
            <text:p>797771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0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iane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8-24" calcext:value-type="date">
            <text:p>24/8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56314" calcext:value-type="float">
            <text:p>80563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8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iane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8-24" calcext:value-type="date">
            <text:p>24/8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56314" calcext:value-type="float">
            <text:p>80563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8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iane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8-24" calcext:value-type="date">
            <text:p>24/8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56314" calcext:value-type="float">
            <text:p>80563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8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iane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8-24" calcext:value-type="date">
            <text:p>24/8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56314" calcext:value-type="float">
            <text:p>80563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8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iane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8-24" calcext:value-type="date">
            <text:p>24/8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56314" calcext:value-type="float">
            <text:p>80563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8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iane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8-24" calcext:value-type="date">
            <text:p>24/8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56314" calcext:value-type="float">
            <text:p>80563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8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iane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8-24" calcext:value-type="date">
            <text:p>24/8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56314" calcext:value-type="float">
            <text:p>80563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8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iane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8-24" calcext:value-type="date">
            <text:p>24/8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56314" calcext:value-type="float">
            <text:p>80563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8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iane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8-24" calcext:value-type="date">
            <text:p>24/8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56314" calcext:value-type="float">
            <text:p>80563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8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iane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8-24" calcext:value-type="date">
            <text:p>24/8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56314" calcext:value-type="float">
            <text:p>80563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8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iane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8-24" calcext:value-type="date">
            <text:p>24/8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56314" calcext:value-type="float">
            <text:p>80563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8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iane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8-24" calcext:value-type="date">
            <text:p>24/8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56314" calcext:value-type="float">
            <text:p>80563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8-24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iane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8-23" calcext:value-type="date">
            <text:p>23/8/2020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8056314" calcext:value-type="float">
            <text:p>805631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8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ávill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8-27" calcext:value-type="date">
            <text:p>27/8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56318" calcext:value-type="float">
            <text:p>8056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8-2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ávill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8-27" calcext:value-type="date">
            <text:p>27/8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56318" calcext:value-type="float">
            <text:p>8056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8-2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ávill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8-27" calcext:value-type="date">
            <text:p>27/8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56318" calcext:value-type="float">
            <text:p>8056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8-2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ávill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8-27" calcext:value-type="date">
            <text:p>27/8/2020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Finalização: Profilaxia</text:p>
          </table:table-cell>
          <table:table-cell office:value-type="float" office:value="8056318" calcext:value-type="float">
            <text:p>8056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8-2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ávill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8-27" calcext:value-type="date">
            <text:p>27/8/2020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8056318" calcext:value-type="float">
            <text:p>805631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8-2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lban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8-27" calcext:value-type="date">
            <text:p>27/8/2020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8056328" calcext:value-type="float">
            <text:p>80563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8-2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lban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0-08-27" calcext:value-type="date">
            <text:p>27/8/2020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9000013" calcext:value-type="float">
            <text:p>99000013</text:p>
          </table:table-cell>
          <table:table-cell office:value-type="string" calcext:value-type="string">
            <text:p>Finalização: Exodontia</text:p>
          </table:table-cell>
          <table:table-cell office:value-type="float" office:value="8056328" calcext:value-type="float">
            <text:p>8056328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8-2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a Simionatto Ag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07-03" calcext:value-type="date">
            <text:p>3/7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49626" calcext:value-type="float">
            <text:p>804962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a Simionatto Ag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07-03" calcext:value-type="date">
            <text:p>3/7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49626" calcext:value-type="float">
            <text:p>804962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a Simionatto Ag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07-03" calcext:value-type="date">
            <text:p>3/7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49626" calcext:value-type="float">
            <text:p>804962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a Simionatto Ag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07-03" calcext:value-type="date">
            <text:p>3/7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49626" calcext:value-type="float">
            <text:p>804962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a Simionatto Ag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07-03" calcext:value-type="date">
            <text:p>3/7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49626" calcext:value-type="float">
            <text:p>804962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a Simionatto Ag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07-03" calcext:value-type="date">
            <text:p>3/7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49626" calcext:value-type="float">
            <text:p>804962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a Simionatto Ag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07-03" calcext:value-type="date">
            <text:p>3/7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49626" calcext:value-type="float">
            <text:p>804962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a Simionatto Ag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07-03" calcext:value-type="date">
            <text:p>3/7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49626" calcext:value-type="float">
            <text:p>804962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a Simionatto Ag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07-03" calcext:value-type="date">
            <text:p>3/7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49626" calcext:value-type="float">
            <text:p>804962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a Simionatto Ag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07-03" calcext:value-type="date">
            <text:p>3/7/2019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Finalização: Profilaxia</text:p>
          </table:table-cell>
          <table:table-cell office:value-type="float" office:value="8049626" calcext:value-type="float">
            <text:p>804962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ela Simionatto Ag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07-03" calcext:value-type="date">
            <text:p>3/7/2019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8049626" calcext:value-type="float">
            <text:p>804962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usvando Tavares Santo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3" calcext:value-type="date">
            <text:p>23/3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Finalização: Profilaxia</text:p>
          </table:table-cell>
          <table:table-cell office:value-type="float" office:value="7977740" calcext:value-type="float">
            <text:p>797774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usvando Tavares Santo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3" calcext:value-type="date">
            <text:p>23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7977740" calcext:value-type="float">
            <text:p>7977740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r Rodrigues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20" calcext:value-type="date">
            <text:p>20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563274" calcext:value-type="float">
            <text:p>1156327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2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r Rodrigues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20" calcext:value-type="date">
            <text:p>20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563274" calcext:value-type="float">
            <text:p>1156327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2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r Rodrigues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20" calcext:value-type="date">
            <text:p>20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563274" calcext:value-type="float">
            <text:p>1156327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2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r Rodrigues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20" calcext:value-type="date">
            <text:p>20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563274" calcext:value-type="float">
            <text:p>1156327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2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r Rodrigues Ferreir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6-20" calcext:value-type="date">
            <text:p>20/6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1563274" calcext:value-type="float">
            <text:p>1156327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6-20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as Pereira do Prad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563902" calcext:value-type="float">
            <text:p>1156390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as Pereira do Prad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563902" calcext:value-type="float">
            <text:p>1156390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as Pereira do Prad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563902" calcext:value-type="float">
            <text:p>1156390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as Pereira do Prad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1563902" calcext:value-type="float">
            <text:p>1156390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as Pereira do Prad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1563902" calcext:value-type="float">
            <text:p>1156390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as Pereira do Prad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MO</text:p>
          </table:table-cell>
          <table:table-cell office:value-type="float" office:value="851002180" calcext:value-type="float">
            <text:p>851002180</text:p>
          </table:table-cell>
          <table:table-cell office:value-type="string" calcext:value-type="string">
            <text:p>Finalização: Restauração em resina fotopolimerizável 3 faces</text:p>
          </table:table-cell>
          <table:table-cell office:value-type="float" office:value="11563902" calcext:value-type="float">
            <text:p>1156390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as Pereira do Prad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Finalização: Profilaxia</text:p>
          </table:table-cell>
          <table:table-cell office:value-type="float" office:value="11563902" calcext:value-type="float">
            <text:p>1156390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as Pereira do Prad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27" calcext:value-type="float">
            <text:p>99000027</text:p>
          </table:table-cell>
          <table:table-cell office:value-type="string" calcext:value-type="string">
            <text:p>Finalização: Raspagem para toda a boca</text:p>
          </table:table-cell>
          <table:table-cell office:value-type="float" office:value="11563902" calcext:value-type="float">
            <text:p>1156390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as Pereira do Prad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9000013" calcext:value-type="float">
            <text:p>99000013</text:p>
          </table:table-cell>
          <table:table-cell office:value-type="string" calcext:value-type="string">
            <text:p>Finalização: Exodontia</text:p>
          </table:table-cell>
          <table:table-cell office:value-type="float" office:value="11563902" calcext:value-type="float">
            <text:p>1156390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ca da Silva Queiroz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2" calcext:value-type="date">
            <text:p>22/3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Finalização: Profilaxia</text:p>
          </table:table-cell>
          <table:table-cell office:value-type="float" office:value="11229376" calcext:value-type="float">
            <text:p>1122937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ca da Silva Queiroz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2-22" calcext:value-type="date">
            <text:p>22/2/2022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85100030" calcext:value-type="float">
            <text:p>85100030</text:p>
          </table:table-cell>
          <table:table-cell office:value-type="string" calcext:value-type="string">
            <text:p>Finalização: Clareamento dentário de consultório</text:p>
          </table:table-cell>
          <table:table-cell office:value-type="float" office:value="11229376" calcext:value-type="float">
            <text:p>1122937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2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son Manoel de Jesus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17" calcext:value-type="date">
            <text:p>17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204862" calcext:value-type="float">
            <text:p>11204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son Manoel de Jesus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17" calcext:value-type="date">
            <text:p>17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204862" calcext:value-type="float">
            <text:p>11204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son Manoel de Jesus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17" calcext:value-type="date">
            <text:p>17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204862" calcext:value-type="float">
            <text:p>11204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son Manoel de Jesus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17" calcext:value-type="date">
            <text:p>17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204862" calcext:value-type="float">
            <text:p>11204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son Manoel de Jesus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17" calcext:value-type="date">
            <text:p>17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11204862" calcext:value-type="float">
            <text:p>11204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son Manoel de Jesus dos Santo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17" calcext:value-type="date">
            <text:p>17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MO</text:p>
          </table:table-cell>
          <table:table-cell office:value-type="float" office:value="851002180" calcext:value-type="float">
            <text:p>851002180</text:p>
          </table:table-cell>
          <table:table-cell office:value-type="string" calcext:value-type="string">
            <text:p>Finalização: Restauração em resina fotopolimerizável 3 faces</text:p>
          </table:table-cell>
          <table:table-cell office:value-type="float" office:value="11204862" calcext:value-type="float">
            <text:p>11204862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17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ssanda Rosa Fernandez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400262" calcext:value-type="float">
            <text:p>85400262</text:p>
          </table:table-cell>
          <table:table-cell office:value-type="string" calcext:value-type="string">
            <text:p>Finalização: Pino de fibra de vidro</text:p>
          </table:table-cell>
          <table:table-cell office:value-type="float" office:value="11270233" calcext:value-type="float">
            <text:p>1127023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ssanda Rosa Fernandez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1270233" calcext:value-type="float">
            <text:p>1127023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divaldo da Silva Arauj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9" calcext:value-type="date">
            <text:p>29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0056821" calcext:value-type="float">
            <text:p>1005682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divaldo da Silva Arauj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9" calcext:value-type="date">
            <text:p>29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0056821" calcext:value-type="float">
            <text:p>1005682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divaldo da Silva Arauj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9" calcext:value-type="date">
            <text:p>29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0056821" calcext:value-type="float">
            <text:p>1005682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divaldo da Silva Arauj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9" calcext:value-type="date">
            <text:p>29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0056821" calcext:value-type="float">
            <text:p>1005682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divaldo da Silva Arauj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9" calcext:value-type="date">
            <text:p>29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10056821" calcext:value-type="float">
            <text:p>1005682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divaldo da Silva Arauj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9" calcext:value-type="date">
            <text:p>29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MO</text:p>
          </table:table-cell>
          <table:table-cell office:value-type="float" office:value="851002180" calcext:value-type="float">
            <text:p>851002180</text:p>
          </table:table-cell>
          <table:table-cell office:value-type="string" calcext:value-type="string">
            <text:p>Finalização: Restauração em resina fotopolimerizável 3 faces</text:p>
          </table:table-cell>
          <table:table-cell office:value-type="float" office:value="10056821" calcext:value-type="float">
            <text:p>1005682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divaldo da Silva Arauj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9" calcext:value-type="date">
            <text:p>29/3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000039" calcext:value-type="float">
            <text:p>99000039</text:p>
          </table:table-cell>
          <table:table-cell office:value-type="string" calcext:value-type="string">
            <text:p>Finalização: Faceta</text:p>
          </table:table-cell>
          <table:table-cell office:value-type="float" office:value="10056821" calcext:value-type="float">
            <text:p>1005682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divaldo da Silva Arauj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03-29" calcext:value-type="date">
            <text:p>29/3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Finalização: Profilaxia</text:p>
          </table:table-cell>
          <table:table-cell office:value-type="float" office:value="10056821" calcext:value-type="float">
            <text:p>10056821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03-2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dras de Souz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12-09" calcext:value-type="date">
            <text:p>9/12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1474" calcext:value-type="float">
            <text:p>809147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2-0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dras de Souz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12-09" calcext:value-type="date">
            <text:p>9/12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1474" calcext:value-type="float">
            <text:p>809147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2-0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dras de Souz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12-09" calcext:value-type="date">
            <text:p>9/12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1474" calcext:value-type="float">
            <text:p>809147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2-0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dras de Souz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12-09" calcext:value-type="date">
            <text:p>9/12/2019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Finalização: Profilaxia</text:p>
          </table:table-cell>
          <table:table-cell office:value-type="float" office:value="8091474" calcext:value-type="float">
            <text:p>809147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2-0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dras de Souza Silva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12-09" calcext:value-type="date">
            <text:p>9/12/2019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85100030" calcext:value-type="float">
            <text:p>85100030</text:p>
          </table:table-cell>
          <table:table-cell office:value-type="string" calcext:value-type="string">
            <text:p>Finalização: Clareamento dentário de consultório</text:p>
          </table:table-cell>
          <table:table-cell office:value-type="float" office:value="8091474" calcext:value-type="float">
            <text:p>8091474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2-09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man Xavier Navarr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12-11" calcext:value-type="date">
            <text:p>11/12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9000013" calcext:value-type="float">
            <text:p>99000013</text:p>
          </table:table-cell>
          <table:table-cell office:value-type="string" calcext:value-type="string">
            <text:p>Finalização: Exodontia</text:p>
          </table:table-cell>
          <table:table-cell office:value-type="float" office:value="8091463" calcext:value-type="float">
            <text:p>809146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2-1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man Xavier Navarr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12-11" calcext:value-type="date">
            <text:p>11/12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99000013" calcext:value-type="float">
            <text:p>99000013</text:p>
          </table:table-cell>
          <table:table-cell office:value-type="string" calcext:value-type="string">
            <text:p>Finalização: Exodontia</text:p>
          </table:table-cell>
          <table:table-cell office:value-type="float" office:value="8091463" calcext:value-type="float">
            <text:p>809146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2-1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man Xavier Navarro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12-11" calcext:value-type="date">
            <text:p>11/12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1463" calcext:value-type="float">
            <text:p>809146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2-1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nestina Machado de Azeved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2" calcext:value-type="date">
            <text:p>12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9720043" calcext:value-type="float">
            <text:p>97200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nestina Machado de Azeved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2" calcext:value-type="date">
            <text:p>12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9720043" calcext:value-type="float">
            <text:p>97200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nestina Machado de Azeved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2" calcext:value-type="date">
            <text:p>12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9720043" calcext:value-type="float">
            <text:p>97200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nestina Machado de Azeved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2" calcext:value-type="date">
            <text:p>12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9720043" calcext:value-type="float">
            <text:p>97200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nestina Machado de Azeved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2" calcext:value-type="date">
            <text:p>12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9720043" calcext:value-type="float">
            <text:p>97200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nestina Machado de Azeved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2" calcext:value-type="date">
            <text:p>12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9720043" calcext:value-type="float">
            <text:p>97200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nestina Machado de Azeved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2" calcext:value-type="date">
            <text:p>12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9720043" calcext:value-type="float">
            <text:p>97200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nestina Machado de Azeved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2" calcext:value-type="date">
            <text:p>12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9720043" calcext:value-type="float">
            <text:p>97200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nestina Machado de Azeved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2" calcext:value-type="date">
            <text:p>12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9720043" calcext:value-type="float">
            <text:p>97200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nestina Machado de Azeved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2" calcext:value-type="date">
            <text:p>12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9720043" calcext:value-type="float">
            <text:p>97200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nestina Machado de Azeved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2" calcext:value-type="date">
            <text:p>12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DO</text:p>
          </table:table-cell>
          <table:table-cell office:value-type="float" office:value="851002180" calcext:value-type="float">
            <text:p>851002180</text:p>
          </table:table-cell>
          <table:table-cell office:value-type="string" calcext:value-type="string">
            <text:p>Finalização: Restauração em resina fotopolimerizável 3 faces</text:p>
          </table:table-cell>
          <table:table-cell office:value-type="float" office:value="9720043" calcext:value-type="float">
            <text:p>97200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nestina Machado de Azeved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2" calcext:value-type="date">
            <text:p>12/8/2021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Finalização: Profilaxia</text:p>
          </table:table-cell>
          <table:table-cell office:value-type="float" office:value="9720043" calcext:value-type="float">
            <text:p>97200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nestina Machado de Azevedo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1-08-12" calcext:value-type="date">
            <text:p>12/8/2021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9000012" calcext:value-type="float">
            <text:p>99000012</text:p>
          </table:table-cell>
          <table:table-cell office:value-type="string" calcext:value-type="string">
            <text:p>Finalização: Tratamento de canal</text:p>
          </table:table-cell>
          <table:table-cell office:value-type="float" office:value="9720043" calcext:value-type="float">
            <text:p>9720043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8-1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ka de Lima Maciel Barbosa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4607" calcext:value-type="float">
            <text:p>809460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ily Beatriz Xavier de Menez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07-03" calcext:value-type="date">
            <text:p>3/7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1517" calcext:value-type="float">
            <text:p>809151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ily Beatriz Xavier de Menez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07-03" calcext:value-type="date">
            <text:p>3/7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1517" calcext:value-type="float">
            <text:p>809151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ily Beatriz Xavier de Menez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07-03" calcext:value-type="date">
            <text:p>3/7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1517" calcext:value-type="float">
            <text:p>809151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ily Beatriz Xavier de Menez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07-03" calcext:value-type="date">
            <text:p>3/7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1517" calcext:value-type="float">
            <text:p>809151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ily Beatriz Xavier de Menez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07-03" calcext:value-type="date">
            <text:p>3/7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1517" calcext:value-type="float">
            <text:p>809151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ily Beatriz Xavier de Menez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07-03" calcext:value-type="date">
            <text:p>3/7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1517" calcext:value-type="float">
            <text:p>809151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ily Beatriz Xavier de Menez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07-03" calcext:value-type="date">
            <text:p>3/7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1517" calcext:value-type="float">
            <text:p>809151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ily Beatriz Xavier de Menez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07-03" calcext:value-type="date">
            <text:p>3/7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1517" calcext:value-type="float">
            <text:p>809151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ily Beatriz Xavier de Menez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07-03" calcext:value-type="date">
            <text:p>3/7/2019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1517" calcext:value-type="float">
            <text:p>809151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ily Beatriz Xavier de Menez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19-07-03" calcext:value-type="date">
            <text:p>3/7/2019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Finalização: Profilaxia</text:p>
          </table:table-cell>
          <table:table-cell office:value-type="float" office:value="8091517" calcext:value-type="float">
            <text:p>8091517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03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ete Simone Rodrigues Gonçalv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22" calcext:value-type="date">
            <text:p>22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1486" calcext:value-type="float">
            <text:p>809148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ete Simone Rodrigues Gonçalv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22" calcext:value-type="date">
            <text:p>22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1486" calcext:value-type="float">
            <text:p>809148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ete Simone Rodrigues Gonçalv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22" calcext:value-type="date">
            <text:p>22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1486" calcext:value-type="float">
            <text:p>809148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ete Simone Rodrigues Gonçalv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22" calcext:value-type="date">
            <text:p>22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1486" calcext:value-type="float">
            <text:p>809148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ete Simone Rodrigues Gonçalv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22" calcext:value-type="date">
            <text:p>22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1486" calcext:value-type="float">
            <text:p>809148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ete Simone Rodrigues Gonçalv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22" calcext:value-type="date">
            <text:p>22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1486" calcext:value-type="float">
            <text:p>809148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ete Simone Rodrigues Gonçalv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22" calcext:value-type="date">
            <text:p>22/11/2022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1486" calcext:value-type="float">
            <text:p>809148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ete Simone Rodrigues Gonçalves 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2-11-22" calcext:value-type="date">
            <text:p>22/11/2022</text:p>
          </table:table-cell>
          <table:table-cell office:value-type="string" calcext:value-type="string">
            <text:p>EA Servicos Odontologicos Eireli</text:p>
          </table:table-cell>
          <table:table-cell table:number-columns-repeated="2"/>
          <table:table-cell office:value-type="float" office:value="99000008" calcext:value-type="float">
            <text:p>99000008</text:p>
          </table:table-cell>
          <table:table-cell office:value-type="string" calcext:value-type="string">
            <text:p>Finalização: Profilaxia</text:p>
          </table:table-cell>
          <table:table-cell office:value-type="float" office:value="8091486" calcext:value-type="float">
            <text:p>8091486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-11-22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ete Alves Na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4415" calcext:value-type="float">
            <text:p>809441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ete Alves Na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4415" calcext:value-type="float">
            <text:p>809441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ete Alves Na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4415" calcext:value-type="float">
            <text:p>809441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ete Alves Na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4415" calcext:value-type="float">
            <text:p>809441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ete Alves Na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office:value-type="float" office:value="85100196" calcext:value-type="float">
            <text:p>85100196</text:p>
          </table:table-cell>
          <table:table-cell office:value-type="string" calcext:value-type="string">
            <text:p>Finalização: Restauração em resina fotopolimerizável 1 face</text:p>
          </table:table-cell>
          <table:table-cell office:value-type="float" office:value="8094415" calcext:value-type="float">
            <text:p>809441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ete Alves Naves</text:p>
          </table:table-cell>
          <table:table-cell table:style-name="ce1" office:value-type="date" office:date-value="2023-04-01" calcext:value-type="date">
            <text:p>1/4/2023</text:p>
          </table:table-cell>
          <table:table-cell table:style-name="ce1" office:value-type="date" office:date-value="2023-01-01" calcext:value-type="date">
            <text:p>1/1/2023</text:p>
          </table:table-cell>
          <table:table-cell office:value-type="string" calcext:value-type="string">
            <text:p>EA Servicos Odontologicos Eirel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</text:p>
          </table:table-cell>
          <table:table-cell office:value-type="float" office:value="85100200" calcext:value-type="float">
            <text:p>85100200</text:p>
          </table:table-cell>
          <table:table-cell office:value-type="string" calcext:value-type="string">
            <text:p>Finalização: Restauração em resina fotopolimerizável 2 faces</text:p>
          </table:table-cell>
          <table:table-cell office:value-type="float" office:value="8094415" calcext:value-type="float">
            <text:p>8094415</text:p>
          </table:table-cell>
          <table:table-cell office:value-type="float" office:value="9139" calcext:value-type="float">
            <text:p>9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1-01 00:00:00.000</text:p>
          </table:table-cell>
          <table:table-cell table:number-columns-repeated="1012"/>
        </table:table-row>
        <table:table-row table:style-name="ro1" table:number-rows-repeated="10478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6:11:56.059777209</meta:creation-date>
    <dc:date>2023-04-05T16:15:48.487274687</dc:date>
    <meta:editing-duration>PT3M53S</meta:editing-duration>
    <meta:editing-cycles>1</meta:editing-cycles>
    <meta:document-statistic meta:table-count="1" meta:cell-count="8848" meta:object-count="0"/>
    <meta:generator>LibreOffice/7.3.7.2$Linux_X86_64 LibreOffice_project/30$Build-2</meta:generator>
  </office:meta>
</office:document-meta>
</file>